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officeooo:paragraph-rsid="001c1033"/>
    </style:style>
    <style:style style:name="P2" style:family="paragraph" style:parent-style-name="Heading_20_2">
      <style:paragraph-properties fo:orphans="2" fo:widows="2"/>
      <style:text-properties style:font-name="DejaVu Serif" officeooo:paragraph-rsid="001d046b"/>
    </style:style>
    <style:style style:name="P3" style:family="paragraph" style:parent-style-name="Heading_20_1">
      <style:text-properties officeooo:paragraph-rsid="001c1033"/>
    </style:style>
    <style:style style:name="P4"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1c1033"/>
    </style:style>
    <style:style style:name="P5"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1d046b"/>
    </style:style>
    <style:style style:name="P6" style:family="paragraph" style:parent-style-name="Text_20_body">
      <style:paragraph-properties fo:orphans="2" fo:widows="2"/>
      <style:text-properties style:font-name="DejaVu Serif" officeooo:paragraph-rsid="001c1033"/>
    </style:style>
    <style:style style:name="T1" style:family="text">
      <style:text-properties officeooo:rsid="002ffa83"/>
    </style:style>
    <style:style style:name="T2" style:family="text">
      <style:text-properties officeooo:rsid="0018f451"/>
    </style:style>
    <style:style style:name="T3" style:family="text">
      <style:text-properties officeooo:rsid="001c1033"/>
    </style:style>
    <style:style style:name="T4" style:family="text">
      <style:text-properties officeooo:rsid="001d046b"/>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saias</text:h>
      <text:section text:style-name="Sect1" text:name="Seção543">
        <text:h text:style-name="P2" text:outline-level="2">ISAÍAS-[Capítulo <text:span text:style-name="T4">1</text:span>]</text:h>
        <text:p text:style-name="P6"><text:bookmark text:name="cap1103"/>1 A visão de Isaías, filho de Amoz, que ele teve a respeito de Judá e Jerusalém, nos dias de Uzias, Jotão, Acaz, e Ezequias, reis de Judá.</text:p>
        <text:p text:style-name="P4">2 Ouvi, ó céus, e dá ouvidos, ó terra, porque falou <text:s/>Iavé: Criei filhos, e os engrandeci, mas eles se rebelaram contra mim.</text:p>
        <text:p text:style-name="P4">3 O boi conhece o seu possuidor, e o jumento a manjedoura do seu dono; mas Israel não tem conhecimento, o meu povo não entende.</text:p>
        <text:p text:style-name="P4">4 Ah, nação pecadora, povo carregado de iniqüidade, descendência de malfeitores, filhos que praticam a corrupção! Deixaram a Iavé, desprezaram o Santo de Israel, voltaram para trás.</text:p>
        <text:p text:style-name="P4">5 Por que seríeis ainda castigados, que persistis na rebeldia? Toda a cabeça está enferma e todo o coração fraco.</text:p>
        <text:p text:style-name="P4">6 Desde a planta do pé até a cabeça não há nele coisa sã; há só feridas, contusões e chagas vivas; não foram espremidas, nem atadas, nem amolecidas com óleo.</text:p>
        <text:p text:style-name="P4">7 O vosso país está assolado; as vossas cidades abrasadas pelo fogo; a vossa terra os estranhos a devoram em vossa presença, e está devastada, como por uma pilhagem de estrangeiros.</text:p>
        <text:p text:style-name="P4">8 E a filha de Sião é deixada como a cabana na vinha, como a choupana no pepinal, como cidade sitiada.</text:p>
        <text:p text:style-name="P4">9 Se Iavé dos exércitos não nos deixara alguns sobreviventes, já como Sodoma seríamos, e semelhantes a Gomorra.</text:p>
        <text:p text:style-name="P4">10 Ouvi a palavra de Iavé, governadores de Sodoma; dai ouvidos à lei do nosso Deus, ó povo de Gomorra.</text:p>
        <text:p text:style-name="P4">11 De que me serve a mim a multidão de vossos sacrifícios? diz Iavé. Estou farto dos holocaustos de carneiros, e da gordura de animais cevados; e não me agrado do sangue de novilhos, nem de cordeiros, nem de bodes.</text:p>
        <text:p text:style-name="P4">12 Quando vindes para comparecerdes perante mim, quem requereu de vós isto, que viésseis pisar os meus átrios?</text:p>
        <text:p text:style-name="P4">13 Não continueis a trazer ofertas vãs; o incenso é para mim abominação. As luas novas, os sábados, e a convocação de assembléias ... não posso suportar a iniqüidade e o ajuntamento solene!</text:p>
        <text:p text:style-name="P4">14 As vossas luas novas, e as vossas festas fixas, a minha alma as aborrece; já me são pesadas; estou cansado de as sofrer.</text:p>
        <text:p text:style-name="P4">15 Quando estenderdes as vossas mãos, esconderei de vós os meus olhos; e ainda que multipliqueis as vossas orações, não as ouvirei; porque as vossas mãos estão cheias de sangue.</text:p>
        <text:p text:style-name="P4">16 Lavai-vos, purificai-vos; tirai de diante dos meus olhos a maldade dos vossos atos; cessai de fazer o mal;</text:p>
        <text:p text:style-name="P4">17 aprendei a fazer o bem; buscai a justiça, acabai com a opressão, fazei justiça ao órfão, defendei a causa da viúva.</text:p>
        <text:p text:style-name="P4">18 Vinde, pois, e arrazoemos, diz Iavé: ainda que os vossos pecados são como a escarlata, eles se tornarão brancos como a neve; ainda que são vermelhos como o carmesim, tornar-se-ão como a lã.</text:p>
        <text:p text:style-name="P4">19 Se quiserdes, e me ouvirdes, comereis o bem desta terra;</text:p>
        <text:p text:style-name="P4"><text:soft-page-break/>20 mas se recusardes, e fordes rebeldes, sereis devorados à espada; pois a boca de Iavé o disse.</text:p>
        <text:p text:style-name="P5">21 Como se fez prostituta a cidade fiel! ela que estava cheia de retidão! A justiça habitava nela, mas agora homicidas.</text:p>
        <text:p text:style-name="P5">22 A tua prata tornou-se em escória, o teu vinho se misturou com água.23 Os teus príncipes são rebeldes, e companheiros de ladrões; cada um deles ama as peitas, e anda atrás de presentes; não fazem justiça ao órfão, e não chega perante eles a causa da viúva.</text:p>
        <text:p text:style-name="P4">24 portanto diz Iavé Deus dos exércitos, o Poderoso de Israel: Ah! livrar-me-ei dos meus adversários, e vingar-me-ei dos meus inimigos.</text:p>
        <text:p text:style-name="P4">25 Voltarei contra ti a minha mão, e purificarei como com potassa a tua escória; e tirar-te-ei toda impureza;</text:p>
        <text:p text:style-name="P4">26 e te restituirei os teus juízes, como eram dantes, e os teus conselheiros, como no princípio, então serás chamada cidade de justiça, cidade fiel.</text:p>
        <text:p text:style-name="P4">27 Sião será resgatada pela justiça, e os seus convertidos, pela retidão.</text:p>
        <text:p text:style-name="P4">28 Mas os transgressores e os pecadores serão juntamente destruídos; e os que deixarem Iavé serão consumidos.</text:p>
        <text:p text:style-name="P4">29 Porque vos envergonhareis por causa dos terebintos de que vos agradastes, e sereis confundidos por causa dos jardins que escolhestes.</text:p>
        <text:p text:style-name="P4">30 Pois sereis como um carvalho cujas folhas são murchas, e como um jardim que não tem água.</text:p>
        <text:p text:style-name="P4">31 E o forte se tornará em estopa, e a sua obra em faísca; e ambos arderão juntamente, e não haverá quem os apague.</text:p>
      </text:section>
      <text:section text:style-name="Sect1" text:name="Seção544">
        <text:h text:style-name="P1" text:outline-level="2"><text:bookmark text:name="cap2101"/>ISAÍAS-[Capítulo 2]</text:h>
        <text:p text:style-name="P4">1 A visão que teve Isaías, filho de Amoz, a respeito de Judá e de Jerusalém.</text:p>
        <text:p text:style-name="P4">2 Acontecerá nos últimos dias que se firmará o monte da casa de Iavé, será estabelecido como o mais alto dos montes e se elevará por cima dos outeiros; e concorrerão a ele todas as nações.</text:p>
        <text:p text:style-name="P4">3 Irão muitos povos, e dirão: Vinde, e subamos ao monte de Iavé, à casa do Deus de Jacó, para que nos ensine os seus caminhos, e andemos nas suas veredas; porque de Sião sairá a lei, e de Jerusalém a palavra de Iavé.</text:p>
        <text:p text:style-name="P4">4 E ele julgará entre as nações, e repreenderá a muitos povos; e estes converterão as suas espadas em relhas de arado, e as suas lanças em foices; uma nação não levantará espada contra outra nação, nem aprenderão mais a guerra.</text:p>
        <text:p text:style-name="P4">5 Vinde, ó casa de Jacó, e andemos na luz de Iavé.</text:p>
        <text:p text:style-name="P4">6 Mas tu rejeitaste o teu povo, a casa de Jacó; porque estão cheios de adivinhadores do Oriente, e de agoureiros, como os filisteus, e fazem alianças com os filhos dos estrangeiros.</text:p>
        <text:p text:style-name="P4">7 A sua terra está cheia de prata e ouro, e são sem limite os seus tesouros; a sua terra está cheia de cavalos, e os seus carros não tem fim.</text:p>
        <text:p text:style-name="P4">8 Também a sua terra está cheia de ídolos; inclinam-se perante a obra das suas mãos, diante daquilo que os seus dedos fabricaram.</text:p>
        <text:p text:style-name="P4">9 Assim, pois, o homem é abatido, e o varão é humilhado; não lhes perdoes!</text:p>
        <text:p text:style-name="P4">10 Entra nas rochas, e esconde-te no pó, de diante da espantosa presença de Iavé e da glória da sua majestade.</text:p>
        <text:p text:style-name="P4">11 Os olhos altivos do homem serão abatidos, e a altivez dos varões será humilhada, e só Iavé será exaltado naquele dia.</text:p>
        <text:p text:style-name="P4"><text:soft-page-break/>12 Pois Iavé dos exércitos tem um dia contra todo soberbo e altivo, e contra todo o que se exalta, para que seja abatido;</text:p>
        <text:p text:style-name="P5">13 contra todos os cedros do Líbano, altos e sublimes; e contra todos os carvalhos de Basã;</text:p>
        <text:p text:style-name="P5">14 contra todos os montes altos, e contra todos os outeiros elevados;</text:p>
        <text:p text:style-name="P4">15 contra toda torre alta, e contra todo muro fortificado;</text:p>
        <text:p text:style-name="P4">16 e contra todos os navios de Társis, e contra toda a nau vistosa.</text:p>
        <text:p text:style-name="P4">17 E a altivez do homem será humilhada, e o orgulho dos varões se abaterá, e só Iavé será exaltado naquele dia.</text:p>
        <text:p text:style-name="P4">18 E os ídolos desaparecerão completamente.</text:p>
        <text:p text:style-name="P4">19 Então os homens se meterão nas cavernas das rochas, e nas covas da terra, por causa da presença espantosa de Iavé, e da glória da sua majestade, quando ele se levantar para assombrar a terra.</text:p>
        <text:p text:style-name="P4">20 Naquele dia o homem lançará às toupeiras e aos morcegos os seus ídolos de prata, e os seus ídolos de ouro, que fizeram para ante eles se prostrarem,</text:p>
        <text:p text:style-name="P4">21 para se meter nas fendas das rochas, e nas cavernas das penhas, por causa da presença espantosa de Iavé e da glória da sua majestade, quando ele se levantar para assombrar a terra.</text:p>
        <text:p text:style-name="P4">22 Deixai-vos pois do homem cujo fôlego está no seu nariz; porque em que se deve ele estimar?</text:p>
      </text:section>
      <text:section text:style-name="Sect1" text:name="Seção545">
        <text:h text:style-name="P1" text:outline-level="2"><text:bookmark text:name="cap340"/>ISAÍAS-[Capítulo 3]</text:h>
        <text:p text:style-name="P4">1 Porque eis que Iavé Deus dos exércitos está tirando de Jerusalém e de Judá o bordão e o cajado, isto é, todo o recurso de pão, e todo o recurso de água;</text:p>
        <text:p text:style-name="P4">2 o valente e o soldado, o juiz e o profeta, o adivinho e o ancião;</text:p>
        <text:p text:style-name="P4">3 o capitão de cinqüenta e o respeitável, o conselheiro, o artífice hábil e o encantador perito;</text:p>
        <text:p text:style-name="P4">4 e dar-lhes-ei meninos por príncipes, e crianças governarão sobre eles.</text:p>
        <text:p text:style-name="P4">5 O povo será oprimido; um será contra o outro, e cada um contra o seu próximo; o menino se atreverá contra o ancião, e o vil contra o nobre.</text:p>
        <text:p text:style-name="P4">6 Quando alguém pegar de seu irmão na casa de seu pai, dizendo: Tu tens roupa, tu serás o nosso príncipe, e tomarás sob a tua mão esta ruína.</text:p>
        <text:p text:style-name="P4">7 Naquele dia levantará este a sua voz, dizendo: Não quero ser médico; pois em minha casa não há pão nem roupa; não me haveis de constituir governador sobre o povo.</text:p>
        <text:p text:style-name="P4">8 Pois Jerusalém tropeçou, e Judá caiu; porque a sua língua e as suas obras são contra Iavé, para afrontarem a sua gloriosa presença.</text:p>
        <text:p text:style-name="P4">9 O aspecto do semblante dá testemunho contra eles; e, como Sodoma, publicam os seus pecados sem os disfarçar. Ai da sua alma! porque eles fazem mal a si mesmos.</text:p>
        <text:p text:style-name="P4">10 Dizei aos justos que bem lhes irá; porque comerão do fruto das suas obras.</text:p>
        <text:p text:style-name="P4">11 Ai do ímpio! mal lhe irá; pois se lhe fará o que as suas mãos fizeram.</text:p>
        <text:p text:style-name="P4">12 Quanto ao meu povo, crianças são os seus opressores, e mulheres dominam sobre eles. Ah, povo meu! os que te guiam te enganam, e destroem o caminho das tuas veredas.</text:p>
        <text:p text:style-name="P4">13 Iavé levanta-se para pleitear, e põe-se de pé para julgar os povos.</text:p>
        <text:p text:style-name="P4">14 Iavé entra em juízo contra os anciãos do seu povo, e contra os seus príncipes; sois vós que consumistes a vinha; o espólio do pobre está em vossas casas.</text:p>
        <text:p text:style-name="P4">15 Que quereis vós, que esmagais o meu povo e moeis o rosto do pobre? diz Iavé Deus dos exércitos.</text:p>
        <text:p text:style-name="P4"><text:soft-page-break/>16 Diz ainda mais Iavé: Porquanto as filhas de Sião são altivas, e andam de pescoço emproado, lançando olhares impudentes; e, ao andarem, vão de passos curtos, fazendo tinir os ornamentos dos seus pés;</text:p>
        <text:p text:style-name="P4">17 Iavé fará tinhosa a cabeça das filhas de Sião, e Iavé porá a descoberto a sua nudez.</text:p>
        <text:p text:style-name="P4">18 Naquele dia lhes trará Iavé o ornamento dos pés, e as coifas, e as luetas;</text:p>
        <text:p text:style-name="P4">19 os pendentes, e os braceletes, e os véus;</text:p>
        <text:p text:style-name="P4">20 os diademas, as cadeias dos artelhos, os cintos, as caixinhas de perfumes e os amuletos;</text:p>
        <text:p text:style-name="P4">21 os anéis, e as jóias pendentes do nariz;</text:p>
        <text:p text:style-name="P4">22 os vestidos de festa, e os mantos, e os xales, e os bolsos;</text:p>
        <text:p text:style-name="P4">23 os vestidos diáfanos, e as capinhas de linho, e os turbantes, e os véus.</text:p>
        <text:p text:style-name="P4">24 E será que em lugar de perfume haverá mau cheiro, e por cinto, uma corda; em lugar de encrespadura de cabelos, calvície; e em lugar de veste luxuosa, cinto de cilício; e queimadura em lugar de formosura.</text:p>
        <text:p text:style-name="P4">25 Teus varões cairão à espada, e teus valentes na guerra.</text:p>
        <text:p text:style-name="P4">26 E as portas da cidade gemerão e se carpirão e, desolada, ela se sentará no pó.</text:p>
      </text:section>
      <text:section text:style-name="Sect1" text:name="Seção546">
        <text:h text:style-name="P1" text:outline-level="2"><text:bookmark text:name="cap423"/>ISAÍAS-[Capítulo 4]</text:h>
        <text:p text:style-name="P4">1 Sete mulheres naquele dia lançarão mão dum só homem, dizendo: Nós comeremos do nosso pão, e nos vestiremos de nossos vestidos; tão somente queremos ser chamadas pelo teu nome; tira de nos a vergonha.</text:p>
        <text:p text:style-name="P4">2 Naquele dia o renovo de Iavé será cheio de beleza e de glória, e o fruto da terra excelente e formoso para os que escaparem de Israel.</text:p>
        <text:p text:style-name="P4">3 E será que aquele que ficar em Sião e permanecer em Jerusalém, será chamado santo, isto é, todo aquele que estiver inscrito entre os vivos em Jerusalém;</text:p>
        <text:p text:style-name="P4">4 Quando Iavé tiver lavado a imundícia das filhas de Sião, e tiver limpado o sangue de Jerusalém do meio dela com o espírito de justiça, e com o espírito de ardor.</text:p>
        <text:p text:style-name="P4">5 E criará Iavé sobre toda a extensão do monte Sião, e sobre as assembléias dela, uma nuvem de dia, e uma fumaça, e um resplendor de fogo flamejante de noite; porque sobre toda a glória se estenderá um dossel.</text:p>
        <text:p text:style-name="P4">6 Também haverá de dia um pavilhão para sombra contra o calor, e para refúgio e esconderijo contra a tempestade e a chuva.</text:p>
      </text:section>
      <text:section text:style-name="Sect1" text:name="Seção547">
        <text:h text:style-name="P1" text:outline-level="2"><text:bookmark text:name="cap518"/>ISAÍAS-[Capítulo 5]</text:h>
        <text:p text:style-name="P4">1 Ora, seja-me permitido cantar para o meu bem amado uma canção de amor a respeito da sua vinha. O meu amado possuía uma vinha num outeiro fertilíssimo.</text:p>
        <text:p text:style-name="P4">2 E, revolvendo-a com enxada e limpando-a das pedras, plantou- a de excelentes vides, e edificou no meio dela uma torre, e também construiu nela um lagar; e esperava que desse uvas, mas deu uvas bravas.</text:p>
        <text:p text:style-name="P4">3 Agora, pois, ó moradores de Jerusalém, e homens de Judá, julgai, vos peço, entre mim e a minha vinha.</text:p>
        <text:p text:style-name="P4">4 Que mais se podia fazer à minha vinha, que eu lhe não tenha feito? e por que, esperando eu que desse uvas, veio a produzir uvas bravas?</text:p>
        <text:p text:style-name="P4">5 Agora, pois, vos farei saber o que eu hei de fazer à minha vinha: tirarei a sua sebe, e será devorada; derrubarei a sua parede, e sera pisada;</text:p>
        <text:p text:style-name="P4">6 e a tornarei em deserto; não será podada nem cavada, mas crescerão nela sarças e espinheiro; e às nuvens darei ordem que não derramem chuva sobre ela.</text:p>
        <text:p text:style-name="P5"><text:soft-page-break/>7 Pois a vinha de Iavé dos exércitos é a casa de Israel, e os homens de Judá são a planta das suas delícias; e esperou que exercessem juízo, mas eis aqui derramamento de sangue; justiça, e eis aqui clamor.</text:p>
        <text:p text:style-name="P5">8 Ai dos que ajuntam casa a casa, dos que acrescentam campo a campo, até que não haja mais lugar, de modo que habitem sós no meio da terra!</text:p>
        <text:p text:style-name="P4">9 A meus ouvidos Iavé disse dos exércitos: Em verdade que muitas casas ficarão desertas, e até casas grandes e lindas sem moradores.</text:p>
        <text:p text:style-name="P4">10 E dez jeiras de vinha darão apenas um bato, e um hômer de semente não dará mais do que uma efa.</text:p>
        <text:p text:style-name="P4">11 Ai dos que se levantam cedo para correrem atrás da bebida forte e continuam até a noite, até que o vinho os esquente!</text:p>
        <text:p text:style-name="P4">12 Têm harpas e alaúdes, tamboris e pífanos, e vinho nos seus banquetes; porém não olham para a obra de Iavé, nem consideram as obras das mãos dele.</text:p>
        <text:p text:style-name="P4">13 Portanto o meu povo é levado cativo, por falta de entendimento; e os seus nobres estão morrendo de fome, e a sua multidão está seca de sede.</text:p>
        <text:p text:style-name="P4">14 Por isso <text:span text:style-name="T1">a cova</text:span> aumentou o seu apetite, e abriu a sua boca desmesuradamente; e para lá descem a glória deles, a sua multidão, a sua pompa, e os que entre eles se exultam.</text:p>
        <text:p text:style-name="P4">15 O homem se abate, e o varão se humilha, e os olhos dos altivos se abaixam.</text:p>
        <text:p text:style-name="P4">16 Mas Iavé dos exércitos é exaltado pelo juízo, e Deus, o Santo, é santificado em justiça.</text:p>
        <text:p text:style-name="P4">17 Então os cordeiros pastarão como em seus pastos; e nos campos desertos se apascentarão cevados e cabritos.</text:p>
        <text:p text:style-name="P4">18 Ai dos que puxam a iniqüidade com cordas de falsidade, e o pecado como com tirantes de carros!</text:p>
        <text:p text:style-name="P4">19 E dizem: Apresse-se Deus, avie a sua obra, para que a vejamos; e aproxime-se e venha o propósito do Santo de Israel, para que o conheçamos.</text:p>
        <text:p text:style-name="P4">20 Ai dos que ao mal chamam bem, e ao bem mal; que põem as trevas por luz, e a luz por trevas, e o amargo por doce, e o doce por amargo!</text:p>
        <text:p text:style-name="P4">21 Ai dos que são sábios a seus próprios olhos, e astutos em seu próprio conceito!</text:p>
        <text:p text:style-name="P4">22 Ai dos que são poderosos para beber vinho, e valentes para misturar bebida forte;</text:p>
        <text:p text:style-name="P4">23 dos que justificam o ímpio por peitas, e ao inocente lhe tiram o seu direito!</text:p>
        <text:p text:style-name="P4">24 Pelo que, como a língua de fogo consome o restolho, e a palha se desfaz na chama assim a raiz deles será como podridão, e a sua flor se esvaecerá como pó; porque rejeitaram a lei de Iavé dos exércitos, e desprezaram a palavra do santo de Israel,</text:p>
        <text:p text:style-name="P4">25 Por isso se acendeu a ira de Iavé contra o seu povo, e Iavé estendeu a sua mão contra ele, e o feriu; e as montanhas tremeram, e os seus cadáveres eram como lixo no meio das ruas; com tudo isto não tornou atrás a sua ira, mas ainda está estendida a sua mão.</text:p>
        <text:p text:style-name="P4">26 E ele arvorará um estandarte para as nações de longe, e lhes assobiará desde a extremidade da terra; e eis que virão muito apressadamente.</text:p>
        <text:p text:style-name="P4">27 Não há entre eles cansado algum nem quem tropece; ninguém cochila nem dorme; não se lhe desata o cinto dos lombos, nem se lhe quebra a correia dos sapatos.</text:p>
        <text:p text:style-name="P4">28 As suas flechas são agudas, e todos os seus arcos retesados; os cascos dos seus cavalos são reputados como pederneira, e as rodas dos seus carros qual redemoinho.</text:p>
        <text:p text:style-name="P4"><text:soft-page-break/>29 O seu rugido é como o do leão; rugem como filhos de leão; sim, rugem e agarram a presa, e a levam, e não há quem a livre.</text:p>
        <text:p text:style-name="P4">30 E bramarão contra eles naquele dia, como o bramido do mar; e se alguém olhar para a terra, eis que só verá trevas e angústia, e a luz se escurecerá nas nuvens sobre ela.</text:p>
      </text:section>
      <text:section text:style-name="Sect1" text:name="Seção548">
        <text:h text:style-name="P1" text:outline-level="2"><text:bookmark text:name="cap619"/>ISAÍAS-[Capítulo 6]</text:h>
        <text:p text:style-name="P4">1 No ano em que morreu o rei Uzias, eu vi Iavé assentado sobre um alto e sublime trono, e as orlas do seu manto enchiam o templo.</text:p>
        <text:p text:style-name="P4">2 Ao seu redor havia serafins; cada um tinha seis asas; com duas cobria o rosto, e com duas cobria os pés e com duas voava.</text:p>
        <text:p text:style-name="P4">3 E clamavam uns para os outros, dizendo: Santo, santo, santo é Iavé dos exércitos; a terra toda está cheia da sua glória.</text:p>
        <text:p text:style-name="P4">4 E as bases dos limiares moveram-se à voz do que clamava, e a casa se enchia de fumaça.</text:p>
        <text:p text:style-name="P4">5 Então disse eu: Ai de mim! pois estou perdido; porque sou homem de lábios impuros, e habito no meio dum povo de impuros lábios; e os meus olhos viram o rei, Iavé dos exércitos!</text:p>
        <text:p text:style-name="P4">6 Então voou para mim um dos serafins, trazendo na mão uma brasa viva, que tirara do altar com uma tenaz;</text:p>
        <text:p text:style-name="P4">7 e com a brasa tocou-me a boca, e disse: Eis que isto tocou os teus lábios; e a tua iniqüidade foi tirada, e perdoado o teu pecado.</text:p>
        <text:p text:style-name="P4">8 Depois disto ouvi a voz de Iavé, que dizia: A quem enviarei, e quem irá por nós? Então disse eu: Eis-me aqui, envia-me a mim.</text:p>
        <text:p text:style-name="P4">9 Disse, pois, ele: Vai, e dize a este povo: Ouvis, de fato, e não entendeis, e vedes, em verdade, mas não percebeis.</text:p>
        <text:p text:style-name="P4">10 Engorda o coração deste povo, e endurece-lhe os ouvidos, e fecha-lhe os olhos; para que ele não veja com os olhos, e ouça com os ouvidos, e entenda com o coração, e se converta, e seja sarado.</text:p>
        <text:p text:style-name="P4">11 Então disse eu: Até quando, Senhor? E respondeu: Até que sejam assoladas as cidades, e fiquem sem habitantes, e as casas sem moradores, e a terra seja de todo assolada,</text:p>
        <text:p text:style-name="P4">12 e Iavé tenha removido para longe dela os homens, e sejam muitos os lugares abandonados no meio da terra.</text:p>
        <text:p text:style-name="P4">13 Mas se ainda ficar nela a décima parte, tornará a ser consumida, como o terebinto, e como o carvalho, dos quais, depois de derrubados, ainda fica o toco. A santa semente é o seu toco.</text:p>
      </text:section>
      <text:section text:style-name="Sect1" text:name="Seção549">
        <text:h text:style-name="P1" text:outline-level="2"><text:bookmark text:name="cap718"/>ISAÍAS-[Capítulo 7]</text:h>
        <text:p text:style-name="P4">1 Sucedeu, pois, nos dias de Acaz, filho de Jotão, filho de Uzias, rei de Judá, que Rezim, rei da Síria, e Peca, filho de Remalias, rei de Israel, subiram a Jerusalém, para pelejarem contra ela, mas não a puderam conquistar.</text:p>
        <text:p text:style-name="P4">2 Quando deram aviso à casa de Davi, dizendo: A Síria fez aliança com Efraim; ficou agitado o coração de Acaz, e o coração do seu povo, como se agitam as árvores do bosque à força do vento.</text:p>
        <text:p text:style-name="P4">3 Então Iavé disse a Isaías: saí agora, tu e teu filho Sear-Jasube, ao encontro de Acaz, ao fim do aqueduto da piscina superior, na estrada do campo do lavandeiro,</text:p>
        <text:p text:style-name="P4">4 e dize-lhe: Acautela-te e aquieta-te; não temas, nem te desfaleça o coração por causa destes dois pedaços de tições fumegantes; por causa do ardor da ira de Rezim e da Síria, e do filho de Remalias.</text:p>
        <text:p text:style-name="P4"><text:soft-page-break/>5 Porquanto a Síria maquinou o mal contra ti, com Efraim e com o filho de Remalias, dizendo:</text:p>
        <text:p text:style-name="P4">6 Subamos contra Judá, e amedrontemo-lo, e demos sobre ele, tomando-o para nós, e façamos reinar no meio dele o filho de Tabeel.</text:p>
        <text:p text:style-name="P4">7 Assim diz Iavé Deus: Isto não subsistirá, nem tampouco acontecerá.</text:p>
        <text:p text:style-name="P4">8 Pois a cabeça da Síria é Damasco, e o cabeça de Damasco é Rezim; e dentro de sessenta e cinco anos Efraim será quebrantado, e deixará de ser povo.</text:p>
        <text:p text:style-name="P4">9 Entretanto a cabeça de Efraim será Samária, e o cabeça de Samária o filho de Remalias; se não o crerdes, certamente não haveis de permanecer.</text:p>
        <text:p text:style-name="P4">10 De novo falou Iavé com Acaz, dizendo:</text:p>
        <text:p text:style-name="P4">11 Pede para ti ao Iavé seu Deus um sinal; pede-o ou em baixo nas profundezas ou em cima nas alturas.</text:p>
        <text:p text:style-name="P4">12 Acaz, porém, respondeu: Não o pedirei nem porei à prova Iavé.</text:p>
        <text:p text:style-name="P4">13 Então disse Isaías: Ouvi agora, ó casa de Davi: Pouco vos é afadigardes os homens, que ainda afadigareis também ao meu Deus?</text:p>
        <text:p text:style-name="P4">14 Portanto Iavé mesmo vos dará um sinal: eis que uma virgem conceberá, e dará à luz um filho, e será o seu nome Emanuel.</text:p>
        <text:p text:style-name="P4">15 Manteiga e mel comerá, quando ele souber rejeitar o mal e escolher o bem.</text:p>
        <text:p text:style-name="P4">16 Pois antes que o menino saiba rejeitar o mal e escolher o bem, será desolada a terra dos dois reis perante os quais tu tremes de medo.</text:p>
        <text:p text:style-name="P4">17 Mas Iavé fará vir sobre ti, e sobre o teu povo e sobre a casa de teu pai, dias tais, quais nunca vieram, desde o dia em que Efraim se separou de Judá, isto é, fará vir o rei da Assíria.</text:p>
        <text:p text:style-name="P4">18 Naquele dia assobiará Iavé às moscas que há no extremo dos rios do Egito, e às abelhas que estão na terra da Assíria.</text:p>
        <text:p text:style-name="P4">19 E elas virão, e pousarão todas nos vales desertos e nas fendas das rochas, e sobre todos os espinheirais, e sobre todos os prados.</text:p>
        <text:p text:style-name="P4">20 Naquele dia rapará Iavé com uma navalha alugada, que está além do Rio, isto é, com o rei da Assíria, a cabeça e os cabelos dos pés; e até a barba arrancará.</text:p>
        <text:p text:style-name="P4">21 Sucederá naquele dia que um homem criará uma vaca e duas ovelhas;</text:p>
        <text:p text:style-name="P4">22 e por causa da abundância do leite que elas hão de dar, comerá manteiga; pois manteiga e mel comerá todo aquele que ficar de resto no meio da terra.</text:p>
        <text:p text:style-name="P4">23 Sucederá também naquele dia que todo lugar, em que antes havia mil vides, do valor de mil siclos de prata, será para sarças e para espinheiros.</text:p>
        <text:p text:style-name="P4">24 Com arco e flechas entrarão ali; porque as sarças e os espinheiros cobrirão toda a terra.</text:p>
        <text:p text:style-name="P4">25 Quanto a todos os outeiros que costumavam cavar com enxadas, para ali não chegarás, por medo das sarças e dos espinheiros; mas servirão de pasto para os bois, e serão pisados pelas ovelhas.</text:p>
      </text:section>
      <text:section text:style-name="Sect1" text:name="Seção550">
        <text:h text:style-name="P1" text:outline-level="2"><text:bookmark text:name="cap817"/>ISAÍAS-[Capítulo 8]</text:h>
        <text:p text:style-name="P4">1 Disse-me também Iavé: Toma uma tábua grande e escreve nela em caracteres legíveis: Maer-Salal-Has-Baz;</text:p>
        <text:p text:style-name="P4">2 tomei pois, comigo fiéis testemunhas, a Urias sacerdote, e a Zacarias, filho de Jeberequias.</text:p>
        <text:p text:style-name="P4">3 E fui ter com a profetisa; e ela concebeu, e deu à luz um filho; e Iavé me disse: Põe-lhe o nome de Maer-Salal-Has-Baz.</text:p>
        <text:p text:style-name="P4">4 Pois antes que o menino saiba dizer meu pai ou minha mãe, se levarão as riquezas de Damasco, e os despojos de Samária, diante do rei da Assíria.</text:p>
        <text:p text:style-name="P4"><text:soft-page-break/>5 E continuou Iavé a falar ainda comigo, dizendo:</text:p>
        <text:p text:style-name="P4">6 Porquanto este povo rejeitou as águas de Siloa, que correm brandamente, e se alegrou com Rezim e com o filho de Remalias,</text:p>
        <text:p text:style-name="P4"><text:soft-page-break/>7 eis que Iavé fará vir sobre eles as águas do Rio, fortes e impetuosas, isto é, o rei da Assíria, com toda a sua glória; e subirá sobre todos os seus leitos, e transbordará por todas as suas ribanceiras;</text:p>
        <text:p text:style-name="P4">8 e passará a Judá, inundando-o, e irá passando por ele e chegará até o pescoço; e a extensão de suas asas encherá a largura da tua terra, ó Emanuel.</text:p>
        <text:p text:style-name="P4">9 Exasperai-vos, ó povos, e sereis quebrantados; dai ouvidos, todos os que sois de terras longínquas; cingi-vos e sereis feitos em pedaços, cingi-vos e sereis feitos em pedaços;</text:p>
        <text:p text:style-name="P4"><text:soft-page-break/>10 Tomai juntamente conselho, e ele será frustrado; dizei uma palavra, e ela não subsistirá; porque Deus é conosco.</text:p>
        <text:p text:style-name="P4">11 Pois assim Iavé me falou, com sua forte mão deitada em mim, e me admoestou a que não andasse pelo caminho deste povo, dizendo:</text:p>
        <text:p text:style-name="P4">12 Não chameis conspiração a tudo quanto este povo chama conspiração; e não temais aquilo que ele teme, nem por isso vos assombreis.</text:p>
        <text:p text:style-name="P4">13 a Iavé dos exércitos, a ele santificai; e seja ele o vosso temor e seja ele o vosso assombro.</text:p>
        <text:p text:style-name="P4">14 Então ele vos será por santuário; mas servirá de pedra de tropeço, e de rocha de escândalo, às duas casas de Israel; de armadilha e de laço aos moradores de Jerusalém.</text:p>
        <text:p text:style-name="P4">15 E muitos dentre eles tropeçarão, e cairão, e serão quebrantados, e enlaçados, e presos.</text:p>
        <text:p text:style-name="P4">16 Ata o testemunho, sela a lei entre os meus discípulos.</text:p>
        <text:p text:style-name="P4">17 Esperarei <text:span text:style-name="T2">em </text:span><text:s/><text:span text:style-name="T2">Iavé</text:span>, que esconde o seu rosto da casa de Jacó, e a ele aguardarei.</text:p>
        <text:p text:style-name="P4">18 Eis-me aqui, com os filhos que me deu Iavé; são como sinais e portentos em Israel da parte de Iavé dos exércitos, que habita no monte Sião.</text:p>
        <text:p text:style-name="P4">19 Quando vos disserem: Consultai os que têm espíritos familiares e os feiticeiros, que chilreiam e murmuram, respondei: Acaso não consultará um povo a seu Deus? acaso a favor dos vivos consultará os mortos?</text:p>
        <text:p text:style-name="P4">20 A Lei e ao Testemunho! se eles não falarem segundo esta palavra, nunca lhes raiará a alva.</text:p>
        <text:p text:style-name="P4">21 E passarão pela terra duramente oprimidos e famintos; e, tendo fome, se agastarão, e amaldiçoarão o seu rei e o seu Deus, olhando para o céu em cima;</text:p>
        <text:p text:style-name="P4">22 e para a terra em baixo, e eis aí angústia e escuridão, tristeza da aflição; e para as trevas serão empurrados.</text:p>
      </text:section>
      <text:section text:style-name="Sect1" text:name="Seção551">
        <text:h text:style-name="P1" text:outline-level="2"><text:bookmark text:name="cap917"/>ISAÍAS-[Capítulo 9]</text:h>
        <text:p text:style-name="P4">1 Mas para a que estava aflita não haverá escuridão. Nos primeiros tempos, ele envileceu a terra de Zebulom, e a terra de Naftali; mas nos últimos tempos fará glorioso o caminho do mar, além do Jordão, a Galiléia dos gentios.</text:p>
        <text:p text:style-name="P4">2 O povo que andava em trevas viu uma grande luz; e sobre os que habitavam na terra de profunda escuridão resplandeceu a luz.</text:p>
        <text:p text:style-name="P4">3 Tu multiplicaste este povo, a alegria lhe aumentaste; todos se alegrarão perante ti, como se alegram na ceifa e como exultam quando se repartem os despojos.</text:p>
        <text:p text:style-name="P4">4 Porque tu quebraste o jugo da sua carga e o bordão do seu ombro, que é o cetro do seu opressor, como no dia de Midiã.</text:p>
        <text:p text:style-name="P4">5 Porque todo calçado daqueles que andavam no tumulto, e toda capa revolvida em sangue serão queimados, servindo de pasto ao fogo.</text:p>
        <text:p text:style-name="P4">6 Porque um menino nos nasceu, um filho se nos deu; e o governo estará sobre os seus ombros; e o seu nome será: Maravilhoso Conselheiro, Deus Forte, Pai Eterno, Príncipe da Paz.</text:p>
        <text:p text:style-name="P4">7 Do aumento do seu governo e da paz não haverá fim, sobre o trono de Davi e no seu reino, para o estabelecer e o fortificar em retidão e em justiça, desde agora e para sempre; o zelo de Iavé dos exércitos fará isso.</text:p>
        <text:p text:style-name="P4">8 Iavé enviou uma palavra a Jacó, e ela caiu em Israel.</text:p>
        <text:p text:style-name="P4">9 E todo o povo o saberá, Efraim e os moradores de Samária, os quais em soberba e altivez de coração dizem:</text:p>
        <text:p text:style-name="P4"><text:soft-page-break/>10 Os tijolos caíram, mas com cantaria tornaremos a edificar; cortaram-se os sicômoros, mas por cedros os substituiremos.</text:p>
        <text:p text:style-name="P4">11 Pelo que Iavé suscita contra eles os adversários de Rezim, e instiga os seus inimigos,</text:p>
        <text:p text:style-name="P4">12 os sírios do Oriente, e os filisteus do Ocidente; e eles devoram a Israel à boca escancarada. Com tudo isso não se apartou a sua ira, mas ainda está estendida a sua mão.</text:p>
        <text:p text:style-name="P4">13 Todavia o povo não se voltou para quem o feriu, nem buscou a Iavé dos exércitos.</text:p>
        <text:p text:style-name="P4">14 Pelo que Iavé cortou de Israel a cabeça e a cauda, o ramo e o junco, num mesmo dia.</text:p>
        <text:p text:style-name="P4">15 O ancião e o varão de respeito, esse é a cabeça; e o profeta que ensina mentiras, esse e a cauda.</text:p>
        <text:p text:style-name="P4">16 Porque os que guiam este povo o desencaminham; e os que por eles são guiados são devorados.</text:p>
        <text:p text:style-name="P4">17 Pelo que Iavé não se regozija nos seus jovens, e não se compadece dos seus órfãos e das suas viúvas; porque todos eles são profanos e malfeitores, e toda boca profere doidices. Com tudo isso não se apartou a sua ira, mas ainda está estendida a sua mão.</text:p>
        <text:p text:style-name="P4">18 Pois a impiedade lavra como um fogo que devora espinhos e abrolhos, e se ateia no emaranhado da floresta; e eles sobem ao alto em espessas nuvens de fumaça.</text:p>
        <text:p text:style-name="P4">19 Por causa da ira de Iavé dos exércitos a terra se queima, e o povo é como pasto do fogo; ninguém poupa ao seu irmão.</text:p>
        <text:p text:style-name="P4">20 Se colher da banda direita, ainda terá fome, e se comer da banda esquerda, ainda não se fartará; cada um comerá a carne de seu braço.</text:p>
        <text:p text:style-name="P4">21 Manassés será contra Efraim, e Efraim contra Manassés, e ambos eles serão contra Judá. Com tudo isso não se apartou a sua ira, mas ainda está estendida a sua mão.</text:p>
      </text:section>
      <text:section text:style-name="Sect1" text:name="Seção552">
        <text:h text:style-name="P1" text:outline-level="2"><text:bookmark text:name="cap1017"/>ISAÍAS-[Capítulo 10]</text:h>
        <text:p text:style-name="P4">1 Ai dos que decretam leis injustas, e dos escrivães que escrevem perversidades;</text:p>
        <text:p text:style-name="P4">2 para privarem da justiça os necessitados, e arrebatarem o direito aos aflitos do meu povo; para despojarem as viúvas e roubarem os órfãos!</text:p>
        <text:p text:style-name="P4">3 Mas que fareis vós no dia da visitação, e na desolação, que há de vir de longe? a quem recorrereis para obter socorro, e onde deixareis a vossa riqueza?</text:p>
        <text:p text:style-name="P4">4 Nada mais resta senão curvar-vos entre os presos, ou cair entre os mortos. Com tudo isso não se apartou a sua ira, mas ainda está estendida a sua mão.</text:p>
        <text:p text:style-name="P4">5 Ai da Assíria, a vara da minha ira, porque a minha indignação é como bordão nas suas mãos.</text:p>
        <text:p text:style-name="P4">6 Eu a envio contra uma nação ímpia; e contra o povo do meu furor lhe dou ordem, para tomar o despojo, para arrebatar a presa, e para os pisar aos pés, como a lama das ruas.</text:p>
        <text:p text:style-name="P4">7 Todavia ela não entende assim, nem o seu coração assim o imagina; antes no seu coração intenta destruir e desarraigar não poucas nações.</text:p>
        <text:p text:style-name="P4">8 Pois diz: Não são meus príncipes todos eles reis?</text:p>
        <text:p text:style-name="P4">9 Não é Calnó como Carquêmis? não é Hamate como Arpade? e Samária como Damasco?</text:p>
        <text:p text:style-name="P4">10 Do mesmo modo que a minha mão alcançou os reinos dos ídolos, ainda que as suas imagens esculpidas eram melhores do que as de Jerusalém e de Samária.</text:p>
        <text:p text:style-name="P4"><text:soft-page-break/>11 como fiz a Samária e aos seus ídolos, não o farei igualmente a Jerusalém e aos seus ídolos?</text:p>
        <text:p text:style-name="P4">12 Por isso acontecerá que, havendo Iavé acabado toda a sua obra no monte Sião e em Jerusalém, então castigará o rei da Assíria pela arrogância do seu coração e a pomba da altivez dos seus olhos.</text:p>
        <text:p text:style-name="P4">13 Porquanto diz ele: Com a força da minha mão o fiz, e com a minha sabedoria, porque sou entendido; eu removi os limites dos povos, e roubei os seus tesouros, e como valente abati os que se sentavam sobre tronos.</text:p>
        <text:p text:style-name="P4">14 E achou a minha mão as riquezas dos povos como a um ninho; e como se ajuntam os ovos abandonados, assim eu ajuntei toda a terra; e não houve quem movesse a asa, ou abrisse a boca, ou chilreasse.</text:p>
        <text:p text:style-name="P4">15 Porventura gloriar-se-á o machado contra o que corta com ele? ou se engrandecerá a serra contra o que a maneja? como se a vara movesse o que a levanta, ou o bordão levantasse aquele que não é pau!</text:p>
        <text:p text:style-name="P4">16 Pelo que Iavé Deus dos exércitos fará definhar os que entre eles são gordos, e debaixo da sua glória ateará um incêndio, como incêndio de fogo.</text:p>
        <text:p text:style-name="P4">17 A Luz de Israel virá a ser um fogo e o seu Santo uma labareda, que num só dia abrasará e consumirá os seus espinheiros e as suas sarças.</text:p>
        <text:p text:style-name="P4">18 Também consumirá a glória da sua floresta, e do seu campo fértil, desde a alma até o corpo; e será como quando um doente vai definhando.</text:p>
        <text:p text:style-name="P4">19 E o resto das árvores da sua floresta será tão pouco que um menino as poderá contar.</text:p>
        <text:p text:style-name="P4">20 E acontecerá naquele dia que o resto de Israel, e os que tiverem escapado da casa de Jacó, nunca mais se estribarão sobre aquele que os feriu; antes se estribarão lealmente sobre Iavé, o Santo de Israel.</text:p>
        <text:p text:style-name="P4">21 Um resto voltará; sim, o resto de Jacó voltará para o Deus forte.</text:p>
        <text:p text:style-name="P4">22 Porque ainda que o teu povo, ó Israel, seja como a areia do mar, só um resto dele voltará. Uma destruição está determinada, trasbordando de justiça.</text:p>
        <text:p text:style-name="P4">23 Pois uma destruição, e essa já determinada, Iavé Deus dos exércitos executará no meio de toda esta terra.</text:p>
        <text:p text:style-name="P4">24 Pelo que assim diz Iavé Deus dos exércitos: ó povo meu, que habitas em Sião, não temas a Assíria, quando te ferir com a vara, e contra ti levantar o seu bordão a maneira dos egípcios;</text:p>
        <text:p text:style-name="P4">25 porque daqui a bem pouco se cumprirá a minha indignação, e a minha ira servirá para os consumir.</text:p>
        <text:p text:style-name="P4">26 E Iavé dos exércitos suscitará contra ela um flagelo, como a matança de Midiã junto à rocha de Orebe; e a sua vara se estenderá sobre o mar, e ele a levantará como no Egito.</text:p>
        <text:p text:style-name="P4">27 E naquele dia a sua carga será tirada do teu ombro, e o seu jugo do teu pescoço; e o jugo será quebrado por causa da gordura.</text:p>
        <text:p text:style-name="P4">28 Os assírios já chegaram a Aiate, passaram por Migrom; em Micmás deixam depositada a sua bagagem;</text:p>
        <text:p text:style-name="P4">29 já atravessaram o desfiladeiro, já se alojam em Geba; Ramá treme, Gibeá de Saul já fugiu.</text:p>
        <text:p text:style-name="P4">30 Clama com alta voz, ó filha de Galim! Ouve, ó Laís! Responde-lhe, ó Anatote!</text:p>
        <text:p text:style-name="P4"><text:soft-page-break/>31 Já se foi Madmena; os moradores de Gebim procuram refúgio.</text:p>
        <text:p text:style-name="P4">32 Hoje mesmo parará em Nobe; sacudirá o punho contra o monte da filha de Sião, o outeiro de Jerusalém.</text:p>
        <text:p text:style-name="P4">33 Eis que Iavé Deus dos exércitos cortará os ramos com violência; e os de alta estatura serão cortados, e os elevados serão abatidos.</text:p>
        <text:p text:style-name="P4">34 E cortará com o ferro o emaranhado da floresta, e o Líbano cairá pela mão de um poderoso.</text:p>
      </text:section>
      <text:section text:style-name="Sect1" text:name="Seção553">
        <text:h text:style-name="P1" text:outline-level="2"><text:bookmark text:name="cap1120"/>ISAÍAS-[Capítulo 11]</text:h>
        <text:p text:style-name="P4">1 Então brotará um rebento do toco de Jessé, e das suas raízes um renovo frutificará.</text:p>
        <text:p text:style-name="P4">2 E repousará sobre ele o Espírito de Iavé, o espírito de sabedoria e de entendimento, o espírito de conselho e de fortaleza, o espírito de conhecimento e de temor de Iavé.</text:p>
        <text:p text:style-name="P4">3 E deleitar-se-á no temor de Iavé; e não julgará segundo a vista dos seus olhos, nem decidirá segundo o ouvir dos seus ouvidos;</text:p>
        <text:p text:style-name="P4">4 mas julgará com justiça os pobres, e decidirá com eqüidade em defesa dos mansos da terra; e ferirá a terra com a vara de sua boca, e com o sopro dos seus lábios matará o ímpio.</text:p>
        <text:p text:style-name="P4">5 A justiça será o cinto dos seus lombos, e a fidelidade o cinto dos seus rins.</text:p>
        <text:p text:style-name="P4">6 Morará o lobo com o cordeiro, e o leopardo com o cabrito se deitará; e o bezerro, e o leão novo e o animal cevado viverão juntos; e um menino pequeno os conduzirá.</text:p>
        <text:p text:style-name="P4">7 A vaca e a ursa pastarão juntas, e as suas crias juntas se deitarão; e o leão comerá palha como o boi.</text:p>
        <text:p text:style-name="P4">8 A criança de peito brincará sobre a toca da áspide, e a desmamada meterá a sua mão na cova do basilisco.</text:p>
        <text:p text:style-name="P4">9 Não se fará mal nem dano algum em todo o meu santo monte; porque a terra se encherá do conhecimento de Iavé, como as águas cobrem o mar.</text:p>
        <text:p text:style-name="P4">10 Naquele dia a raiz de Jessé será posta por estandarte dos povos, à qual recorrerão as nações; gloriosas lhe serão as suas moradas.</text:p>
        <text:p text:style-name="P4">11 Naquele dia Iavé tornará a estender a sua mão para adquirir outra vez e resto do seu povo, que for deixado, da Assíria, do Egito, de Patros, da Etiópia, de Elão, de Sinar, de Hamate, e das ilhas de mar.</text:p>
        <text:p text:style-name="P4">12 Levantará um pendão entre as nações e ajuntará os desterrados de Israel, e es dispersos de Judá congregará desde os quatro confins da terra.</text:p>
        <text:p text:style-name="P4">13 Também se esvaecerá a inveja de Efraim, e os vexadores de Judá serão desarraigados; Efraim não invejará a Judá e Judá não vexará a Efraim.</text:p>
        <text:p text:style-name="P4">14 Antes voarão sobre os ombros des filisteus ao Ocidente; juntos despojarão aos filhos do Oriente; em Edom e Moabe porão as suas mãos, e os filhos de Amom lhes obedecerão.</text:p>
        <text:p text:style-name="P4">15 E Iavé destruirá totalmente a língua do mar do Egito; e vibrará a sua mão contra o Rio com o seu vento abrasador, e, ferindo- o, dividi-lo-á em sete correntes, e fará que por ele passem a pé enxuto.</text:p>
        <text:p text:style-name="P4">16 Assim haverá caminho plano para e restante do seu povo, que voltar da Assíria, como houve para Israel no dia em que subiu da terra do Egito.</text:p>
      </text:section>
      <text:section text:style-name="Sect1" text:name="Seção554">
        <text:h text:style-name="P1" text:outline-level="2"><text:bookmark text:name="cap1218"/>ISAÍAS-[Capítulo 12]</text:h>
        <text:p text:style-name="P4">1 Dirás, pois, naquele dia: Graças te dou, o Iavé; porque, ainda que te iraste contra mim, a tua ira se retirou, e tu me confortaste.</text:p>
        <text:p text:style-name="P4"><text:soft-page-break/>2 Eis que Deus é a minha salvação; eu confiarei e não temerei porque Iavé, sim Iavé é a minha força e o meu cântico; e se tornou a minha salvação.</text:p>
        <text:p text:style-name="P4">3 Portanto com alegria tirareis águas das fontes da salvação.</text:p>
        <text:p text:style-name="P4">4 E direis naquele dia: Dai graças a Iavé, invocai o seu nome, fazei notórios os seus feitos entre os povos, proclamai quão excelso é o seu nome.</text:p>
        <text:p text:style-name="P4">5 Cantai a Iavé; porque fez coisas grandiosas; saiba-se isso em toda a terra.</text:p>
        <text:p text:style-name="P4">6 Exulta e canta de gozo, ó habitante de Sião; porque grande é o Santo de Israel no meio de ti.</text:p>
      </text:section>
      <text:section text:style-name="Sect1" text:name="Seção555">
        <text:h text:style-name="P1" text:outline-level="2"><text:bookmark text:name="cap1315"/>ISAÍAS-[Capítulo 13]</text:h>
        <text:p text:style-name="P4">1 Oráculo acerca de Babilônia, que Isaías, filho de Amoz, recebeu numa visão.</text:p>
        <text:p text:style-name="P4">2 Alçai uma bandeira sobre o monte escalvado; levantai a voz para eles; acenai-lhes com a mão, para que entrem pelas portas dos príncipes.</text:p>
        <text:p text:style-name="P4">3 Eu dei ordens aos meus consagrados; sim, já chamei os meus valentes para executarem a minha ira, os que exultam arrogantemente.</text:p>
        <text:p text:style-name="P4">4 Eis um tumulto sobre os montes, como o de grande multidão! Eis um tumulto de reinos, de nações congregadas! Iavé dos exércitos passa em revista o exército para a guerra.</text:p>
        <text:p text:style-name="P4">5 Vêm duma terra de longe, desde a extremidade do céu, Iavé e os instrumentos da sua indignação, para destruir toda aquela terra.</text:p>
        <text:p text:style-name="P4">6 Uivai, porque o dia de Iavé está perto; virá do Todo-Poderoso como assolação.</text:p>
        <text:p text:style-name="P4">7 Pelo que todas as mãos se debilitarão, e se derreterá o coração de todos os homens.</text:p>
        <text:p text:style-name="P4">8 E ficarão desanimados; e deles se apoderarão dores e ais; e se angustiarão, como a mulher que está de parto; olharão atônitos uns para os outros; os seus rostos serão rostos flamejantes.</text:p>
        <text:p text:style-name="P4">9 Eis que o dia de Iavé vem, horrendo, com furor e ira ardente; para pôr a terra em assolação e para destruir do meio dela os seus pecadores.</text:p>
        <text:p text:style-name="P4">10 Pois as estrelas do céu e as suas constelações não deixarão brilhar a sua luz; o sol se escurecerá ao nascer, e a lua não fará resplandecer a sua luz.</text:p>
        <text:p text:style-name="P4">11 E visitarei sobre o mundo a sua maldade, e sobre os ímpios a sua iniqüidade; e farei cessar a arrogância dos atrevidos, e abaterei a soberba dos cruéis.</text:p>
        <text:p text:style-name="P4">12 Farei que os homens sejam mais raros do que o ouro puro, sim mais raros do que o ouro fino de Ofir.</text:p>
        <text:p text:style-name="P4">13 Pelo que farei estremecer o céu, e a terra se movera do seu lugar, por causa do furor de Iavé dos exércitos, e por causa do dia da sua ardente ira.</text:p>
        <text:p text:style-name="P4">14 E como a corça quando é perseguida, e como a ovelha que ninguém recolhe, assim cada um voltará para o seu povo, e cada um fugirá para a sua terra.</text:p>
        <text:p text:style-name="P4">15 Todo o que for achado será traspassado; e todo o que for apanhado, cairá à espada.</text:p>
        <text:p text:style-name="P4">16 E suas crianças serão despedaçadas perante os seus olhos; as suas casas serão saqueadas, e as suas mulheres violadas.</text:p>
        <text:p text:style-name="P4">17 Eis que suscitarei contra eles os medos, que não farão caso da prata, nem tampouco no ouro terão prazer.</text:p>
        <text:p text:style-name="P4">18 E os seus arcos despedaçarão aos mancebos; e não se compadecerão do fruto do ventre; os seus olhos não pouparão as crianças.</text:p>
        <text:p text:style-name="P4">19 E Babilônia, a glória dos reinos, o esplendor e o orgulho dos caldeus, será como Sodoma e Gomorra, quando Deus as transtornou.</text:p>
        <text:p text:style-name="P4"><text:soft-page-break/>20 Nunca mais será habitada, nem nela morará alguém de geração em geração; nem o árabe armará ali a sua tenda; nem tampouco os pastores ali farão deitar os seus rebanhos.</text:p>
        <text:p text:style-name="P4">21 Mas as feras do deserto repousarão ali, e as suas casas se encherão de horríveis animais; e ali habitarão as avestruzes, e os sátiros pularão ali.</text:p>
        <text:p text:style-name="P4">22 As hienas uivarão nos seus castelos, e os chacais nos seus palácios de prazer; bem perto está o seu tempo, e os seus dias não se prolongarão.</text:p>
      </text:section>
      <text:section text:style-name="Sect1" text:name="Seção556">
        <text:h text:style-name="P1" text:outline-level="2"><text:bookmark text:name="cap1414"/>ISAÍAS-[Capítulo 14]</text:h>
        <text:p text:style-name="P4">1 Pois Iavé se compadecerá de Jacó, e ainda escolherá a Israel e os porá na sua própria terra; e ajuntar-se-ão com eles os estrangeiros, e se apegarão à casa de Jacó.</text:p>
        <text:p text:style-name="P4">2 E os povos os receberão, e os levarão aos seus lugares; e a casa de Israel os possuirá por servos e por servas, na terra de Iavé e cativarão aqueles que os cativaram, e dominarão os seus opressores.</text:p>
        <text:p text:style-name="P4">3 No dia em que Deus vier a dar-te descanso do teu trabalho, e do teu tremor, e da dura servidão com que te fizeram servir,</text:p>
        <text:p text:style-name="P4">4 proferirás esta parábola contra o rei de Babilônia, e dirás: Como cessou o opressor! como cessou a tirania!</text:p>
        <text:p text:style-name="P4">5 Já quebrantou Iavé o bastão dos ímpios e o cetro dos dominadores;</text:p>
        <text:p text:style-name="P4">6 cetro que feria os povos com furor, com açoites incessantes, e que em ira dominava as nações com uma perseguição irresistível.</text:p>
        <text:p text:style-name="P4">7 Toda a terra descansa, e está sossegada! Rompem em brados de júbilo.</text:p>
        <text:p text:style-name="P4">8 Até as faias se alegram sobre ti, e os cedros do Líbano, dizendo: Desde que tu caiste ninguém sobe contra nós para nos cortar.</text:p>
        <text:p text:style-name="P4">9 <text:span text:style-name="T1">A sepultura</text:span> desde o profundo se turbou por ti, para sair ao teu encontro na tua vinda; ele despertou por ti os mortos, todos os que eram príncipes da terra, e fez levantar dos seus tronos todos os que eram reis das nações.</text:p>
        <text:p text:style-name="P4">10 Estes todos responderão, e te dirão: Tu também estás fraco como nós, e te tornaste semelhante a nós.</text:p>
        <text:p text:style-name="P4">11 Está derrubada até <text:span text:style-name="T1">a cova</text:span> a tua pompa, o som dos teus alaúdes; os bichinhos debaixo de ti se estendem e os bichos te cobrem.</text:p>
        <text:p text:style-name="P4">12 Como caíste do céu, ó estrela da manhã, filha da alva! como foste lançado por terra tu que prostravas as nações!</text:p>
        <text:p text:style-name="P4">13 E tu dizias no teu coração: Eu subirei ao céu; acima das estrelas de Deus exaltarei o meu trono; e no monte da congregação me assentarei, nas extremidades do norte;</text:p>
        <text:p text:style-name="P4">14 subirei acima das alturas das nuvens, e serei semelhante ao Altíssimo.</text:p>
        <text:p text:style-name="P4">15 Contudo levado serás a <text:span text:style-name="T1">sepultura</text:span>, ao mais profundo do abismo.</text:p>
        <text:p text:style-name="P4">16 Os que te virem te contemplarão, considerar-te-ão, e dirão: É este o varão que fazia estremecer a terra, e que fazia tremer os reinos?</text:p>
        <text:p text:style-name="P4">17 Que punha o mundo como um deserto, e assolava as suas cidades? que a seus cativos não deixava ir soltos para suas casas?</text:p>
        <text:p text:style-name="P4">18 Todos os reis das nações, todos eles, dormem com glória, cada um no seu túmulo.</text:p>
        <text:p text:style-name="P4">19 Mas tu és lançado da tua sepultura, como um renovo abominável, coberto de mortos atravessados a espada, como os que descem às pedras da cova, como cadáver pisado aos pés.</text:p>
        <text:p text:style-name="P4"><text:soft-page-break/>20 Com eles não te reunirás na sepultura; porque destruíste a tua terra e mataste o teu povo. Que a descendência dos malignos não seja nomeada para sempre!</text:p>
        <text:p text:style-name="P4">21 Preparai a matança para os filhos por causa da maldade de seus pais, para que não se levantem, e possuam a terra, e encham o mundo de cidades.</text:p>
        <text:p text:style-name="P4">22 Levantar-me-ei contra eles, diz Iavé dos exércitos, e exterminarei de Babilônia o nome, e os sobreviventes, o filho, e o neto, diz Iavé.</text:p>
        <text:p text:style-name="P4">23 E reduzi-la-ei a uma possessão do ouriço, e a lagoas de águas; e varrê-la-ei com a vassoura da destruição, diz Iavé dos exércitos.</text:p>
        <text:p text:style-name="P4">24 Iavé dos exércitos jurou, dizendo: Como pensei, assim sucederá, e como determinei, assim se efetuará.</text:p>
        <text:p text:style-name="P4">25 Quebrantarei o assírio na minha terra e nas minhas montanhas o pisarei; então o seu jugo se apartará deles e a sua carga se desviará dos seus ombros.</text:p>
        <text:p text:style-name="P4">26 Este é o conselho que foi determinado sobre toda a terra; e esta é a mão que está estendida sobre todas as nações.</text:p>
        <text:p text:style-name="P4">27 Pois Iavé dos exércitos o determinou, e quem o invalidará? A sua mão estendida está, e quem a fará voltar atrás?</text:p>
        <text:p text:style-name="P4">28 No ano em que morreu o rei Acaz, veio este oráculo.</text:p>
        <text:p text:style-name="P4">29 Não te alegres, ó Filístia toda, por ser quebrada a vara que te feria; porque da raiz da cobra sairá um basilisco, e o seu fruto será uma serpente voadora.</text:p>
        <text:p text:style-name="P4">30 E os primogênitos dos pobres serão apascentados, e os necessitados se deitarão seguros; mas farei morrer de fome a tua raiz, e será destruído o teu restante.</text:p>
        <text:p text:style-name="P4">31 Uiva, ó porta; grita, ó cidade; tu, ó Filístia, estás toda derretida; porque do norte vem fumaça; e não há vacilante nas suas fileiras.</text:p>
        <text:p text:style-name="P4">32 Que se responderá pois aos mensageiros do povo? Que Iavé fundou a Sião, e que nela acharão refúgio os aflitos do seu povo.</text:p>
      </text:section>
      <text:section text:style-name="Sect1" text:name="Seção557">
        <text:h text:style-name="P1" text:outline-level="2"><text:bookmark text:name="cap1514"/>ISAÍAS-[Capítulo 15]</text:h>
        <text:p text:style-name="P4">1 Oráculo acerca de Moabe. Porque Ar foi destruída numa noite, Moabe está desfeita; porque Quir foi destruída numa noite, Moabe está desfeita.</text:p>
        <text:p text:style-name="P4">2 Subiu a filha de Dibom aos altos para chorar; por Nebo e por Medeba pranteia Moabe; em todas as cabeças há calva, e toda barba é rapada.</text:p>
        <text:p text:style-name="P4">3 Nas suas ruas cingem-se de saco; nos seus terraços e nas suas praças todos andam pranteando, e choram abundantemente.</text:p>
        <text:p text:style-name="P4">4 Assim Hesbom como Eleale andam gritando; até Jaaz se ouve a sua voz; por isso os armados de Moabe clamam; estremece-lhes a alma.</text:p>
        <text:p text:style-name="P4">5 O meu coração clama por causa de Moabe; fogem os seus nobres para Zoar, qual uma novilha de três anos; pois vão chorando pela encosta de Luíte; no caminho de Horonaim levantam um grito de destruição.</text:p>
        <text:p text:style-name="P4">6 As águas de Ninrim são desoladas; secou-se a relva, definhou a erva verde, e não há verdura alguma.</text:p>
        <text:p text:style-name="P4">7 Pelo que a abundância que ajuntaram, e o que guardaram, para além do ribeiro dos salgueiros o levam.</text:p>
        <text:p text:style-name="P4">8 Pois o pranto já rodeou os limites de Moabe; até Eglaim chegou o seu clamor, e ainda até Beer-Elim o seu rugido.</text:p>
        <text:p text:style-name="P4">9 Pois as águas de Dimom estão cheias de sangue; pelo que ainda acrescentarei mais a Dimom, um leão contra aqueles que escaparem de Moabe, e contra o restante que ficou na terra.</text:p>
      </text:section>
      <text:section text:style-name="Sect1" text:name="Seção558">
        <text:h text:style-name="P1" text:outline-level="2"><text:bookmark text:name="cap1615"/>ISAÍAS-[Capítulo 16]</text:h>
        <text:p text:style-name="P4"><text:soft-page-break/>1 Enviaram cordeiros ao governador da terra, desde Sela, pelo deserto, até o monte da filha de Sião.</text:p>
        <text:p text:style-name="P4">2 Pois como pássaros que vagueiam, como ninhada dispersa, assim são as filhas de Moabe junto aos vaus do Arnom.</text:p>
        <text:p text:style-name="P4">3 Dá conselhos, executa juízo; põe a tua sombra como a noite ao pino do meio-dia; esconde os desterrados, e não traias o fugitivo.</text:p>
        <text:p text:style-name="P4">4 Habitem entre vós os desterrados de Moabe; serve-lhes de refúgio perante a face do destruidor. Quando o homem violento tiver fim, e a destruição tiver cessado, havendo os opressores desaparecido de sobre a terra,</text:p>
        <text:p text:style-name="P4">5 então um trono será estabelecido em benignidade, e sobre ele no tabernáculo de Davi se assentará em verdade um que julgue, e que procure a justiça e se apresse a praticar a retidão.</text:p>
        <text:p text:style-name="P4">6 Ouvimos da soberba de Moabe, a soberbíssima; da sua arrogância, da sua soberba, e da sua insolência; de nada valem as suas jactâncias.</text:p>
        <text:p text:style-name="P4">7 portanto Moabe pranteará; prantearão todos por Moabe; pelos bolos de passas de Quir-Haresete suspirareis, inteiramente desanimados.</text:p>
        <text:p text:style-name="P4">8 porque os campos de Hesbom enfraqueceram, e a vinha de Sibma; os senhores des nações derrubaram os seus ramos, que chegaram a Jazer e penetraram no deserto; os seus rebentos se estenderam e passaram além do mar.</text:p>
        <text:p text:style-name="P4">9 Pelo que prantearei, com o pranto de Jazer, a vinha de Sibma; regar-te-ei com as minhas lágrimas, ó Hesbom e Eleale; porque sobre os teus frutos de verão e sobre a tua sega caiu o grito da batalha.</text:p>
        <text:p text:style-name="P4">10 A alegria e o regozijo são tirados do fértil campo, e nas vinhas não se canta, nem há júbilo algum; já não se pisam as uvas nos lagares. Eu fiz cessar os gritos da vindima.</text:p>
        <text:p text:style-name="P4">11 Pelo que minha alma lamenta por Moabe como harpa, e o meu íntimo por Quir-Heres.</text:p>
        <text:p text:style-name="P4">12 E será que, quando Moabe se apresentar, quando se cansar nos altos, e entrar no seu santuário a orar, nada alcançará.</text:p>
        <text:p text:style-name="P4">13 Essa é a palavra que Iavé falou no passado acerca de Moabe.</text:p>
        <text:p text:style-name="P4">14 Mas agora diz Iavé: Dentro de três anos, tais como os anos do jornaleiro, será envilecida a glória de Moabe, juntamente com toda a sua grande multidão; e os que lhe restarem serão poucos e débeis.</text:p>
      </text:section>
      <text:section text:style-name="Sect1" text:name="Seção559">
        <text:h text:style-name="P1" text:outline-level="2"><text:bookmark text:name="cap1713"/>ISAÍAS-[Capítulo 17]</text:h>
        <text:p text:style-name="P4">1 Oráculo acerca de Damasco. Eis que Damasco será tirada, para não mais ser cidade, e se tornará um montão de ruínas.</text:p>
        <text:p text:style-name="P4">2 As cidades de Aroer serão abandonadas; hão de ser para os rebanhos, que se deitarão sem haver quem os espante.</text:p>
        <text:p text:style-name="P4">3 E a fortaleza de Efraim cessará, como também o reino de Damasco e o resto da Síria; serão como a glória dos filhos de Israel, diz Iavé dos exércitos.</text:p>
        <text:p text:style-name="P4">4 E será diminuída naquele dia a glória de Jacó, e a gordura da sua carne desaparecerá.</text:p>
        <text:p text:style-name="P4">5 E será como o segador que colhe o trigo, e que com o seu braço sega as espigas; sim, será como quando alguém colhe espigas no vale de Refaim.</text:p>
        <text:p text:style-name="P4">6 Mas ainda ficarão nele alguns rabiscos, como no sacudir da oliveira: duas ou três azeitonas na mais alta ponta dos ramos, e quatro ou cinco nos ramos mais exteriores de uma árvore frutífera, diz Iavé Deus de Israel.</text:p>
        <text:p text:style-name="P4">7 Naquele dia atentará o homem para o seu Criador, e os seus olhos olharão para o Santo de Israel.</text:p>
        <text:p text:style-name="P4"><text:soft-page-break/>8 E não atentará para os altares, obra das suas mãos; nem olhará para o que fizeram seus dedos, para os aserins e para os altares do incenso.</text:p>
        <text:p text:style-name="P4">9 Naquele dia as suas cidades fortificadas serão como os lugares abandonados no bosque ou sobre o cume das montanhas, os quais foram abandonados ante os filhos de Israel; e haverá assolação.</text:p>
        <text:p text:style-name="P4">10 Porquanto te esqueceste do Deus da tua salvação, e não te lembraste da rocha da tua fortaleza; por isso, ainda que faças plantações deleitosas e ponhas nelas sarmentos de uma vide estranha,</text:p>
        <text:p text:style-name="P4">11 e as faças crescer no dia em que as plantares, e florescer na manhã desse dia, a colheita voará no dia da tribulação e das dores insofríveis.</text:p>
        <text:p text:style-name="P4">12 Ai do bramido de muitos povos que bramam como o bramido dos mares; e do rugido das nações que rugem como o rugido de impetuosas águas.</text:p>
        <text:p text:style-name="P4">13 Rugem as nações, como rugem as muitas águas; mas Deus as repreenderá, e elas fugirão para longe; e serão afugentadas como a pragana dos montes diante do vento e como a poeira num redemoinho diante do tufão.</text:p>
        <text:p text:style-name="P4">14 Ao anoitecer, eis o terror! e antes que amanheça eles já não existem. Esse é o quinhão daqueles que nos despojam, e a sorte daqueles que nos saqueiam.</text:p>
      </text:section>
      <text:section text:style-name="Sect1" text:name="Seção560">
        <text:h text:style-name="P1" text:outline-level="2"><text:bookmark text:name="cap1814"/>ISAÍAS-[Capítulo 18]</text:h>
        <text:p text:style-name="P4">1 Ai da terra do roçar das asas, que está além dos rios da Etiópia;</text:p>
        <text:p text:style-name="P4">2 que envia embaixadores por mar em navios de junco sobre as águas, dizendo: Ide, mensageiros velozes, a um povo de alta estatura e de tez luzidia, a um povo terrível desde o seu princípio, a uma nação forte e vitoriosa, cuja terra os rios dividem!</text:p>
        <text:p text:style-name="P4">3 Vede, todos vós, habitantes do mundo, e vós os moradores da terra, quando se arvorar a bandeira nos montes; e ouvi, quando se tocar a trombeta.</text:p>
        <text:p text:style-name="P4">4 Pois assim me disse Iavé: estarei quieto, olhando desde a minha morada, como o ardor do sol resplandecente, como a nuvem do orvalho no calor da sega.</text:p>
        <text:p text:style-name="P4">5 Pois antes da sega, quando acaba a flor e o gomo se torna uva prestes a amadurecer, ele cortará com foices os sarmentos e tirará os ramos, e os lançará fora.</text:p>
        <text:p text:style-name="P4">6 Serão deixados juntos para as aves dos montes e os animais da terra; e sobre eles veranearão as aves de rapina, e todos os animais da terra invernarão sobre eles.</text:p>
        <text:p text:style-name="P4">7 Naquele tempo será levado um presente a Iavé dos exércitos da parte dum povo alto e de tez luzidia, e dum povo terrível desde o seu princípio, uma nação forte e vitoriosa, cuja terra os rios dividem; um presente, sim, será levado ao lugar do nome de Iavé dos exércitos, ao monte Sião.</text:p>
      </text:section>
      <text:section text:style-name="Sect1" text:name="Seção561">
        <text:h text:style-name="P1" text:outline-level="2"><text:bookmark text:name="cap1914"/>ISAÍAS-[Capítulo 19]</text:h>
        <text:p text:style-name="P4">1 Profecia acerca do Egito. Eis que Iavé vem cavalgando numa nuvem ligeira, e entra no Egito; e os ídolos do Egito estremecerão diante dele, e o coração dos egípcios se derreterá dentro de si.</text:p>
        <text:p text:style-name="P4">2 Incitarei egípcios contra egípcios; e cada um pelejará contra o seu irmão, e cada um contra o seu próximo, cidade contra cidade, reino contra reino.</text:p>
        <text:p text:style-name="P4">3 E o espírito dos egípcios se esvaecerá dentro deles; eu destruirei o seu conselho; e eles consultarão os seus ídolos, e encantadores, e necromantes e feiticeiros.</text:p>
        <text:p text:style-name="P4">4 Pelo que entregarei os egípcios nas mãos de um senhor duro; e um rei rigoroso os dominará, diz Iavé Deus dos exércitos.</text:p>
        <text:p text:style-name="P4">5 e as águas do Nilo minguarão, e o rio se esgotará e secará.</text:p>
        <text:p text:style-name="P4"><text:soft-page-break/>6 Também os rios exalarão um fedor; diminuirão e secarão os canais do Egito; as canas e os juncos murcharão.</text:p>
        <text:p text:style-name="P4">7 Os prados junto ao Nilo, ao longo das suas margens, sim, tudo o que foi semeado junto dele secará, será arrancado, e deixará de existir.</text:p>
        <text:p text:style-name="P4">8 E os pescadores gemerão, e lamentarão todos os que lançam anzol ao Nilo, e desfalecerão os que estendem rede sobre as águas.</text:p>
        <text:p text:style-name="P4">9 Envergonhar-se-ão os que trabalham em linho fino, e os que tecem pano branco.</text:p>
        <text:p text:style-name="P4">10 E os que são as colunas do Egito serão esmagados, e todos os que trabalham, por salário serão entristecidos.</text:p>
        <text:p text:style-name="P4">11 Na verdade estultos são os príncipes de Zoã; o conselho dos mais sábios conselheiros de Faraó se embruteceu. Como pois a Faraó direis: Sou filho de sábios, filho de reis antigos?</text:p>
        <text:p text:style-name="P4">12 Onde estão agora os teus sábios? anunciem-te agora, e te façam saber o que Iavé dos exércitos determinou contra o Egito.</text:p>
        <text:p text:style-name="P4">13 Estultos tornaram-se os príncipes de Zoã, enganados estão os príncipes de Mênfis; fizeram errar o Egito, os que são a pedra de esquina das suas tribos.</text:p>
        <text:p text:style-name="P4">14 Iavé derramou no meio deles um espírito de confusão; e eles fizeram errar o Egito em todas as suas obras, como o bêbedo vai cambaleando no seu vômito.</text:p>
        <text:p text:style-name="P4">15 E não haverá para o Egito coisa alguma que possa fazer cabeça ou cauda, ramo ou junco.</text:p>
        <text:p text:style-name="P4">16 Naquele dia os egípcios serão como mulheres, e tremerão e temerão por vibrar Iavé dos exércitos a sua mão contra eles.</text:p>
        <text:p text:style-name="P4">17 E a terra de Judá será um espanto para o Egito; todo aquele a quem isso se anunciar se assombrará, por causa do propósito que Iavé dos exércitos determinou contra eles.</text:p>
        <text:p text:style-name="P4">18 Naquele dia haverá cinco cidades na terra do Egito que falem a língua de Canaã e façam juramento a Iavé dos exércitos. Uma destas se chamará Cidade de destruição.</text:p>
        <text:p text:style-name="P4">19 Naquele dia haverá um altar dedicado a Iavé no meio da terra do Egito, e uma coluna se erigirá a Iavé, na sua fronteira.</text:p>
        <text:p text:style-name="P4">20 E servirá isso de sinal e de testemunho a Iavé dos exércitos na terra do Egito; quando clamarem a Iavé por causa dos opressores, ele lhes enviará um salvador, que os defenderá e os livrará.</text:p>
        <text:p text:style-name="P4">21 E Iavé se dará a conhecer ao Egito e os egípcios conhecerão a Iavé naquele dia, e o adorarão com sacrifícios e ofertas, e farão votos a Iavé, e os cumprirão.</text:p>
        <text:p text:style-name="P4">22 E ferirá Iavé aos egípcios; feri-los-á, mas também os curará; e eles se voltarão para Iavé, que ouvirá as súplicas deles e os curará.</text:p>
        <text:p text:style-name="P4">23 Naquele dia haverá estrada do Egito até a Assíria, e os assírios virão ao Egito, e os egípcios irão à Assíria; e os egípcios adorarão com os assírios.</text:p>
        <text:p text:style-name="P4">24 Naquele dia Israel será o terceiro com os egipcios e os assirios, uma benção no meio da terra;</text:p>
        <text:p text:style-name="P4">25 porquanto Iavé dos exércitos os tem abençoado, dizendo: Bem-aventurado seja o Egito, meu povo, e a Assíria, obra de minhas mãos, e Israel, minha herança.</text:p>
      </text:section>
      <text:section text:style-name="Sect1" text:name="Seção562">
        <text:h text:style-name="P1" text:outline-level="2"><text:bookmark text:name="cap2014"/>ISAÍAS-[Capítulo 20]</text:h>
        <text:p text:style-name="P4">1 No ano em que Tartã, enviado por Sargão, rei da Assíria, veio a Asdode, e guerreou contra Asdode, e a tomou;</text:p>
        <text:p text:style-name="P4"><text:soft-page-break/>2 falou Iavé, naquele tempo, por intermédio de Isaías, filho de Amoz, dizendo: Vai, solta o cilício de teus lombos, e descalça os sapatos dos teus pés. E ele assim o fez, andando nu e descalço.</text:p>
        <text:p text:style-name="P4">3 Então disse Iavé: Assim como o meu servo Isaías andou três anos nu e descalço, por sinal e portento contra o Egito e contra a Etiópia,</text:p>
        <text:p text:style-name="P4">4 assim o rei da Assíria levará em cativeiro os presos do Egito, e os exilados da Etiópia, tanto moços como velhos, nus e descalços, e com as nádegas descobertas, para vergonha do Egito.</text:p>
        <text:p text:style-name="P4">5 E assombrar-se-ão, e envergonhar-se-ão por causa da Etiopia, sua esperança, e do Egito, sua glória.</text:p>
        <text:p text:style-name="P4">6 Então os moradores desta região litorânea dirão naquele dia: Vede que tal é a nossa esperança, aquilo que buscamos por socorro, para nos livrarmos do rei da Assíria! Como pois escaparemos nós?</text:p>
      </text:section>
      <text:section text:style-name="Sect1" text:name="Seção563">
        <text:h text:style-name="P1" text:outline-level="2"><text:bookmark text:name="cap2118"/>ISAÍAS-[Capítulo 21]</text:h>
        <text:p text:style-name="P4">1 Oráculo acerca do deserto do mar. Como os tufões de vento do sul, que tudo assolam, aí vem do deserto, duma terra horrível.</text:p>
        <text:p text:style-name="P4">2 Dura visão me foi manifesta: o pérfido trata perfidamente, e o destruidor anda destruindo. Sobe, ó Elão, sitia, ó Média; já fiz cessar todo o seu gemido.</text:p>
        <text:p text:style-name="P4">3 Pelo que os meus lombos estão cheios de angústia; dores apoderaram-se de mim como as dores de mulher na hora do parto; estou tão atribulado que não posso ouvir, e tão desfalecido que não posso ver.</text:p>
        <text:p text:style-name="P4">4 O meu coração se agita, o horror apavora-me; o crepúsculo, que desejava, tem-se-me tornado em tremores.</text:p>
        <text:p text:style-name="P4">5 Eles põem a mesa, estendem os tapetes, comem, bebem. Levantai-vos, príncipes, e ungi o escudo.</text:p>
        <text:p text:style-name="P4">6 Porque assim me disse Iavé: Vai, põe uma sentinela; e ela que diga o que vir.</text:p>
        <text:p text:style-name="P4">7 Quando vir uma tropa de cavaleiros de dois a dois, uma tropa de jumentos, ou uma tropa de camelos, escute a sentinela atentamente com grande cuidado.</text:p>
        <text:p text:style-name="P4">8 Então clamou aquele que viu: Senhor, sobre a torre de vigia estou em pé continuamente de dia, e de guarda me ponho todas as noites.</text:p>
        <text:p text:style-name="P4">9 E eis aqui agora vem uma tropa de homens, cavaleiros de dois a dois. Então ele respondeu e disse: Caiu, caiu Babilônia; e todas as imagens esculpidas de seus deuses são despedaçadas até o chão.</text:p>
        <text:p text:style-name="P4">10 Ah, malhada minha, e trigo da minha eira! o que ouvi de Iavé dos exércitos, Deus de Israel, isso vos tenho anunciado.</text:p>
        <text:p text:style-name="P4">11 Oráculo acerca de Dumá. Alguém clama a mim de Seir: Guarda, que horas são da noite? guarda, que horas são da noite?</text:p>
        <text:p text:style-name="P4">12 Respondeu o guarda: Vem a manhã, e também a noite; se quereis perguntar, perguntai; voltai, vinde.</text:p>
        <text:p text:style-name="P4">13 Oráculo contra a Arábia. Nos bosques da Arábia passareis a noite, ó caravanas de dedanitas.</text:p>
        <text:p text:style-name="P4">14 Saí com água ao encontro dos sedentos; ó moradores da terra de Tema, saí com pão ao encontro dos fugitivos.</text:p>
        <text:p text:style-name="P4">15 pois fogem diante das espadas, diante da espada desembainhada, e diante do arco armado, e diante da pressão da guerra.</text:p>
        <text:p text:style-name="P4">16 porque assim me disse Iavé: Dentro de um ano, tal como os anos de jornaleiro, toda a glória de Quedar esvaecerá.</text:p>
        <text:p text:style-name="P4"><text:soft-page-break/>17 e os restantes do número dos flecheiros, os valentes dos filhos de Quedar, serão diminuídos; porque assim o disse Iavé, Deus de Israel.</text:p>
      </text:section>
      <text:section text:style-name="Sect1" text:name="Seção564">
        <text:h text:style-name="P1" text:outline-level="2"><text:bookmark text:name="cap2216"/>ISAÍAS-[Capítulo 22]</text:h>
        <text:p text:style-name="P4">1 Oráculo acerca do vale da visão. Que tens agora, pois que com todos os teus subiste aos telhados?</text:p>
        <text:p text:style-name="P4">2 e tu que estás cheia de clamor, cidade turbulenta, cidade alegre; os teus mortos não são mortos à espada, nem mortos em guerra.</text:p>
        <text:p text:style-name="P4">3 Todos os teus homens principais juntamente fugiram, sem o arco foram presos; todos os que em ti se acharam, foram presos juntamente, embora tivessem fugido para longe.</text:p>
        <text:p text:style-name="P4">4 Portanto digo: Desviai de mim a vista, e chorarei amargamente; não vos canseis mais em consolar-me pela destruição da filha do meu povo.</text:p>
        <text:p text:style-name="P4">5 Porque dia de destroço, de atropelamento, e de confusão é este da partede Iavé Deus dos exércitos, no vale da visão; um derrubar de muros, e um clamor até as montanhas.</text:p>
        <text:p text:style-name="P4">6 Elão tomou a aljava, juntamente com carros e cavaleiros, e Quir descobriu os escudos.</text:p>
        <text:p text:style-name="P4">7 Os teus mais formosos vales ficaram cheios de carros, e os cavaleiros postaram-se contra as portas.</text:p>
        <text:p text:style-name="P4">8 Tirou-se a cobertura de Judá; e naquele dia olhaste para as armas da casa do bosque.</text:p>
        <text:p text:style-name="P4">9 E vistes que as brechas da cidade de Davi eram muitas; e ajuntastes as águas da piscina de baixo;</text:p>
        <text:p text:style-name="P4">10 e contastes as casas de Jerusalém, e derrubastes as casas, para fortalecer os muros;</text:p>
        <text:p text:style-name="P4">11 fizestes também um reservatório entre os dois muros para as águas da piscina velha; mas não olhastes para aquele que o tinha feito, nem considerastes o que o formou desde a antiguidade.</text:p>
        <text:p text:style-name="P4">12 Iavé Deus dos exércitos vos convidou naquele dia para chorar e prantear, para rapar a cabeça e cingir o cilício;</text:p>
        <text:p text:style-name="P4">13 mas eis aqui gozo e alegria; matam-se bois, degolam-se ovelhas, come-se carne, bebe-se vinho, e se diz: Comamos e bebamos, porque amanhã morreremos.</text:p>
        <text:p text:style-name="P4">14 Mas Iavé dos exércitos revelou-se aos meus ouvidos, dizendo: Certamente esta maldade não se vos perdoará até que morrais, diz Iavé Deus dos exércitos.</text:p>
        <text:p text:style-name="P4">15 Assim diz Iavé Deus dos exércitos: Anda, vai ter com esse administrador, Sebna, o mordomo, e pergunta-lhe:</text:p>
        <text:p text:style-name="P4">16 Que fazes aqui? ou que parente tens tu aqui, para que cavasses aqui uma sepultura? Cavando em lugar alto a tua sepultura, cinzelando na rocha morada para ti mesmo!</text:p>
        <text:p text:style-name="P4">17 Eis que Iavé te arrojará violentamente, ó homem forte, e seguramente te prenderá.</text:p>
        <text:p text:style-name="P4">18 Certamente te enrolará como uma bola, e te lançará para um país espaçoso. Ali morrerás, e ali irão os teus magníficos carros, ó tu, vergonha da casa do teu senhor.</text:p>
        <text:p text:style-name="P4">19 E demitir-te-ei do teu posto; e da tua categoria serás derrubado.</text:p>
        <text:p text:style-name="P4">20 Naquele dia chamarei a meu servo Eliaquim, filho de Hilquias,</text:p>
        <text:p text:style-name="P4">21 e vesti-lo-ei da tua túnica, e cingi-lo-ei com o teu cinto, e entregarei nas suas mãos o teu governo; e ele será como pai para os moradores de Jerusalém, e para a casa de Judá.</text:p>
        <text:p text:style-name="P4"><text:soft-page-break/>22 Porei a chave da casa de Davi sobre o seu ombro; ele abrirá, e ninguém fechará; fechará, e ninguém abrirá.</text:p>
        <text:p text:style-name="P4">23 E fixá-lo-ei como a um prego num lugar firme; e será como um trono de honra para a casa de seu pai.</text:p>
        <text:p text:style-name="P4">24 Nele, pois, pendurarão toda a glória da casa de seu pai, a prole e a progênie, todos os vasos menores, desde as taças até os jarros.</text:p>
        <text:p text:style-name="P4">25 Naquele dia, diz Iavé dos exércitos, cederá o prego fincado em lugar firme; será cortado, e cairá; e a carga que nele estava se desprenderá, porque Iavé o disse.</text:p>
      </text:section>
      <text:section text:style-name="Sect1" text:name="Seção565">
        <text:h text:style-name="P1" text:outline-level="2"><text:bookmark text:name="cap2316"/>ISAÍAS-[Capítulo 23]</text:h>
        <text:p text:style-name="P4">1 Oráculo acerca de Tiro. Uivai, navios de Társis, porque ela está desolada, a ponto de não haver nela casa nem abrigo; desde a terra de Quitim lhes foi isso revelado.</text:p>
        <text:p text:style-name="P4">2 Calai-vos, moradores do litoral, vós a quem encheram os mercadores de Sidom, navegando pelo mar.</text:p>
        <text:p text:style-name="P4">3 Por sobre grandes águas foi-lhe trazida a sua provisão, a semente de Sior, a ceifa do Nilo; e ela se tornou a feira das nações.</text:p>
        <text:p text:style-name="P4">4 Envergonha-te, ó Sidom; porque o mar falou, a fortaleza do mar disse: Eu não tive dores de parto, nem dei à luz, nem ainda criei mancebos, nem eduquei donzelas.</text:p>
        <text:p text:style-name="P4">5 Quando a notícia chegar ao Egito, assim haverá dores quando se ouvirem as notícias de Tiro.</text:p>
        <text:p text:style-name="P4">6 Passai a Társis; uivai, moradores do litoral.</text:p>
        <text:p text:style-name="P4">7 É esta, porventura, a vossa cidade alegre, cuja origem é dos dias antigos, cujos pés a levavam para longe a peregrinar?</text:p>
        <text:p text:style-name="P4">8 Quem formou este desígnio contra Tiro, distribuidora de coroas, cujos mercadores eram príncipes e cujos negociantes eram os mais nobres da terra?</text:p>
        <text:p text:style-name="P4">9 Iavé dos exércitos formou este desígnio para denegrir a soberba de toda a glória, e para reduzir à ignomínia os ilustres da terra.</text:p>
        <text:p text:style-name="P4">10 Inunda como o Nilo a tua terra, ó filha de Társis; já não há mais o que te refreie.</text:p>
        <text:p text:style-name="P4">11 Ele estendeu a sua mão sobre o mar, e abalou os reinos; Iavé deu mandado contra Canaã, para destruir as suas fortalezas.</text:p>
        <text:p text:style-name="P4">12 E disse: Não continuarás mais a te regozijar, ó oprimida donzela, filha de Sidom; levanta-te, passa a Chipre, e ainda ali não terás descanso.</text:p>
        <text:p text:style-name="P4">13 Eis a terra dos caldeus! este é o povo, não foi a Assíria. Destinou a Tiro para as feras do deserto; levantaram as suas torres de sítio; derrubaram os palácios dela; a ruínas a reduziu.</text:p>
        <text:p text:style-name="P4">14 Uivai, navios de Társis; porque está desolada a vossa fortaleza.</text:p>
        <text:p text:style-name="P4">15 Naquele dia Tiro será posta em esquecimento por setenta anos, conforme os dias dum rei; mas depois de findos os setenta anos, sucederá a Tiro como se diz na canção da prostituta.</text:p>
        <text:p text:style-name="P4">16 Toma a harpa, rodeia a cidade, ó prostituta, entregue ao esquecimento; toca bem, canta muitos cânticos, para que haja memória de ti.</text:p>
        <text:p text:style-name="P4">17 No fim de setenta anos Iavé visitará a Tiro, e ela tornará à sua ganância de prostituta, e fornicará com todos os reinos que há sobre a face da terra.</text:p>
        <text:p text:style-name="P4">18 E será consagrado a Iavé o seu comércio e a sua ganância de prostituta; não se entesourará, nem se guardará; mas o seu comércio será para os que habitam perante Iavé, para que comam suficientemente; e tenham vestimenta esplêndida.</text:p>
      </text:section>
      <text:section text:style-name="Sect1" text:name="Seção566">
        <text:h text:style-name="P1" text:outline-level="2"><text:bookmark text:name="cap2416"/>ISAÍAS-[Capítulo 24]</text:h>
        <text:p text:style-name="P4"><text:soft-page-break/>1 Eis que Iavé esvazia a terra e a desola, transtorna a sua superfície e dispersa os seus moradores.</text:p>
        <text:p text:style-name="P4">2 E o que suceder ao povo, sucederá ao sacerdote; ao servo, como ao seu senhor; à serva, como à sua senhora; ao comprador, como ao vendedor; ao que empresta, como ao que toma emprestado; ao que recebe usura, como ao que paga usura.</text:p>
        <text:p text:style-name="P4">3 De todo se esvaziará a terra, e de todo será saqueada, porque Iavé pronunciou esta palavra.</text:p>
        <text:p text:style-name="P4">4 A terra pranteia e se murcha; o mundo enfraquece e se murcha; enfraquecem os mais altos do povo da terra.</text:p>
        <text:p text:style-name="P4">5 Na verdade a terra está contaminada debaixo dos seus habitantes; porquanto transgridem as leis, mudam os estatutos, e quebram o pacto eterno.</text:p>
        <text:p text:style-name="P4">6 Por isso a maldição devora a terra, e os que habitam nela sofrem por serem culpados; por isso são queimados os seus habitantes, e poucos homens restam.</text:p>
        <text:p text:style-name="P4">7 Pranteia o mosto, enfraquece a vide, e suspiram todos os que eram alegres de coração.</text:p>
        <text:p text:style-name="P4">8 Cessa o folguedo dos tamboris, acaba a algazarra dos jubilantes, cessa a alegria da harpa.</text:p>
        <text:p text:style-name="P4">9 Já não bebem vinho ao som das canções; a bebida forte é amarga para os que a bebem.</text:p>
        <text:p text:style-name="P4">10 Demolida está a cidade desordeira; todas as casas estão fechadas, de modo que ninguém pode entrar.</text:p>
        <text:p text:style-name="P4">11 Há lastimoso clamor nas ruas por falta do vinho; toda a alegria se escureceu, já se foi o prazer da terra.</text:p>
        <text:p text:style-name="P4">12 Na cidade só resta a desolação, e a porta está reduzida a ruínas.</text:p>
        <text:p text:style-name="P4">13 Pois será no meio da terra, entre os povos, como a sacudidura da oliveira, e como os rabiscos, quando está acabada a vindima.</text:p>
        <text:p text:style-name="P4">14 Estes alçarão a sua voz, bradando de alegria; por causa da majestade de Iavé clamarão desde o mar.</text:p>
        <text:p text:style-name="P4">15 Por isso glorificai a Iavé no Oriente, e na região litorânea do mar ao nomede Iavé Deus de Israel.</text:p>
        <text:p text:style-name="P4">16 Dos confins da terra ouvimos cantar: Glória ao Justo. Mas eu digo: Emagreço, emagreço, ai de mim! os pérfidos tratam perfidamente; sim, os pérfidos tratam muito perfidamente.</text:p>
        <text:p text:style-name="P4">17 O pavor, e a cova, e o laço vêm sobre ti, ó morador da terra.</text:p>
        <text:p text:style-name="P4">18 Aquele que fugir da voz do pavor cairá na cova, e o que subir da cova o laço o prenderá; porque as janelas do alto se abriram, e os fundamentos da terra tremem.</text:p>
        <text:p text:style-name="P4">19 A terra está de todo quebrantada, a terra está de todo fendida, a terra está de todo abalada.</text:p>
        <text:p text:style-name="P4">20 A terra cambaleia como o ébrio, e balanceia como a rede de dormir; e a sua transgressão se torna pesada sobre ela, e ela cai, e nunca mais se levantará.</text:p>
        <text:p text:style-name="P4">21 Naquele dia Iavé castigará os exércitos do alto nas alturas, e os reis da terra sobre a terra.</text:p>
        <text:p text:style-name="P4">22 E serão ajuntados como presos numa cova, e serão encerrados num cárcere; e serão punidos depois de muitos dias.</text:p>
        <text:p text:style-name="P4">23 Então a lua se confundirá, e o sol se envergonhará, pois Iavé dos exércitos reinará no monte Sião e em Jerusalém; e perante os seus anciãos manifestará a sua glória.</text:p>
      </text:section>
      <text:section text:style-name="Sect1" text:name="Seção567">
        <text:h text:style-name="P1" text:outline-level="2"><text:bookmark text:name="cap2516"/>ISAÍAS-[Capítulo 25]</text:h>
        <text:p text:style-name="P4">1 Ó Iavé, tu és o meu Deus; exaltarte-ei a ti, e louvarei o teu nome; porque fizeste maravilhas, os teus conselhos antigos, em fidelidade e em verdade.</text:p>
        <text:p text:style-name="P4">2 Porque da cidade fizeste um montão, e da cidade fortificada uma ruína, e do paço dos estranhos, que não seja mais cidade; e ela jamais se tornará a edificar.</text:p>
        <text:p text:style-name="P4">3 Pelo que te glorificará um povo poderoso; e a cidade das nações formidáveis te temerá:</text:p>
        <text:p text:style-name="P4">4 Porque tens sido a fortaleza do pobre, a fortaleza do necessitado na sua angústia, refúgio contra a tempestade, e sombra contra o calor, pois o assopro dos violentos é como a tempestade contra o muro.</text:p>
        <text:p text:style-name="P4">5 Como o calor em lugar seco, tu abaterás o tumulto dos estranhos; como se abranda o calor pela sombra da espessa nuvem, assim acabará o cântico dos violentos.</text:p>
        <text:p text:style-name="P4">6 E Iavé dos exércitos dará neste monte a todos os povos um banquete de coisas gordurosas, banquete de vinhos puros, de coisas gordurosas feitas de tutanos, e de vinhos puros, bem purificados.</text:p>
        <text:p text:style-name="P4">7 E destruirá neste monte a coberta que cobre todos os povos, e o véu que está posto sobre todas as nações.</text:p>
        <text:p text:style-name="P4">8 Aniquilará a morte para sempre, e assim enxugará Iavé Deus as lágrimas de todos os rostos, e tirará de toda a terra a vergonha do seu povo; porque Iavé o disse.</text:p>
        <text:p text:style-name="P4">9 E naquele dia se dirá: Eis que este é o nosso Deus; por nele temos esperado, para que nos salve. Este é Iavé; por ele temos esperado; na sua salvação gozaremos e nos alegraremos.</text:p>
        <text:p text:style-name="P4">10 Porque a mão de Iavé repousará neste monte; e Moabe será trilhado no seu lugar, assim como se trilha a palha na água do monturo.</text:p>
        <text:p text:style-name="P4">11 E estenderá as suas mãos no meio disso, assim como as estende o nadador para nadar; mas Iavé abaterá a sua altivez juntamente com a perícia das suas mãos.</text:p>
        <text:p text:style-name="P4"><text:soft-page-break/>12 E abaixará as altas fortalezas dos teus muros; abatê-las-á e derrubá-las-á por terra até o pó.</text:p>
      </text:section>
      <text:section text:style-name="Sect1" text:name="Seção568">
        <text:h text:style-name="P1" text:outline-level="2"><text:bookmark text:name="cap2615"/>ISAÍAS-[Capítulo 26]</text:h>
        <text:p text:style-name="P4">1 Naquele dia se entoará este cântico na terra de Judá: uma cidade forte temos, a que Deus pôs a salvação por muros e antemuros.</text:p>
        <text:p text:style-name="P4">2 Abri as portas, para que entre nela a nação justa, que observa a verdade.</text:p>
        <text:p text:style-name="P4">3 Tu conservarás em paz aquele cuja mente está firme em ti; porque ele confia em ti.</text:p>
        <text:p text:style-name="P4">4 Confiai sempre <text:span text:style-name="T2">em Iavé</text:span>; porque Iavé Deus é uma rocha eterna.</text:p>
        <text:p text:style-name="P4">5 porque ele tem derrubado os que habitam no alto, na cidade elevada; abate-a, abate-a até o chão; e a reduz até o pó.</text:p>
        <text:p text:style-name="P4">6 Pisam-na os pés, os pés dos pobres, e os passos dos necessitados.</text:p>
        <text:p text:style-name="P4">7 O caminho do justo é plano; tu, que és reto, nivelas a sua vereda.</text:p>
        <text:p text:style-name="P4">8 No caminho dos teus juízos, Senhor, temos esperado por ti; no teu nome e na tua memória está o desejo da nossa alma.</text:p>
        <text:p text:style-name="P4">9 Minha alma te deseja de noite; sim, o meu espírito, dentro de mim, diligentemente te busca; porque, quando os teus juízos estão na terra, os moradores do mundo aprendem justiça.</text:p>
        <text:p text:style-name="P4">10 Ainda que se mostre favor ao ímpio, ele não aprende a justiça; até na terra da retidão ele pratica a iniqüidade, e não atenta para a majestade de Iavé.</text:p>
        <text:p text:style-name="P4">11 Senhor, a tua mão está levantada, contudo eles não a vêem; vê-la-ão, porém, e confundir-se-ão por causa do zelo que tens do teu povo; e o fogo reservado para os teus adversários os devorará.</text:p>
        <text:p text:style-name="P4">12 Senhor, tu hás de estabelecer para nós a paz; pois tu fizeste para nós todas as nossas obras.</text:p>
        <text:p text:style-name="P4">13 Ó Iavé Deus nosso, outros senhores além de ti têm tido o domínio sobre nós; mas, por ti só, nos lembramos do teu nome.</text:p>
        <text:p text:style-name="P4">14 Os falecidos não tornarão a viver; os mortos não ressuscitarão; por isso os visitaste e destruíste, e fizeste perecer toda a sua memória.</text:p>
        <text:p text:style-name="P4">15 Tu, Senhor, aumentaste a nação; aumentaste a nação e te fizeste glorioso; alargaste todos os confins da terra.</text:p>
        <text:p text:style-name="P4">16 Senhor, na angústia te buscaram; quando lhes sobreveio a tua correção, derramaram-se em oração.</text:p>
        <text:p text:style-name="P4">17 Como a mulher grávida, quando está próxima a sua hora, tem dores de parto e dá gritos nas suas dores, assim fomos nós diante de ti, o Iavé!</text:p>
        <text:p text:style-name="P4">18 Concebemos nós, e tivemos dores de parto, mas isso foi como se tivéssemos dado à luz o vento; livramento não trouxemos à terra; nem nasceram moradores do mundo.</text:p>
        <text:p text:style-name="P4">19 Os teus mortos viverão, os seus corpos ressuscitarão; despertai e exultai, vós que habitais no pó; porque o teu orvalho é orvalho de luz, e sobre a terra das sombras fá-lo-ás cair.</text:p>
        <text:p text:style-name="P4">20 Vem, povo meu, entra nas tuas câmaras, e fecha as tuas portas sobre ti; esconde-te só por um momento, até que passe a indignação.</text:p>
        <text:p text:style-name="P4">21 Pois eis que Iavé está saindo do seu lugar para castigar os moradores da terra por causa da sua iniqüidade; e a terra descobrirá o seu sangue, e não encobrirá mais os seus mortos.</text:p>
      </text:section>
      <text:section text:style-name="Sect1" text:name="Seção569">
        <text:h text:style-name="P1" text:outline-level="2"><text:bookmark text:name="cap2713"/>ISAÍAS-[Capítulo 27]</text:h>
        <text:p text:style-name="P4"><text:soft-page-break/>1 Naquele dia Iavé castigará com a sua dura espada, grande e forte, o leviatã, a serpente fugitiva, e o leviatã, a serpente tortuosa; e matará o dragão, que está no mar.</text:p>
        <text:p text:style-name="P4">2 Naquele dia haverá uma vinha deliciosa; cantai a seu respeito.</text:p>
        <text:p text:style-name="P4">3 Eu, Iavé, a guardo, e a cada momento a regarei; para que ninguém lhe faça dano, de noite e de dia a guardarei.</text:p>
        <text:p text:style-name="P4">4 Não há indignação em mim; oxalá que fossem ordenados diante de mim em guerra sarças e espinheiros! eu marcharia contra eles e juntamente os queimaria.</text:p>
        <text:p text:style-name="P4">5 Ou, então, busquem o meu refúgio, e façai, paz comigo; sim, façam paz comigo.</text:p>
        <text:p text:style-name="P4">6 Dias virão em que Jacó lançará raízes; Israel florescerá e brotará; e eles encherão de fruto a face do mundo.</text:p>
        <text:p text:style-name="P4">7 Porventura feriu-os Iavé como feriu aos que os feriram? ou matou-os ele assim como matou aos que por eles foram mortos?</text:p>
        <text:p text:style-name="P4">8 Com medida contendeste com eles, quando os rejeitaste; ele a removeu com o seu vento forte, no tempo do vento leste.</text:p>
        <text:p text:style-name="P4">9 Por isso se expiará a iniqüidade de Jacó; e este será todo o fruto da remoção do seu pecado: ele fará todas as pedras do altar como pedras de cal feitas em pedaços, de modo que os aserins e as imagens do sol não poderão ser mais levantados.</text:p>
        <text:p text:style-name="P4">10 porque a cidade fortificada está solitária, uma habitação rejeitada e abandonada como um deserto; ali pastarão os bezerros, ali também se deitarão e devorarão os seus ramos.</text:p>
        <text:p text:style-name="P4">11 Quando os seus ramos se secam, são quebrados; vêm as mulheres e lhes ateiam fogo; porque este povo não é povo de entendimento; por isso aquele que o fez não se compadecerá dele, e aquele que o formou não lhe mostrará nenhum favor.</text:p>
        <text:p text:style-name="P4">12 Naquele dia Iavé padejará o seu trigo desde as correntes do Rio, até o ribeiro do Egito; e vós, ó filhos de Israel, sereis colhidos um a um.</text:p>
        <text:p text:style-name="P4">13 E naquele dia se tocará uma grande trombeta; e os que andavam perdidos pela terra da Assíria, e os que foram desterrados para a terra do Egito tornarão a vir; e adorarão a Iavé no monte santo em Jerusalém.</text:p>
      </text:section>
      <text:section text:style-name="Sect1" text:name="Seção570">
        <text:h text:style-name="P1" text:outline-level="2"><text:bookmark text:name="cap2811"/>ISAÍAS-[Capítulo 28]</text:h>
        <text:p text:style-name="P4">1 Ai da vaidosa coroa dos bêbedos de Efraim, e da flor murchada do seu glorioso ornamento, que está sobre a cabeça do fértil vale dos vencidos do vinho.</text:p>
        <text:p text:style-name="P4">2 Eis que Iavé tem um valente e poderoso; como tempestade de saraiva, tormenta destruidora, como tempestade de impetuosas águas que transbordam, ele a derrubará violentamente por terra.</text:p>
        <text:p text:style-name="P4">3 A vaidosa coroa dos bêbedos de Efraim será pisada aos pés;</text:p>
        <text:p text:style-name="P4">4 e a flor murchada do seu glorioso ornamento, que está sobre a cabeça do fértil vale, será como figo que amadurece antes do verão, que, vendo-o alguém, e mal tomando-o na mão, o engole.</text:p>
        <text:p text:style-name="P4">5 Naquele dia Iavé dos exércitos será por coroa de glória e diadema de formosura para o restante de seu povo;</text:p>
        <text:p text:style-name="P4">6 e por espírito de juízo para o que se assenta a julgar, e por fortaleza para os que fazem recuar a peleja até a porta.</text:p>
        <text:p text:style-name="P4">7 Mas também estes cambaleiam por causa do vinho, e com a bebida forte se desencaminham; até o sacerdote e o profeta cambaleiam por causa da bebida forte, estão tontos do vinho, desencaminham-se por causa da bebida forte; erram na visão, e tropeçam no juizo.</text:p>
        <text:p text:style-name="P4">8 Pois todas as suas mesas estão cheias de vômitos e de sujidade, e não há lugar que esteja limpo.</text:p>
        <text:p text:style-name="P4"><text:soft-page-break/>9 Ora, a quem ensinará ele o conhecimento? e a quem fará entender a mensagem? aos desmamados, e aos arrancados dos seios?</text:p>
        <text:p text:style-name="P4">10 Pois é preceito sobre preceito, preceito sobre preceito; regra sobre regra, regra sobre regra; um pouco aqui, um pouco ali.</text:p>
        <text:p text:style-name="P4">11 Na verdade por lábios estranhos e por outra língua falará a este povo;</text:p>
        <text:p text:style-name="P4">12 ao qual disse: Este é o descanso, dai descanso ao cansado; e este é o refrigério; mas não quiseram ouvir.</text:p>
        <text:p text:style-name="P4">13 Assim pois a palavra de Iavé lhes será preceito sobre preceito, preceito sobre preceito; regra sobre regra, regra sobre regra; um pouco aqui, um pouco ali; para que vão, e caiam para trás, e fiquem quebrantados, enlaçados, e presos.</text:p>
        <text:p text:style-name="P4">14 Ouvi, pois, a palavra de Iavé, homens escarnecedores, que dominais este povo que está em Jerusalém.</text:p>
        <text:p text:style-name="P4">15 Porquanto dizeis: Fizemos pacto com a morte, e com <text:span text:style-name="T1">sepultura</text:span> fizemos aliança; quando passar o flagelo trasbordante, não chegará a nós; porque fizemos da mentira o nosso refúgio, e debaixo da falsidade nos escondemos.</text:p>
        <text:p text:style-name="P4">16 Portanto assim diz Iavé Deus: Eis que ponho em Sião como alicerce uma pedra, uma pedra provada, pedra preciosa de esquina, de firme fundamento; aquele que crer não se apressará.</text:p>
        <text:p text:style-name="P4">17 E farei o juízo a linha para medir, e a justiça o prumo; e a saraiva varrerá o refúgio da mentira, e as águas inundarão o esconderijo.</text:p>
        <text:p text:style-name="P4">18 E o vosso pacto com a morte será anulado; e a vossa aliança com <text:span text:style-name="T1">a sepultura</text:span> não subsistirá; e, quando passar o flagelo trasbordante, sereis abatidos por ele.</text:p>
        <text:p text:style-name="P4">19 Todas as vezes que passar, vos arrebatará; porque de manhã em manhã passará, de dia e de noite; e será motivo de terror o só ouvir tal notícia.</text:p>
        <text:p text:style-name="P4">20 Pois a cama é tão curta que nela ninguém se pode estender; e o cobertor tão estreito que com ele ninguém se pode cobrir.</text:p>
        <text:p text:style-name="P4">21 Porque Iavé se levantará como no monte Perazim, e se irará como no vale de Gibeão, para realizar a sua obra, a sua estranha obra, e para executar o seu ato, o seu estranho ato.</text:p>
        <text:p text:style-name="P4">22 Agora, pois, não sejais escarnecedores, para que os vossos grilhões não se façam mais fortes; porque da partede Iavé Deus dos exércitos ouvi um decreto de destruição completa e decisiva, sobre toda terra.</text:p>
        <text:p text:style-name="P4">23 Inclinai os ouvidos, e ouvi a minha voz; escutai, e ouvi o meu discurso.</text:p>
        <text:p text:style-name="P4">24 Porventura lavra continuamente o lavrador, para semear? ou está sempre abrindo e esterroando a sua terra?</text:p>
        <text:p text:style-name="P4">25 Não é antes assim: quando já tem nivelado a sua superfície, então espalha a nigela, semeia o cominho, lança o trigo a eito, a cevada no lugar determinado e a espelta na margem?</text:p>
        <text:p text:style-name="P4">26 Pois o seu Deus o instrui devidamente e o ensina.</text:p>
        <text:p text:style-name="P4">27 Porque a nigela não se trilha com instrumento de trilhar, nem sobre o cominho passa a roda de carro; mas a nigela é debulhada com uma vara, e o cominho com um pau.</text:p>
        <text:p text:style-name="P4">28 Acaso é esmiuçado o trigo? não; não se trilha continuamente, nem se esmiúça com as rodas do seu carro e os seus cavalos; não se esmiúça.</text:p>
        <text:p text:style-name="P4">29 Até isso procede de Iavé dos exércitos, que é maravilhoso em conselho e grande em obra.</text:p>
      </text:section>
      <text:section text:style-name="Sect1" text:name="Seção571">
        <text:h text:style-name="P1" text:outline-level="2"><text:bookmark text:name="cap299"/>ISAÍAS-[Capítulo 29]</text:h>
        <text:p text:style-name="P4">1 Ah! Ariel, Ariel, cidade onde Davi acampou! Acrescentai ano a ano; completem as festas o seu ciclo.</text:p>
        <text:p text:style-name="P4">2 Então porei Ariel em aperto, e haverá pranto e lamentação; e ela será para mim como Ariel.</text:p>
        <text:p text:style-name="P4">3 Acamparei contra ti em redor, e te sitiarei com baluartes, e levantarei tranqueiras contra ti.</text:p>
        <text:p text:style-name="P4">4 Então serás abatida, falarás de debaixo da terra, e a tua fala desde o pó sairá fraca; e será a tua voz debaixo da terra, como a dum necromante, e a tua fala assobiará desde o pó.</text:p>
        <text:p text:style-name="P4">5 E a multidão dos teus inimigos será como o pó miúdo, e a multidão dos terríveis como a pragana que passa; e isso acontecerá num momento, repentinamente.</text:p>
        <text:p text:style-name="P4">6 Da parte de Iavé dos exércitos será ela visitada com trovões, e com terremotos, e grande ruído, como tufão, e tempestade, e labareda de fogo consumidor.</text:p>
        <text:p text:style-name="P4">7 E como o sonho e uma visão de noite será a multidão de todas as nações que hão de pelejar contra Ariel, sim a multidão de todos os que pelejarem contra ela e contra a sua fortaleza e a puserem em aperto.</text:p>
        <text:p text:style-name="P4">8 Será também como o faminto que sonha que está a comer, mas, acordando, sente-se vazio; ou como o sedento que sonha que está a beber, mas, acordando, desfalecido se acha, e ainda com sede; assim será a multidão de todas as nações que pelejarem contra o monte Sião.</text:p>
        <text:p text:style-name="P4">9 Pasmai, e maravilhai-vos; cegai-vos e ficai cegos; bêbedos estão, mas não de vinho, andam cambaleando, mas não de bebida forte.</text:p>
        <text:p text:style-name="P4">10 Porque Iavé derramou sobre vós um espírito de profundo sono, e fechou os vossos olhos, os profetas; e vendou as vossas cabeças, os videntes.</text:p>
        <text:p text:style-name="P4">11 Pelo que toda visão vos é como as palavras dum livro selado que se dá ao que sabe ler, dizendo: Ora lê isto; e ele responde: Não posso, porque está selado.</text:p>
        <text:p text:style-name="P4">12 Ou dá-se o livro ao que não sabe ler, dizendo: Ora lê isto; e ele responde: Não sei ler.</text:p>
        <text:p text:style-name="P4">13 Por isso Iavé disse: Pois que este povo se aproxima de mim, e com a sua boca e com os seus lábios me honra, mas tem afastado para longe de mim o seu coração, e o seu temor para comigo consiste em mandamentos de homens, aprendidos de cor;</text:p>
        <text:p text:style-name="P4">14 portanto eis que continuarei a fazer uma obra maravilhosa com este povo, sim uma obra maravilhosa e um assombro; e a sabedoria dos seus sábios perecerá, e o entendimento dos seus entendidos se esconderá.</text:p>
        <text:p text:style-name="P4">15 Ai dos que escondem profundamente o seu propósito de Iavé, e fazem as suas obras às escuras, e dizem: Quem nos vê? e quem nos conhece?</text:p>
        <text:p text:style-name="P4">16 Vós tudo perverteis! Acaso o oleiro há de ser reputado como barro, de modo que a obra diga do seu artífice: Ele não me fez; e o vaso formado diga de quem o formou: Ele não tem entendimento?</text:p>
        <text:p text:style-name="P4">17 Porventura dentro ainda de muito pouco tempo não se converterá o Líbano em campo fértil? e o campo fértil não se reputará por um bosque?</text:p>
        <text:p text:style-name="P4">18 Naquele dia os surdos ouvirão as palavras do livro, e dentre a escuridão e dentre as trevas os olhos dos cegos a verão.</text:p>
        <text:p text:style-name="P4">19 E os mansos terão cada vez mais gozo <text:span text:style-name="T2">em Iavé</text:span>, e os pobres dentre os homens se alegrarão no santo de Israel.</text:p>
        <text:p text:style-name="P4"><text:soft-page-break/>20 Porque o opressor é reduzido a nada, e não existe mais o escarnecedor, e todos os que se dão à iniqüidade são desarraigados;</text:p>
        <text:p text:style-name="P4">21 os que fazem por culpado o homem numa causa, os que armam laços ao que repreende na porta, e os que por um nada desviam o justo.</text:p>
        <text:p text:style-name="P4">22 Portanto Iavé, que remiu a Abraão, assim diz acerca da casa de Jacó: Jacó não será agora envergonhado, nem agora se descorará a sua face.</text:p>
        <text:p text:style-name="P4">23 Mas quando virem seus filhos a obra das minhas mãos no meio deles, santificarão o meu nome; sim santificarão ao Santo de Jacó, e temerão ao Deus de Israel.</text:p>
        <text:p text:style-name="P4">24 E os errados de espírito virão a ter entendimento, e os murmuradores aprenderão instrução.</text:p>
      </text:section>
      <text:section text:style-name="Sect1" text:name="Seção572">
        <text:h text:style-name="P1" text:outline-level="2"><text:bookmark text:name="cap308"/>ISAÍAS-[Capítulo 30]</text:h>
        <text:p text:style-name="P4">1 Ai dos filhos rebeldes, diz Iavé, que tomam conselho, mas não de mim; e que fazem aliança, mas não pelo meu espírito, para acrescentarem pecado a pecado;</text:p>
        <text:p text:style-name="P4">2 que se põem a caminho para descer ao Egito, sem pedirem o meu conselho; para se fortificarem com a força de Faraó, e para confiarem na sombra do Egito!</text:p>
        <text:p text:style-name="P4">3 Portanto, a força de Faraó se vos tornará em vergonha, e a confiança na sombra do Egito em confusão.</text:p>
        <text:p text:style-name="P4">4 Pois embora os seus oficiais estejam em Zoã, e os seus embaixadores cheguem a Hanes,</text:p>
        <text:p text:style-name="P4">5 eles se envergonharão de um povo que de nada lhes servirá, nem de ajuda, nem de proveito, porém de vergonha como também de desonra.</text:p>
        <text:p text:style-name="P4">6 Oráculo contra a Besta do Sul. Através da terra de aflição e de angústia, de onde vem a leoa e o leão, o basilisco, a áspide e a serpente voadora, levam às costas de jumentinhos as suas riquezas, e sobre as corcovas de camelos os seus tesouros, a um povo que de nada lhes aproveitará.</text:p>
        <text:p text:style-name="P4">7 Pois o Egito os ajuda em vão, e para nenhum fim; pelo que lhe tenho chamado Raabe que não se move.</text:p>
        <text:p text:style-name="P4">8 Vai pois agora, escreve isso numa tábua perante eles, registra-o num livro; para que fique como testemunho para o tempo vindouro, para sempre.</text:p>
        <text:p text:style-name="P4">9 Pois este é um povo rebelde, filhos mentirosos, filhos que não querem ouvir a lei de Iavé;</text:p>
        <text:p text:style-name="P4">10 que dizem aos videntes: Não vejais; e aos profetas: Não profetizeis para nós o que é reto; dizei-nos coisas aprazíveis, e profetizai-nos ilusões;</text:p>
        <text:p text:style-name="P4">11 desviai-vos do caminho, apartai-vos da vereda; fazei que o Santo de Israel deixe de estar perante nós.</text:p>
        <text:p text:style-name="P4">12 Pelo que assim diz o Santo de Israel: Visto como rejeitais esta palavra, e confiais na opressão e na perversidade, e sobre elas vos estribais,</text:p>
        <text:p text:style-name="P4">13 por isso esta maldade vos será como brecha que, prestes a cair, já forma barriga num alto muro, cuja queda virá subitamente, num momento.</text:p>
        <text:p text:style-name="P4">14 E ele o quebrará como se quebra o vaso do oleiro, despedaçando-o por completo, de modo que não se achará entre os seus pedaços um caco que sirva para tomar fogo da lareira, ou tirar água da poça.</text:p>
        <text:p text:style-name="P4">15 Pois assim diz Iavé Deus, o Santo de Israel: Voltando e descansando, sereis salvos; no sossego e na confiança estará a vossa força. Mas não quisestes;</text:p>
        <text:p text:style-name="P4">16 antes dissestes: Não; porém sobre cavalos fugiremos; portanto fugireis; e: Sobre cavalos ligeiros cavalgaremos; portanto hão de ser ligeiros os vossos perseguidores.</text:p>
        <text:p text:style-name="P4"><text:soft-page-break/>17 Pela ameaça de um só fugirão mil; e pela ameaça de cinco vós fugireis; até que fiqueis como o mastro no cume do monte, e como o estandarte sobre o outeiro.</text:p>
        <text:p text:style-name="P4">18 Por isso Iavé esperará, para ter misericórdia de vós; e por isso se levantará, para se compadecer de vós; porque Iavé é um Deus de eqüidade; bem-aventurados todos os que por ele esperam.</text:p>
        <text:p text:style-name="P4">19 Na verdade o povo habitará em Sião, em Jerusalém; não chorarás mais; certamente se compadecerá de ti, à voz do teu clamor; e, ouvindo-a, te responderá.</text:p>
        <text:p text:style-name="P4">20 Embora vos dê Iavé pão de angústia e água de aperto, contudo não se esconderão mais os teus mestres; antes os teus olhos os verão;</text:p>
        <text:p text:style-name="P4">21 e os teus ouvidos ouvirão a palavra do que está por detrás de ti, dizendo: Este é o caminho, andai nele; quando vos desviardes para a direita ou para a esquerda.</text:p>
        <text:p text:style-name="P4">22 E contaminareis a cobertura de prata das tuas imagens esculpidas, e o revestimento de ouro das tuas imagens fundidas; e as lançarás fora como coisa imunda; e lhes dirás: Fora daqui.</text:p>
        <text:p text:style-name="P4">23 Então ele te dará chuva para a tua semente, com que semeares a terra, e trigo como produto da terra, o qual será pingue e abundante. Naquele dia o teu gado pastará em largos pastos.</text:p>
        <text:p text:style-name="P4">24 Os bois e os jumentinhos que lavram a terra, comerão forragem com sal, que terá sido padejada com a pá e com o forcado,</text:p>
        <text:p text:style-name="P4">25 Sobre todo monte alto, e todo outeiro elevado haverá ribeiros e correntes de águas, no dia da grande matança, quando caírem as torres.</text:p>
        <text:p text:style-name="P4">26 E a luz da lua será como a luz do sol, e a luz do sol sete vezes maior, como a luz de sete dias, no dia em que Iavé atar a contusão do seu povo, e curar a chaga da sua ferida.</text:p>
        <text:p text:style-name="P4">27 Eis que o nome de Iavé vem de longe ardendo na sua ira, e com densa nuvem de fumaça; os seus lábios estão cheios de indignação, e a sua língua é como um fogo consumidor;</text:p>
        <text:p text:style-name="P4">28 e a sua respiração é como o ribeiro transbordante, que chega até o pescoço, para peneirar as nações com peneira de destruição; e um freio de fazer errar estará nas queixadas dos povos.</text:p>
        <text:p text:style-name="P4">29 um cântico haverá entre vós, como na noite em que se celebra uma festa santa; e alegria de coração, como a daquele que sai ao som da flauta para vir ao monte de Iavé, à Rocha de Israel.</text:p>
        <text:p text:style-name="P4">30 Iavé fará ouvir a sua voz majestosa, e mostrará a descida do seu braço, na indignação da sua ira, e a labareda dum fogo consumidor, e tempestade forte, e dilúvio e pedra de saraiva.</text:p>
        <text:p text:style-name="P4">31 Com a voz de Iavé será desfeita em pedaços a Assíria, quando ele a ferir com a vara.</text:p>
        <text:p text:style-name="P4">32 E a cada golpe do bordão de castigo, que Iavé lhe der, haverá tamboris e harpas; e com combates de brandimento combaterá contra eles.</text:p>
        <text:p text:style-name="P4">33 Porque uma fogueira está, de há muito, preparada; sim, está preparada para o rei; fez-se profunda e larga; a sua pira é fogo, e tem muita lenha; o assopro de Iavé como torrente de enxofre a acende.</text:p>
      </text:section>
      <text:section text:style-name="Sect1" text:name="Seção573">
        <text:h text:style-name="P1" text:outline-level="2"><text:bookmark text:name="cap3114"/>ISAÍAS-[Capítulo 31]</text:h>
        <text:p text:style-name="P4">1 Ai dos que descem ao Egito a buscar socorro, e se estribam em cavalos, e têm confiança em carros, por serem muitos, e nos cavaleiros, por serem muito fortes; e não atentam para o Santo de Israel, e não buscam a Iavé.</text:p>
        <text:p text:style-name="P4"><text:soft-page-break/>2 Todavia também ele é sábio, e fará vir o mal, e não retirará as suas palavras; mas levantar-se-á contra a casa dos malfeitores, e contra a ajuda dos que praticam a iniqüidade.</text:p>
        <text:p text:style-name="P4">3 Ora os egípcios são homens, e não Deus; e os seus cavalos carne, e não espírito; e quando Iavé estender a sua mão, tanto tropeçará quem dá auxílio, como cairá quem recebe auxílio, e todos juntamente serão consumidos.</text:p>
        <text:p text:style-name="P4">4 Pois assim me diz Iavé: Como o leão e o cachorro do leão rugem sobre a sua presa, e quando se convoca contra eles uma multidão de pastores não se espantam das suas vozes, nem se abstem pelo seu alarido, assim Iavé dos exércitos descerá, para pelejar sobre o monte Sião, e sobre o seu outeiro.</text:p>
        <text:p text:style-name="P4">5 Como aves quando adejam, assim Iavé dos exércitos protegerá a Jerusalém; ele a protegerá e a livrará, e, passando, a salvará.</text:p>
        <text:p text:style-name="P4">6 Voltai-vos, filhos de Israel, para aquele contra quem vos tendes profundamente rebelado.</text:p>
        <text:p text:style-name="P4">7 Pois naquele dia cada um lançará fora os seus ídolos de prata, e os seus ídolos de ouro, que vos fabricaram as vossas mãos para pecardes.</text:p>
        <text:p text:style-name="P4">8 E o assírio cairá pela espada, não de varão; e a espada, não de homem, o consumirá; e fugirá perante a espada, e os seus mancebos serão sujeitos a trabalhos forçados.</text:p>
        <text:p text:style-name="P4">9 A sua rocha passará de medo, e os seus oficiais em pânico desertarão da bandeira, diz Iavé, cujo fogo está em Sião e em Jerusalém sua fornalha.</text:p>
      </text:section>
      <text:section text:style-name="Sect1" text:name="Seção574">
        <text:h text:style-name="P1" text:outline-level="2"><text:bookmark text:name="cap3211"/>ISAÍAS-[Capítulo 32]</text:h>
        <text:p text:style-name="P4">1 Eis que reinará um rei com justiça, e com retidão governarão príncipes.</text:p>
        <text:p text:style-name="P4">2 um varão servirá de abrigo contra o vento, e um refúgio contra a tempestade, como ribeiros de águas em lugares secos, e como a sombra duma grande penha em terra sedenta.</text:p>
        <text:p text:style-name="P4">3 Os olhos dos que vêem não se ofuscarão, e os ouvidos dos que ouvem escutarão.</text:p>
        <text:p text:style-name="P4">4 O coração dos imprudentes entenderá o conhecimento, e a língua dos gagos estará pronta para falar distintamente.</text:p>
        <text:p text:style-name="P4">5 Ao tolo nunca mais se chamará nobre, e do avarento nunca mais se dirá que é generoso.</text:p>
        <text:p text:style-name="P4">6 Pois o tolo fala tolices, e o seu coração trama iniqüidade, para cometer profanação e proferir mentiras contra Iavé, para deixar com fome o faminto e fazer faltar a bebida ao sedento.</text:p>
        <text:p text:style-name="P4">7 Também as maquinações do fraudulento são más; ele maquina invenções malignas para destruir os mansos com palavras falsas, mesmo quando o pobre fala o que é reto.</text:p>
        <text:p text:style-name="P4">8 Mas o nobre projeta coisas nobres; e nas coisas nobres persistirá.</text:p>
        <text:p text:style-name="P4">9 Levantai-vos, mulheres que estais sossegadas e ouvi a minha voz; e vós, filhas, que estais tão seguras, inclinai os ouvidos às minhas palavras.</text:p>
        <text:p text:style-name="P4">10 Num ano e dias vireis a ser perturbadas, ó mulheres que tão seguras estais; pois a vindima falhará, e a colheita não virá.</text:p>
        <text:p text:style-name="P4">11 Tremei, mulheres que estais sossegadas, e turbai-vos, vós que estais tão seguras; despi-vos e ponde-vos nuas, e cingi com saco os vossos lombos.</text:p>
        <text:p text:style-name="P4">12 Batei nos peitos pelos campos aprazíveis, e pela vinha frutífera;</text:p>
        <text:p text:style-name="P4">13 pela terra do meu povo, que produz espinheiros e sarças, e por todas as casas de alegria, na cidade jubilosa.</text:p>
        <text:p text:style-name="P4"><text:soft-page-break/>14 Porque o palácio será abandonado, a cidade populosa ficará deserta; e o outeiro e a torre da guarda servirão de cavernas para sempre, para alegria dos asnos monteses, e para pasto dos rebanhos;</text:p>
        <text:p text:style-name="P4">15 até que se derrame sobre nós o espírito lá do alto, e o deserto se torne em campo fértil, e o campo fértil seja reputado por um bosque.</text:p>
        <text:p text:style-name="P4">16 Então o juízo habitará no deserto, e a justiça morará no campo fértil.</text:p>
        <text:p text:style-name="P4">17 E a obra da justiça será paz; e o efeito da justiça será sossego e segurança para sempre.</text:p>
        <text:p text:style-name="P4">18 O meu povo habitará em morada de paz, em moradas bem seguras, e em lugares quietos de descanso.</text:p>
        <text:p text:style-name="P4">19 Mas haverá saraiva quando cair o bosque; e a cidade será inteiramente abatida.</text:p>
        <text:p text:style-name="P4">20 Bem-aventurados sois vós os que semeais junto a todas as águas, que deixais livres os pés do boi e do jumento.</text:p>
      </text:section>
      <text:section text:style-name="Sect1" text:name="Seção575">
        <text:h text:style-name="P1" text:outline-level="2"><text:bookmark text:name="cap338"/>ISAÍAS-[Capítulo 33]</text:h>
        <text:p text:style-name="P4">1 Ai de ti que despojas, e que não foste despojado; e que procedes perfidamente, e que não foste tratado perfidamente! quando acabares de destruir, serás destruído; e, quando acabares de tratar perfidamente, perfidamente te tratarão.</text:p>
        <text:p text:style-name="P4">2 Ó Iavé, tem misericórdia de nós; por ti temos esperado. Sê tu o nosso braço cada manhã, como também a nossa salvação no tempo da tribulação.</text:p>
        <text:p text:style-name="P4">3 Ao ruído do tumulto fogem os povos; à tua exaltação as nações são dispersas.</text:p>
        <text:p text:style-name="P4">4 Então ajuntar-se-á o vosso despojo como ajunta a lagarta; como os gafanhotos saltam, assim sobre ele saltarão os homens.</text:p>
        <text:p text:style-name="P4">5 Iavé é exalçado, pois habita nas alturas; encheu a Sião de retidão e justiça.</text:p>
        <text:p text:style-name="P4">6 Será ele a estabilidade dos teus tempos, abundância de salvação, sabedoria, e conhecimento; e o temor de Iavé é o seu tesouro.</text:p>
        <text:p text:style-name="P4">7 Eis que os valentes estão clamando de fora; e os embaixadores da paz estão chorando amargamente.</text:p>
        <text:p text:style-name="P4">8 As estradas estão desoladas, cessam os que passam pelas veredas; alianças se rompem, testemunhas se desprezam, e não se faz caso dos homens.</text:p>
        <text:p text:style-name="P4">9 A terra pranteia, desfalece; o Líbano se envergonha e se murcha; Sarom se tornou como um deserto; Basã e Carmelo ficam despidos de folhas.</text:p>
        <text:p text:style-name="P4">10 Agora me levantarei, diz Iavé; agora me erguerei; agora serei exaltado.</text:p>
        <text:p text:style-name="P4">11 Concebeis palha, produzis restolho; e o vosso fôlego é um fogo que vos devorará.</text:p>
        <text:p text:style-name="P4">12 E os povos serão como as queimas de cal, como espinhos cortados que são queimados no fogo.</text:p>
        <text:p text:style-name="P4">13 Ouvi, vós os que estais longe, o que tenho feito; e vós, que estais vizinhos, reconhecei o meu poder.</text:p>
        <text:p text:style-name="P4">14 Os pecadores de Sião se assombraram; o tremor apoderou-se dos ímpios. Quem dentre nós pode habitar com o fogo consumidor? quem dentre nós pode habitar com as labaredas eternas?</text:p>
        <text:p text:style-name="P4">15 Aquele que anda em justiça, e fala com retidão; aquele que rejeita o ganho da opressão; que sacode as mãos para não receber peitas; o que tapa os ouvidos para não ouvir falar do derramamento de sangue, e fecha os olhos para não ver o mal;</text:p>
        <text:p text:style-name="P4">16 este habitará nas alturas; as fortalezas das rochas serão o seu alto refúgio; dar-se-lhe-á o seu pão; as suas águas serão certas.</text:p>
        <text:p text:style-name="P4">17 Os teus olhos verão o rei na sua formosura, e verão a terra que se estende em amplidão.</text:p>
        <text:p text:style-name="P4"><text:soft-page-break/>18 O teu coração meditará no terror, dizendo: Onde está aquele que serviu de escrivão? onde está o que pesou o tributo? onde está o que contou as torres?</text:p>
        <text:p text:style-name="P4">19 Não verás mais aquele povo feroz, povo de fala obscura, que não se pode compreender, e de língua tão estranha que não se pode entender.</text:p>
        <text:p text:style-name="P4">20 Olha para Sião, a cidade das nossas festas solenes; os teus olhos verão a Jerusalém, habitação quieta, tenda que não será removida, cujas estacas nunca serão arrancadas, e das suas cordas nenhuma se quebrará.</text:p>
        <text:p text:style-name="P4">21 Mas Iavé ali estará conosco em majestade, nesse lugar de largos rios e correntes, no qual não entrará barco de remo, nem por ele passará navio grande.</text:p>
        <text:p text:style-name="P4">22 Porque Iavé é o nosso juiz; Iavé é nosso legislador; Iavé é o nosso rei; ele nos salvará.</text:p>
        <text:p text:style-name="P4">23 As tuas cordas ficaram frouxas; elas não puderam ter firme o seu mastro, nem servir para estender a vela; então a presa de abundantes despojos se repartirá; e ate os coxos participarão da presa.</text:p>
        <text:p text:style-name="P4">24 E morador nenhum dirá: Enfermo estou; o povo que nela habitar será perdoado da sua iniqüidade.</text:p>
      </text:section>
      <text:section text:style-name="Sect1" text:name="Seção576">
        <text:h text:style-name="P1" text:outline-level="2"><text:bookmark text:name="cap346"/>ISAÍAS-[Capítulo 34]</text:h>
        <text:p text:style-name="P4">1 Chegai-vos, nações, para ouvir, e vós, povos, escutai; ouça a terra, e a sua plenitude, o mundo e tudo quanto ele produz.</text:p>
        <text:p text:style-name="P4">2 Porque a indignação de Iavé está sobre todas as nações, e o seu furor sobre todo o exército delas; ele determinou a sua destruição, entregou-as à matança.</text:p>
        <text:p text:style-name="P4">3 E os seus mortos serão arrojados, e dos seus cadáveres subirá o mau cheiro; e com o seu sangue os montes se derreterão.</text:p>
        <text:p text:style-name="P4">4 E todo o exército dos céus se dissolverá, e o céu se enrolará como um livro; e todo o seu exército desvanecerá, como desvanece a folha da vide e da figueira.</text:p>
        <text:p text:style-name="P4">5 Pois a minha espada se embriagou no céu; eis que sobre Edom descerá, e sobre o meu povo, maldição, para exercer juízo.</text:p>
        <text:p text:style-name="P4">6 A espada de Iavé está cheia de sangue, está cheia de gordura, de sangue de cordeiros e de bodes, da gordura dos rins de carneiros; porque Iavé tem sacrifício em Bozra, e grande matança na terra de Edom.</text:p>
        <text:p text:style-name="P4">7 E os bois selvagens cairão com eles, e os novilhos com os touros; e a sua terra embriagar-se-á de sangue, e o seu pó se engrossará de gordura.</text:p>
        <text:p text:style-name="P4">8 Pois Iavé tem um dia de vingança, um ano de retribuições pela causa de Sião.</text:p>
        <text:p text:style-name="P4">9 E os ribeiros de Edom transformarse-ão em pez, e o seu solo em enxofre, e a sua terra tornar-se-á em pez ardente.</text:p>
        <text:p text:style-name="P4">10 Nem de noite nem de dia se apagará; para sempre a sua fumaça subirá; de geração em geração será assolada; pelos séculos dos séculos ninguém passará por ela.</text:p>
        <text:p text:style-name="P4">11 Mas o pelicano e o ouriço a possuirão; a coruja e o corvo nela habitarão; e ele estenderá sobre ela o cordel de confusão e o prumo de vaidade.</text:p>
        <text:p text:style-name="P4">12 Eles chamarão ao reino os seus nobres, mas nenhum haverá; e todos os seus príncipes não serão coisa nenhuma.</text:p>
        <text:p text:style-name="P4">13 E crescerão espinhos nos seus palácios, urtigas e cardos nas suas fortalezas; e será uma habitação de chacais, um sítio para avestruzes.</text:p>
        <text:p text:style-name="P4">14 E as feras do deserto se encontrarão com hienas; e o sátiro clamará ao seu companheiro; e Lilite pousará ali, e achará lugar de repouso para si.</text:p>
        <text:p text:style-name="P4"><text:soft-page-break/>15 Ali fará a coruja o seu ninho, e porá os seus ovos, e aninhará os seus filhotes, e os recolherá debaixo da sua sombra; também ali se ajuntarão os abutres, cada fêmea com o seu companheiro.</text:p>
        <text:p text:style-name="P4">16 Buscai no livro de Iavé, e lede: nenhuma destas criaturas faltará, nenhuma será privada do seu companheiro; porque é a boca dele que o ordenou, e é o seu espírito que os ajuntou.</text:p>
        <text:p text:style-name="P4">17 Ele mesmo lançou as sortes por eles, e a sua mão lhes repartiu a terra com o cordel; para sempre a possuirão; de geração em geração habitarão nela.</text:p>
      </text:section>
      <text:section text:style-name="Sect1" text:name="Seção577">
        <text:h text:style-name="P1" text:outline-level="2"><text:bookmark text:name="cap356"/>ISAÍAS-[Capítulo 35]</text:h>
        <text:p text:style-name="P4">1 O deserto e a terra sedenta se regozijarão; e o ermo exultará e florescerá;</text:p>
        <text:p text:style-name="P4">2 como o narciso florescerá abundantemente, e também exultará de júbilo e romperá em cânticos; dar-se-lhe-á a glória do Líbano, a excelência do Carmelo e Sarom; eles verão a glória de Iavé, a majestade do nosso Deus.</text:p>
        <text:p text:style-name="P4">3 Fortalecei as mãos fracas, e firmai os joelhos trementes.</text:p>
        <text:p text:style-name="P4">4 Dizei aos turbados de coração: Sede fortes, não temais; eis o vosso Deus! com vingança virá, sim com a recompensa de Deus; ele virá, e vos salvará.</text:p>
        <text:p text:style-name="P4">5 Então os olhos dos cegos serão abertos, e os ouvidos dos surdos se desimpedirão.</text:p>
        <text:p text:style-name="P4">6 Então o coxo saltará como o cervo, e a língua do mudo cantará de alegria; porque águas arrebentarão no deserto e ribeiros no ermo.</text:p>
        <text:p text:style-name="P4">7 E a miragem tornar-se-á em lago, e a terra sedenta em mananciais de águas; e nas habitações em que jaziam os chacais haverá erva com canas e juncos.</text:p>
        <text:p text:style-name="P4">8 E ali haverá uma estrada, um caminho que se chamará o caminho santo; o imundo não passará por ele, mas será para os remidos. Os caminhantes, até mesmo os loucos, nele não errarão.</text:p>
        <text:p text:style-name="P4">9 Ali não haverá leão, nem animal feroz subirá por ele, nem se achará nele; mas os redimidos andarão por ele.</text:p>
        <text:p text:style-name="P4">10 E os resgatados de Iavé voltarão; e virão a Sião com júbilo, e alegria eterna haverá sobre as suas cabeças; gozo e alegria alcançarão, e deles fugirá a tristeza e o gemido.</text:p>
      </text:section>
      <text:section text:style-name="Sect1" text:name="Seção578">
        <text:h text:style-name="P1" text:outline-level="2"><text:bookmark text:name="cap364"/>ISAÍAS-[Capítulo 36]</text:h>
        <text:p text:style-name="P4">1 No ano décimo quarto do rei Ezequias Senaqueribe, rei da Assíria, subiu contra todas as cidades fortificadas de Judá, e as tomou.</text:p>
        <text:p text:style-name="P4">2 Ora, o rei da Assíria enviou Rabsaqué, de Laquis a Jerusalém, ao rei Ezequias, com um grande exército; e ele parou junto ao aqueduto da piscina superior, que está junto ao caminho do campo do lavandeiro.</text:p>
        <text:p text:style-name="P4">3 Então saíram a ter com ele Eliaquim, filho de Hilquias, o mordomo, e Sebna, o escrivão, e Joá, filho de Asafe, o cronista.</text:p>
        <text:p text:style-name="P4">4 E Rabsaqué lhes disse: Ora, dizei a Ezequias: Assim diz o grande rei, o rei da Assíria: Que confiança é essa em que te estribas?</text:p>
        <text:p text:style-name="P4">5 Bem posso eu dizer: Teu conselho e poder para a guerra são apenas vãs palavras. Em quem pois agora confias, visto que contra mim te rebelas?</text:p>
        <text:p text:style-name="P4">6 Eis que confias no Egito, aquele bordão de cana quebrada que, se alguém se apoiar nele, lhe entrará pela mão, e a furará; assim é Faraó, rei do Egito, para com todos os que nele confiam.</text:p>
        <text:p text:style-name="P4">7 Mas se me disseres: <text:span text:style-name="T2">em Iavé</text:span>, nosso Deus, confiamos; porventura não é esse aquele cujos altos e cujos altares Ezequias tirou, e disse a Judá e a Jerusalém: Perante este altar adorareis?</text:p>
        <text:p text:style-name="P4"><text:soft-page-break/>8 Ora, pois, faze uma aposta com o meu senhor, o rei da Assíria; dar-te-ei dois mil cavalos, se tu puderes dar cavaleiros para eles.</text:p>
        <text:p text:style-name="P4">9 Como então poderás repelir um só príncipe dos menores servos do meu senhor, quando confias no Egito pelos carros e cavaleiros?</text:p>
        <text:p text:style-name="P4">10 Porventura subi eu agora sem Iavé contra esta terra, para destruí-la? Iavé mesmo me disse: Sobe contra esta terra, e destrói-a.</text:p>
        <text:p text:style-name="P4">11 Então disseram Eliaquim, Sebna, e Joá, a Rabsaqué: Pedimos- te que fales aos teus servos em aramaico, porque bem o entendemos; e não nos fales em judaico, aos ouvidos do povo que está sobre o muro.</text:p>
        <text:p text:style-name="P4">12 Rabsaqué, porém, disse: Porventura mandou-me o meu senhor só ao teu senhor e a ti, para dizer estas palavras e não aos homens que estão assentados sobre o muro, que juntamente convosco hão de comer o próprio excremento e beber a propria urina?</text:p>
        <text:p text:style-name="P4">13 Então Rabsaqué se pôs em pé, e clamou em alta voz na língua judaica, e disse: Ouvi as palavras do grande rei, do rei da Assíria.</text:p>
        <text:p text:style-name="P4">14 Assim diz o rei: Não vos engane Ezequias; porque não vos poderá livrar.</text:p>
        <text:p text:style-name="P4">15 Nem tampouco Ezequias vos faça confiar <text:span text:style-name="T2">em Iavé</text:span>, dizendo: Infalivelmente nos livrará Iavé, e esta cidade não será entregue nas mãos do rei da Assíria.</text:p>
        <text:p text:style-name="P4">16 Não deis ouvidos a Ezequias; porque assim diz o rei da Assíria: Fazei as vossas pazes comigo, e saí a mim; e coma cada um da sua vide, e da sua figueira, e beba cada um da água da sua cisterna;</text:p>
        <text:p text:style-name="P4">17 até que eu venha, e vos leve para uma terra semelhante à vossa, terra de trigo e de mosto, terra de pão e de vinhas.</text:p>
        <text:p text:style-name="P4">18 Guardai-vos, para que não vos engane Ezequias, dizendo: Iavé nos livrará. Porventura os deuses das nações livraram cada um a sua terra das mãos do rei da Assíria?</text:p>
        <text:p text:style-name="P4">19 Onde estão os deuses de Hamate e de Arpade? onde estão os deuses de Sefarvaim? porventura livraram eles a Samária da minha mão?</text:p>
        <text:p text:style-name="P4">20 Quais dentre todos os deuses destes países livraram a sua terra das minhas mãos, para que Iavé possa livrar a Jerusalém das minhas mãos?</text:p>
        <text:p text:style-name="P4">21 Eles, porém, se calaram e não lhe responderam palavra; porque havia mandado do rei, dizendo: Não lhe respondais.</text:p>
        <text:p text:style-name="P4">22 Então Eliaquim, filho de Hilquias, o mordomo, e Sebna, o escrivão, e Joá, filho de Asafe, o cronista, vieram a Ezequias, com as vestiduras rasgadas, e lhe referiram as palavras de Rabsaqué.</text:p>
      </text:section>
      <text:section text:style-name="Sect1" text:name="Seção579">
        <text:h text:style-name="P1" text:outline-level="2"><text:bookmark text:name="cap373"/>ISAÍAS-[Capítulo 37]</text:h>
        <text:p text:style-name="P4">1 Tendo ouvido isso o rei Ezequias, rasgou as suas vestes, e se cobriu de saco, e entrou na casa de Iavé.</text:p>
        <text:p text:style-name="P4">2 Também enviou Eliaquim, o mordomo, Sebna, o escrivão, e os anciãos dos sacerdotes, cobertos de saco, a Isaías, filho de Amoz, o profeta,</text:p>
        <text:p text:style-name="P4">3 para lhe dizerem: Assim diz Ezequias: Este dia é dia de angústia e de vitupérios, e de blasfêmias, porque chegados são os filhos ao parto, e força não há para os dar à luz.</text:p>
        <text:p text:style-name="P4">4 Porventura o Iavé seu Deus terá ouvido as palavras de Rabsaqué, a quem enviou o rei da Assíria, seu amo, para afrontar o Deus vivo, e para o vituperar com as palavras que Iavé seu Deus tem ouvido; faze oração pelo resto que ficou.</text:p>
        <text:p text:style-name="P4">5 Foram, pois, os servos do rei Ezequias ter com Isaías,</text:p>
        <text:p text:style-name="P4">6 e Isaías lhes disse: Dizei a vosso amo: Assim diz Iavé: Não temas à vista das palavras que ouviste, com as quais os servos do rei da Assíria me blasfemaram.</text:p>
        <text:p text:style-name="P4"><text:soft-page-break/>7 Eis que meterei nele um espírito, e ele ouvirá uma nova, e voltará para a sua terra; e fá-lo-ei cair morto à espada na sua própria terra.</text:p>
        <text:p text:style-name="P4">8 Voltou pois Rabsaqué, e achou o rei da Assíria pelejando contra Libna; porque ouvira que se havia retirado de Laquis.</text:p>
        <text:p text:style-name="P4">9 Então ouviu ele dizer a respeito de Tiraca, rei da Etiópia: Saiu para te fazer guerra. Assim que ouviu isto, enviou mensageiros a Ezequias, dizendo:</text:p>
        <text:p text:style-name="P4">10 Assim falareis a Ezequias, rei de Judá: Não te engane o teu Deus, em quem confias, dizendo: Jerusalém não será entregue na mão do rei da Assíria.</text:p>
        <text:p text:style-name="P4">11 Eis que já tens ouvido o que fizeram os reis da Assíria a todas as terras, destruindo-as totalmente; e serás tu livrado?</text:p>
        <text:p text:style-name="P4">12 Porventura as livraram os deuses das nações que meus pais destruíram: Gozã, e Harã, e Rezefe, e os filhos de Edem que estavam em Telassar?</text:p>
        <text:p text:style-name="P4">13 Onde está o rei de Hamate, e o rei de Arpade, e o rei da cidade de Sefarvaim, Hena e Iva?</text:p>
        <text:p text:style-name="P4">14 Recebendo pois Ezequias as cartas das mãos dos mensageiros, e lendo-as, subiu à casa de Iavé; e Ezequias as estendeu perante Iavé.</text:p>
        <text:p text:style-name="P4">15 E orou Ezequias a Iavé, dizendo:</text:p>
        <text:p text:style-name="P4">16 Iavé dos exércitos, Deus de Israel, tu que estás sentado sobre os querubins; tu, só tu, és o Deus de todos os reinos da terra; tu fizeste o céu e a terra.</text:p>
        <text:p text:style-name="P4">17 Inclina, o Iavé, o teu ouvido, e ouve; abre, Senhor, os teus olhos, e vê; e ouve todas as palavras de Senaqueribe, as quais ele mandou para afrontar o Deus vivo.</text:p>
        <text:p text:style-name="P4">18 Verdade é, Senhor, que os reis da Assíria têm assolado todos os países, e suas terras,</text:p>
        <text:p text:style-name="P4">19 e lançado no fogo os seus deuses; porque deuses não eram, mas obra de mãos de homens, madeira e pedra; por isso os destruíram.</text:p>
        <text:p text:style-name="P4">20 Agora, pois, ó Iavé nosso Deus, livra-nos da sua mão, para que todos os reinos da terra saibam que só tu és Iavé.</text:p>
        <text:p text:style-name="P4">21 Então Isaías, filho de Amoz, mandou dizer a Ezequias: Assim diz Iavé, o Deus de Israel: Portanto me fizeste a tua súplica contra Senaqueribe, rei de Assíria,</text:p>
        <text:p text:style-name="P4">22 esta é a palavra que Iavé falou a respeito dele: A virgem, a filha de Sião, te despreza, e de ti zomba; a filha de Jerusalém meneia a cabeça por detrás de ti.</text:p>
        <text:p text:style-name="P4">23 A quem afrontaste e de quem blasfemaste? contra quem alçaste a voz e ergueste os teus olhos ao alto? Contra o Santo de Israel.</text:p>
        <text:p text:style-name="P4">24 Por meio de teus servos afrontaste Iavé, e disseste: Com a multidão dos meus carros subi eu aos cumes dos montes, aos últimos recessos do Líbano; e cortei os seus altos cedros e as suas faias escolhidas; e entrei no seu cume mais elevado, no bosque do seu campo fértil.</text:p>
        <text:p text:style-name="P4">25 Eu cavei, e bebi as águas; e com as plantas de meus pés sequei todos os rios do Egito.</text:p>
        <text:p text:style-name="P4">26 Não ouviste que já há muito tempo eu fiz isso, e que já desde os dias antigos o tinha determinado? Agora porém o executei, para que fosses tu o que reduzisses as cidades fortificadas a montões de ruínas.</text:p>
        <text:p text:style-name="P4">27 Por isso os seus moradores, dispondo de pouca força, andaram atemorizados e envergonhados; tornaram-se como a erva do campo, e como a relva verde, e como o feno dos telhados ou dum campo, que se queimaram antes de amadurecer.</text:p>
        <text:p text:style-name="P4">28 Mas eu conheço o teu sentar, o teu sair e o teu entrar, e o teu furor contra mim.</text:p>
        <text:p text:style-name="P4">29 Por causa do teu furor contra mim, e porque a tua arrogância subiu até os meus ouvidos, portanto porei o meu anzol no teu nariz e o meu freio na tua boca, e te farei voltar pelo caminho por onde vieste.</text:p>
        <text:p text:style-name="P4">30 E isto te será por sinal: este ano comereis o que espontaneamente nascer, e no segundo ano o que daí proceder; e no terceiro ano semeai e colhei, plantai vinhas, e comei os frutos delas.</text:p>
        <text:p text:style-name="P4">31 Pois o restante da casa de Judá, que sobreviveu, tornará a lançar raízes para baixo, e dará fruto para cima.</text:p>
        <text:p text:style-name="P4">32 Porque de Jerusalém sairá o restante, e do monte Sião os que escaparam; o zelo de Iavé dos exércitos fará isso.</text:p>
        <text:p text:style-name="P4">33 Portanto, assim diz Iavé acerca do rei da Assíria: Não entrará nesta cidade, nem lançará nela flecha alguma; tampouco virá perante ela com escudo, ou levantará contra ela tranqueira.</text:p>
        <text:p text:style-name="P4">34 Pelo caminho por onde veio, por esse voltará; mas nesta cidade não entrará, diz Iavé.</text:p>
        <text:p text:style-name="P4">35 Porque eu defenderei esta cidade, para a livrar, por amor de mim e, por amor do meu servo Davi.</text:p>
        <text:p text:style-name="P4">36 Então saiu o anjo de Iavé, e feriu no arraial dos assírios a cento e oitenta e cinco mil; e quando se levantaram pela manhã cedo, eis que todos estes eram corpos mortos.</text:p>
        <text:p text:style-name="P4">37 Assim Senaqueribe, rei da Assíria, se retirou, e se foi, e voltou, e habitou em Nínive.</text:p>
        <text:p text:style-name="P4">38 E sucedeu que, enquanto ele adorava na casa de Nisroque, seu deus, Adrameleb, que e Sarezer, seus filhos, o mataram à espada; e escaparam para a terra de Arará. E Ezar-Hadom, seu filho, reinou em seu lugar.</text:p>
      </text:section>
      <text:section text:style-name="Sect1" text:name="Seção580">
        <text:h text:style-name="P1" text:outline-level="2"><text:bookmark text:name="cap383"/>ISAÍAS-[Capítulo 38]</text:h>
        <text:p text:style-name="P4"><text:soft-page-break/>1 Naqueles dias Ezequias adoeceu e esteve à morte. E veio ter com ele o profeta Isaías, filho de Amoz, e lhe disse: Assim diz Iavé: Põe em ordem a tua casa, porque morrerás, e não viverás.</text:p>
        <text:p text:style-name="P4">2 Então virou Ezequias o seu rosto para a parede, e orou a Iavé,</text:p>
        <text:p text:style-name="P4">3 e disse: Lembra-te agora, o Iavé, peço-te, de que modo tenho andado diante de ti em verdade, e com coração perfeito, e tenho feito o que era reto aos teus olhos. E chorou Ezequias amargamente.</text:p>
        <text:p text:style-name="P4">4 Então veio a palavra de Iavé a Isaías, dizendo:</text:p>
        <text:p text:style-name="P4">5 Vai e dize a Ezequias: Assim diz Iavé, o Deus de Davi teu pai: Ouvi a tua oração, e vi as tuas lágrimas; eis que acrescentarei aos teus dias quinze anos.</text:p>
        <text:p text:style-name="P4">6 Livrar-te-ei das mãos do rei da Assíria, a ti, e a esta cidade; eu defenderei esta cidade.</text:p>
        <text:p text:style-name="P4">7 E isto te será da parte de Iavé como sinal de que Iavé cumprirá esta palavra que falou:</text:p>
        <text:p text:style-name="P4">8 Eis que farei voltar atrás dez graus a sombra no relógio de Acaz, pelos quais já declinou com o sol. Assim recuou o sol dez graus pelos quais já tinha declinado.</text:p>
        <text:p text:style-name="P4">9 O escrito de Ezequias, rei de Judá, depois de ter estado doente, e de ter convalescido de sua enfermidade.</text:p>
        <text:p text:style-name="P4">10 Eu disse: Na tranqüilidade de meus dias hei de entrar nas portas <text:span text:style-name="T1">da sepultura</text:span>; estou privado do resto de meus anos.</text:p>
        <text:p text:style-name="P4">11 Eu disse: Já não verei mais a Iavé na terra dos viventes; jamais verei o homem com os moradores do mundo.</text:p>
        <text:p text:style-name="P4">12 A minha habitação já foi arrancada e arrebatada de mim, qual tenda de pastor; enrolei como tecelão a minha vida; ele me corta do tear; do dia para a noite tu darás cabo de mim.</text:p>
        <text:p text:style-name="P4">13 Clamei por socorro até a madrugada; como um leão, assim ele quebrou todos os meus ossos; do dia para a noite tu darás cabo de mim.</text:p>
        <text:p text:style-name="P4">14 Como a andorinha, ou o grou, assim eu chilreava; e gemia como a pomba; os meus olhos se cansavam de olhar para cima; o Iavé, ando oprimido! fica por meu fiador.</text:p>
        <text:p text:style-name="P4">15 Que direi? como mo prometeu, assim ele mesmo o cumpriu; assim passarei mansamente por todos os meus anos, por causa da amargura da minha alma.</text:p>
        <text:p text:style-name="P4">16 Ó Iavé por estas coisas vivem os homens, e inteiramente nelas está a vida do meu espírito; portanto restabelece-me, e faze-me viver.</text:p>
        <text:p text:style-name="P4">17 Eis que foi para minha paz que eu estive em grande amargura; tu, porém, amando a minha alma, a livraste da cova da corrupção; porque lançaste para trás das tuas costas todos os meus pecados.</text:p>
        <text:p text:style-name="P4">18 Pois não pode louvar-te o Seol, nem a morte cantar-te os louvores; os que descem para a cova não podem esperar na tua verdade.</text:p>
        <text:p text:style-name="P4">19 O vivente, o vivente é que te louva, como eu hoje faço; o pai aos filhos faz notória a tua verdade.</text:p>
        <text:p text:style-name="P4">20 Iavé está prestes a salvar-me; pelo que, tangendo eu meus instrumentos, nós o louvaremos todos os dias de nossa vida na casa de Iavé.</text:p>
        <text:p text:style-name="P4">21 Ora Isaías dissera: Tomem uma pasta de figos, e a ponham como cataplasma sobre a úlcera; e Ezequias sarará.</text:p>
        <text:p text:style-name="P4">22 Também dissera Ezequias: Qual será o sinal de que hei de subir à casa de Iavé?</text:p>
      </text:section>
      <text:section text:style-name="Sect1" text:name="Seção581">
        <text:h text:style-name="P1" text:outline-level="2"><text:bookmark text:name="cap393"/>ISAÍAS-[Capítulo 39]</text:h>
        <text:p text:style-name="P4"><text:soft-page-break/>1 Naquele tempo enviou Merodaque-Baladã, filho de Baladã, rei de Babilônia, cartas e um presente a Ezequias; porque tinha ouvido dizer que havia estado doente e que já tinha convalescido.</text:p>
        <text:p text:style-name="P4">2 E Ezequias se alegrou com eles, e lhes mostrou a casa do seu tesouro, a prata, e o ouro, e as especiarias, e os melhores ungüentos, e toda a sua casa de armas, e tudo quanto se achava nos seus tesouros; coisa nenhuma houve, nem em sua casa, nem em todo o seu domínio, que Ezequias lhes não mostrasse.</text:p>
        <text:p text:style-name="P4">3 Então o profeta Isaías veio ao rei Ezequias, e lhe perguntou: Que foi que aqueles homens disseram, e donde vieram ter contigo? Respondeu Ezequias: Duma terra remota vieram ter comigo, de Babilônia.</text:p>
        <text:p text:style-name="P4">4 Ele ainda perguntou: Que foi que viram em tua casa? Respondeu Ezequias: Viram tudo quanto há em minha casa; coisa nenhuma há nos meus tesouros que eu deixasse de lhes mostrar.</text:p>
        <text:p text:style-name="P4">5 Então disse Isaías a Ezequias: Ouve a palavra de Iavé dos exércitos:</text:p>
        <text:p text:style-name="P4">6 Eis que virão dias em que tudo quanto houver em tua casa, juntamente com o que entesouraram teus pais até o dia de hoje, será levado para Babilônia; não ficará coisa alguma, disse Iavé.</text:p>
        <text:p text:style-name="P4">7 E dos teus filhos, que de ti procederem, e que tu gerares, alguns serão levados cativos, para que sejam eunucos no palácio do rei de Babilônia.</text:p>
        <text:p text:style-name="P4">8 Então disse Ezequias a Isaías: Tua é a palavra de Iavé que disseste. Disse mais: Porque haverá paz e verdade em meus dias.</text:p>
      </text:section>
      <text:section text:style-name="Sect1" text:name="Seção582">
        <text:h text:style-name="P1" text:outline-level="2"><text:bookmark text:name="cap403"/>ISAÍAS-[Capítulo 40]</text:h>
        <text:p text:style-name="P4">1 Consolai, consolai o meu povo, diz o vosso Deus.</text:p>
        <text:p text:style-name="P4">2 Falai benignamente a Jerusalém, e bradai-lhe que já a sua malícia é acabada, que a sua iniqüidade está expiada e que já recebeu em dobro da mão de Iavé, por todos os seus pecados.</text:p>
        <text:p text:style-name="P4">3 Eis a voz do que clama: Preparai no deserto o caminho de Iavé; endireitai no ermo uma estrada para o nosso Deus.</text:p>
        <text:p text:style-name="P4">4 Todo vale será levantado, e será abatido todo monte e todo outeiro; e o terreno acidentado será nivelado, e o que é escabroso, aplanado.</text:p>
        <text:p text:style-name="P4">5 A glória de Iavé se revelará; e toda a carne juntamente a verá; pois a boca de Iavé o disse.</text:p>
        <text:p text:style-name="P4">6 Uma voz diz: Clama. Respondi eu: Que hei de clamar? Toda a carne é erva, e toda a sua beleza como a flor do campo.</text:p>
        <text:p text:style-name="P4">7 Seca-se a erva, e murcha a flor, soprando nelas o hálito de Iavé. Na verdade o povo é erva.</text:p>
        <text:p text:style-name="P4">8 Seca-se a erva, e murcha a flor; mas a palavra de nosso Deus subsiste eternamente.</text:p>
        <text:p text:style-name="P4">9 Tu, anunciador de boas-novas a Sião, sobe a um monte alto. Tu, anunciador de boas-novas a Jerusalém, levanta a tua voz fortemente; levanta-a, não temas, e dize às cidades de Judá: Eis aqui está o vosso Deus.</text:p>
        <text:p text:style-name="P4">10 Eis que Iavé Deus virá com poder, e o seu braço dominará por ele; eis que o seu galardão está com ele, e a sua recompensa diante dele.</text:p>
        <text:p text:style-name="P4">11 Como pastor ele apascentará o seu rebanho; entre os seus braços recolherá os cordeirinhos, e os levará no seu regaço; as que amamentam, ele as guiará mansamente.</text:p>
        <text:p text:style-name="P4">12 Quem mediu com o seu punho as águas, e tomou a medida dos céus aos palmos, e recolheu numa medida o pó da terra e pesou os montes com pesos e os outeiros em balanças,</text:p>
        <text:p text:style-name="P4"><text:soft-page-break/>13 Quem guiou o Espírito de Iavé, ou, como seu conselheiro o ensinou?</text:p>
        <text:p text:style-name="P4">14 Com quem tomou ele conselho, para que lhe desse entendimento, e quem lhe mostrou a vereda do juízo? quem lhe ensinou conhecimento, e lhe mostrou o caminho de entendimento?</text:p>
        <text:p text:style-name="P4">15 Eis que as nações são consideradas por ele como a gota dum balde, e como o pó miúdo das balanças; eis que ele levanta as ilhas como a uma coisa pequeníssima.</text:p>
        <text:p text:style-name="P4">16 Nem todo o Líbano basta para o fogo, nem os seus animais bastam para um holocausto.</text:p>
        <text:p text:style-name="P4">17 Todas as nações são como nada perante ele; são por ele reputadas menos do que nada, e como coisa vã.</text:p>
        <text:p text:style-name="P4">18 A quem, pois, podeis assemelhar a Deus? ou que figura podeis comparar a ele?</text:p>
        <text:p text:style-name="P4">19 Quanto ao ídolo, o artífice o funde, e o ourives o cobre de ouro, e forja cadeias de prata para ele.</text:p>
        <text:p text:style-name="P4">20 O empobrecido, que não pode oferecer tanto, escolhe madeira que não apodrece; procura para si um artífice perito, para gravar uma imagem que não se pode mover.</text:p>
        <text:p text:style-name="P4">21 Porventura não sabeis? porventura não ouvis? ou desde o princípio não se vos notificou isso mesmo? ou não tendes entendido desde a fundação da terra?</text:p>
        <text:p text:style-name="P4">22 E ele o que está assentado sobre o círculo da terra, cujos moradores são para ele como gafanhotos; é ele o que estende os céus como cortina, e o desenrola como tenda para nela habitar.</text:p>
        <text:p text:style-name="P4">23 E ele o que reduz a nada os príncipes, e torna em coisa vã os juízes da terra.</text:p>
        <text:p text:style-name="P4">24 Na verdade, mal se tem plantado, mal se tem semeado e mal se tem arraigado na terra o seu tronco, quando ele sopra sobre eles, e secam-se, e a tempestade os leva como à pragana.</text:p>
        <text:p text:style-name="P4">25 A quem, pois, me comparareis, para que eu lhe seja semelhante? diz o Santo.</text:p>
        <text:p text:style-name="P4">26 Levantai ao alto os vossos olhos, e vede: quem criou estas coisas? Foi aquele que faz sair o exército delas segundo o seu número; ele as chama a todas pelos seus nomes; por ser ele grande em força, e forte em poder, nenhuma faltará.</text:p>
        <text:p text:style-name="P4">27 Por que dizes, ó Jacó, e falas, ó Israel: O meu caminho está escondido a Iavé, e o meu juízo passa despercebido ao meu Deus?</text:p>
        <text:p text:style-name="P4">28 Não sabes, não ouviste que o eterno Deus, Iavé, o Criador dos confins da terra, não se cansa nem se fatiga? E inescrutável o seu entendimento.</text:p>
        <text:p text:style-name="P4">29 Ele dá força ao cansado, e aumenta as forças ao que não tem nenhum vigor.</text:p>
        <text:p text:style-name="P4">30 Os jovens se cansarão e se fatigarão, e os mancebos cairão,</text:p>
        <text:p text:style-name="P4">31 mas os que esperam <text:span text:style-name="T2">em Iavé</text:span> renovarão as suas forças; subirão com asas como águias; correrão, e não se cansarão; andarão, e não se fatigarão.</text:p>
      </text:section>
      <text:section text:style-name="Sect1" text:name="Seção583">
        <text:h text:style-name="P1" text:outline-level="2"><text:bookmark text:name="cap419"/>ISAÍAS-[Capítulo 41]</text:h>
        <text:p text:style-name="P4">1 Calai-vos diante de mim, ó ilhas; e renovem os povos as forças; cheguem-se, e então falem; cheguemo-nos juntos a juizo.</text:p>
        <text:p text:style-name="P4">2 Quem suscitou do Oriente aquele cujos passos a vitória acompanha? Quem faz que as nações se lhe submetam e que ele domine sobre reis? Ele os entrega à sua espada como o pó, e ao seu arco como pragana arrebatada pelo vento.</text:p>
        <text:p text:style-name="P4">3 Ele os persegue, e passa adiante em segurança, até por uma vereda em que com os seus pés nunca tinha trilhado.</text:p>
        <text:p text:style-name="P4">4 Quem operou e fez isto, chamando as gerações desde o princípio? Eu, Iavé, que sou o primeiro, e que com os últimos sou o mesmo.</text:p>
        <text:p text:style-name="P4"><text:soft-page-break/>5 As ilhas o viram, e temeram; os confins da terra tremeram; aproximaram-se, e vieram.</text:p>
        <text:p text:style-name="P4">6 um ao outro ajudou, e ao seu companheiro disse: Esforça-te.</text:p>
        <text:p text:style-name="P4">7 Assim o artífice animou ao ourives, e o que alisa com o martelo ao que bate na bigorna, dizendo da coisa soldada: Boa é. Então com pregos a segurou, para que não viesse a mover-se.</text:p>
        <text:p text:style-name="P4">8 Mas tu, ó Israel, servo meu, tu Jacó, a quem escolhi, descendência de Abraão,</text:p>
        <text:p text:style-name="P4">9 tomei desde os confins da terra, e te chamei desde os seus cantos, e te disse: Tu és o meu servo, a ti te escolhi e não te rejeitei;</text:p>
        <text:p text:style-name="P4">10 não temas, porque eu sou contigo; não te assombres, porque eu sou teu Deus; eu te fortaleço, e te ajudo, e te sustento com a destra da minha justiça.</text:p>
        <text:p text:style-name="P4">11 Eis que envergonhados e confundidos serão todos os que se irritam contra ti; tornar-se-ão em nada; e os que contenderem contigo perecerão.</text:p>
        <text:p text:style-name="P4">12 Quanto aos que pelejam contigo, buscá-los-ás, mas não os acharás; e os que guerreiam contigo tornar-se-ão em nada e perecerão.</text:p>
        <text:p text:style-name="P4">13 Porque eu, o Iavé seu Deus, te seguro pela tua mão direita, e te digo: Não temas; eu te ajudarei.</text:p>
        <text:p text:style-name="P4">14 Não temas, ó bichinho de Jacó, nem vós, povozinho de Israel; eu te ajudo, diz Iavé, e o teu redentor é o Santo de Israel.</text:p>
        <text:p text:style-name="P4">15 Eis que farei de ti um trilho novo, que tem dentes agudos; os montes trilharás e os moerás, e os outeiros tornarás como a pragana.</text:p>
        <text:p text:style-name="P4">16 Tu os padejarás e o vento os levará, e o redemoinho os espalhará; e tu te alegrarás <text:span text:style-name="T2">em Iavé </text:span>e te gloriarás no Santo de Israel.</text:p>
        <text:p text:style-name="P4">17 Os pobres e necessitados buscam água, e não há, e a sua língua se seca de sede; mas eu Iavé os ouvirei, eu o Deus de Israel não os desampararei.</text:p>
        <text:p text:style-name="P4">18 Abrirei rios nos altos desnudados, e fontes no meio dos vales; tornarei o deserto num lago d'água, e a terra seca em mananciais.</text:p>
        <text:p text:style-name="P4">19 Plantarei no deserto o cedro, a acácia, a murta, e a oliveira; e porei no ermo juntamente a faia, o olmeiro e o buxo;</text:p>
        <text:p text:style-name="P4">20 para que todos vejam, e saibam, e considerem, e juntamente entendam que a mão de Iavé fez isso, e o Santo de Israel o criou.</text:p>
        <text:p text:style-name="P4">21 Apresentai a vossa demanda, diz Iavé; trazei as vossas firmes razões, diz o Rei de Jacó.</text:p>
        <text:p text:style-name="P4">22 Tragam-nas, e assim nos anunciem o que há de acontecer; anunciai-nos as coisas passadas, quais são, para que as consideremos, e saibamos o fim delas; ou mostrai-nos coisas vindouras.</text:p>
        <text:p text:style-name="P4">23 Anunciai-nos as coisas que ainda hão de vir, para que saibamos que sois deuses; fazei bem, ou fazei mal, para que nos assombremos, e fiquemos atemorizados.</text:p>
        <text:p text:style-name="P4">24 Eis que vindes do nada, e a vossa obra do que nada é; abominação é quem vos escolhe.</text:p>
        <text:p text:style-name="P4">25 Do norte suscitei a um que já é chegado; do nascente do sol a um que invoca o meu nome; e virá sobre os magistrados como sobre o lodo, e como o oleiro pisa o barro.</text:p>
        <text:p text:style-name="P4">26 Quem anunciou isso desde o princípio, para que o possamos saber? ou dantes, para que digamos: Ele é justo? Mas não há quem anuncie, nem tampouco quem manifeste, nem tampouco quem ouça as vossas palavras.</text:p>
        <text:p text:style-name="P4">27 Eu sou o que primeiro direi a Sião: Ei-los, ei-los; e a Jerusalém darei um mensageiro que traz boas-novas.</text:p>
        <text:p text:style-name="P4">28 E quando eu olho, não há ninguém; nem mesmo entre eles há conselheiro que possa responder palavra, quando eu lhes perguntar.</text:p>
        <text:p text:style-name="P4">29 Eis que todos são vaidade. As suas obras não são coisa alguma; as suas imagens de fundição são vento e coisa vã.</text:p>
      </text:section>
      <text:section text:style-name="Sect1" text:name="Seção584">
        <text:h text:style-name="P1" text:outline-level="2"><text:bookmark text:name="cap424"/>ISAÍAS-[Capítulo 42]</text:h>
        <text:p text:style-name="P4">1 Eis aqui o meu servo, a quem sustenho; o meu escolhido, em quem se compraz a minha alma; pus o meu espírito sobre ele. ele trará justiça às nações.</text:p>
        <text:p text:style-name="P4">2 Não clamará, não se exaltará, nem fará ouvir a sua voz na rua.</text:p>
        <text:p text:style-name="P4">3 A cana trilhada, não a quebrará, nem apagará o pavio que fumega; em verdade trará a justiça;</text:p>
        <text:p text:style-name="P4">4 não faltará nem será quebrantado, até que ponha na terra a justiça; e as ilhas aguardarão a sua lei.</text:p>
        <text:p text:style-name="P4">5 Assim diz Deus, Iavé, que criou os céus e os desenrolou, e estendeu a terra e o que dela procede; que dá a respiração ao povo que nela está, e o espírito aos que andam nela.</text:p>
        <text:p text:style-name="P4">6 Eu Iavé te chamei em justiça; tomei-te pela mão, e te guardei; e te dei por pacto ao povo, e para luz das nações;</text:p>
        <text:p text:style-name="P4"><text:soft-page-break/>7 para abrir os olhos dos cegos, para tirar da prisão os presos, e do cárcere os que jazem em trevas.</text:p>
        <text:p text:style-name="P4">8 Eu sou Iavé; este é o meu nome; a minha glória, pois, a outrem não a darei, nem o meu louvor às imagens esculpidas.</text:p>
        <text:p text:style-name="P4">9 Eis que as primeiras coisas já se realizaram, e novas coisas eu vos anuncio; antes que venham à luz, vo-las faço ouvir.</text:p>
        <text:p text:style-name="P4">10 Cantai a Iavé um cântico novo, e o seu louvor desde a extremidade da terra, vós, os que navegais pelo mar, e tudo quanto há nele, vós ilhas, e os vossos habitantes.</text:p>
        <text:p text:style-name="P4">11 Alcem a voz o deserto e as suas cidades, com as aldeias que Quedar habita; exultem os que habitam nos penhascos, e clamem do cume dos montes.</text:p>
        <text:p text:style-name="P4">12 Dêem glória a Iavé, e anunciem nas ilhas o seu louvor.</text:p>
        <text:p text:style-name="P4">13 Iavé sai como um valente, como homem de guerra desperta o zelo; clamará, e fará grande ruído, e mostrar-se-á valente contra os seus inimigos.</text:p>
        <text:p text:style-name="P4">14 Por muito tempo me calei; estive em silêncio, e me contive; mas agora darei gritos como a que está de parto, arfando e arquejando.</text:p>
        <text:p text:style-name="P4">15 Os montes e outeiros tornarei em deserto, e toda a sua erva farei secar; e tornarei os rios em ilhas, e secarei as lagoas.</text:p>
        <text:p text:style-name="P4">16 E guiarei os cegos por um caminho que não conhecem; fá-los- ei caminhar por veredas que não têm conhecido; tornarei as trevas em luz perante eles, e aplanados os caminhos escabrosos. Estas coisas lhes farei; e não os desampararei.</text:p>
        <text:p text:style-name="P4">17 Tornados para trás e cobertos de vergonha serão os que confiam em imagens esculpidas, que dizem às imagens de fundição: Vós sois nossos deuses.</text:p>
        <text:p text:style-name="P4">18 Surdos, ouvi; e vós, cegos, olhai, para que possais ver.</text:p>
        <text:p text:style-name="P4">19 Quem é cego, senão o meu servo, ou surdo como o meu mensageiro, que envio? e quem é cego como o meu dedicado, e cego como o servo de Iavé?</text:p>
        <text:p text:style-name="P4">20 Tu vês muitas coisas, mas não as guardas; ainda que ele tenha os ouvidos abertos, nada ouve.</text:p>
        <text:p text:style-name="P4">21 Foi do agrado de Iavé, por amor da sua justiça, engrandecer a lei e torná-la gloriosa.</text:p>
        <text:p text:style-name="P4">22 Mas este é um povo roubado e saqueado; todos estão enlaçados em cavernas, e escondidos nas casas dos cárceres; são postos por presa, e ninguém há que os livre; por despojo, e ninguém diz: Restitui.</text:p>
        <text:p text:style-name="P4">23 Quem há entre vós que a isso dará ouvidos? que atenderá e ouvirá doravante?</text:p>
        <text:p text:style-name="P4">24 Quem entregou Jacó por despojo, e Israel aos roubadores? porventura não foi Iavé, aquele contra quem pecamos, e em cujos caminhos eles não queriam andar, e cuja lei não queriam observar?</text:p>
        <text:p text:style-name="P4">25 Pelo que Iavé derramou sobre Israel a indignação da sua ira, e a violência da guerra; isso lhe ateou fogo ao redor; contudo ele não o percebeu; e o queimou; contudo ele não se compenetrou disso.</text:p>
      </text:section>
      <text:section text:style-name="Sect1" text:name="Seção585">
        <text:h text:style-name="P1" text:outline-level="2"><text:bookmark text:name="cap432"/>ISAÍAS-[Capítulo 43]</text:h>
        <text:p text:style-name="P4">1 Mas agora, assim diz Iavé que te criou, ó Jacó, e que te formou, ó Israel: Não temas, porque eu te remi; chamei-te pelo teu nome, tu és meu.</text:p>
        <text:p text:style-name="P4">2 Quando passares pelas águas, eu serei contigo; quando pelos rios, eles não te submergirão; quando passares pelo fogo, não te queimarás, nem a chama arderá em ti.</text:p>
        <text:p text:style-name="P4">3 Porque eu sou o Iavé seu Deus, o Santo de Israel, o teu Salvador; por teu resgate dei o Egito, e em teu lugar a Etiópia e Seba.</text:p>
        <text:p text:style-name="P4"><text:soft-page-break/>4 Visto que foste precioso aos meus olhos, e és digno de honra e eu te amo, portanto darei homens por ti, e es povos pela tua vida.</text:p>
        <text:p text:style-name="P4">5 Não temas, pois, porque eu sou contigo; trarei a tua descendência desde o Oriente, e te ajuntarei desde o Ocidente.</text:p>
        <text:p text:style-name="P4">6 Direi ao Norte: Dá; e ao Sul: Não retenhas; trazei meus filhos de longe, e minhas filhas das extremidades da terra;</text:p>
        <text:p text:style-name="P4">7 a todo aquele que é chamado pelo meu nome, e que criei para minha glória, e que formei e fiz.</text:p>
        <text:p text:style-name="P4">8 Fazei sair o povo que é cego e tem olhos; e os surdos que têm ouvidos.</text:p>
        <text:p text:style-name="P4">9 Todas as nações se congreguem, e os povos se reúnam; quem dentre eles pode anunciar isso, e mostrar-nos coisas já passadas? apresentem as suas testemunhas, para que se justifiquem; e para que se ouça, e se diga: Verdade é.</text:p>
        <text:p text:style-name="P4">10 Vós sois as minhas testemunhas, de Iavé, e o meu servo, a quem escolhi; para que o saibais, e me creiais e entendais que eu sou o mesmo; antes de mim Deus nenhum se formou, e depois de mim nenhum haverá.</text:p>
        <text:p text:style-name="P4">11 Eu, eu sou Iavé, e fora de mim não há salvador.</text:p>
        <text:p text:style-name="P4">12 Eu anunciei, e eu salvei, e eu o mostrei; e deus estranho não houve entre vós; portanto vós sois as minhas testemunhas, diz Iavé.</text:p>
        <text:p text:style-name="P4">13 Eu sou Deus; também de hoje em diante, eu o sou; e ninguém há que possa fazer escapar das minhas mãos; operando eu, quem impedirá?</text:p>
        <text:p text:style-name="P4">14 Assim diz Iavé, vosso Redentor, o Santo de Israel: Por amor de vós enviarei a Babilônia, e a todos os fugitivos farei embarcar até os caldeus, nos navios com que se vangloriavam.</text:p>
        <text:p text:style-name="P4">15 Eu sou Iavé, vosso Santo, o Criador de Israel, vosso Rei.</text:p>
        <text:p text:style-name="P4">16 Assim diz Iavé, o que preparou no mar um caminho, e nas águas impetuosas uma vereda;</text:p>
        <text:p text:style-name="P4">17 o que faz sair o carro e o cavalo, o exército e a força; eles juntamente se deitam, e jamais se levantarão; estão extintos, apagados como uma torcida.</text:p>
        <text:p text:style-name="P4">18 Não vos lembreis das coisas passadas, nem considereis as antigas.</text:p>
        <text:p text:style-name="P4">19 Eis que faço uma coisa nova; agora está saindo à luz; porventura não a percebeis? eis que porei um caminho no deserto, e rios no ermo.</text:p>
        <text:p text:style-name="P4">20 Os animais do campo me honrarão, os chacais e os avestruzes; porque porei águas no deserto, e rios no ermo, para dar de beber ao meu povo, ao meu escolhido,</text:p>
        <text:p text:style-name="P4">21 esse povo que formei para mim, para que publicasse o meu louvor.</text:p>
        <text:p text:style-name="P4">22 Contudo tu não me invocaste a mim, ó Jacó; mas te cansaste de mim, ó Israel.</text:p>
        <text:p text:style-name="P4">23 Não me trouxeste o gado miúdo dos teus holocaustos, nem me honraste com os teus sacrifícios; não te fiz servir com ofertas, nem te fatiguei com incenso.</text:p>
        <text:p text:style-name="P4">24 Não me compraste por dinheiro cana aromática, nem com a gordura dos teus sacrifícios me satisfizeste; mas me deste trabalho com os teus pecados, e me cansaste com as tuas iniqüidades.</text:p>
        <text:p text:style-name="P4">25 Eu, eu mesmo, sou o que apago as tuas transgressões por amor de mim, e dos teus pecados não me lembro.</text:p>
        <text:p text:style-name="P4">26 Procura lembrar-me; entremos juntos em juizo; apresenta as tuas razães, para que te possas justificar!</text:p>
        <text:p text:style-name="P4">27 Teu primeiro pai pecou, e os teus intérpretes prevaricaram contra mim.</text:p>
        <text:p text:style-name="P4">28 Pelo que profanei os príncipes do santuário; e entreguei Jacó para maldição, e Israel para vergonha.</text:p>
      </text:section>
      <text:section text:style-name="Sect1" text:name="Seção586">
        <text:h text:style-name="P1" text:outline-level="2"><text:bookmark text:name="cap442"/>ISAÍAS-[Capítulo 44]</text:h>
        <text:p text:style-name="P4">1 Agora, pois, ouve, ó Jacó, servo meu, ó Israel, a quem escolhi.</text:p>
        <text:p text:style-name="P4">2 Assim diz Iavé que te criou e te formou desde o ventre, e que te ajudará: Não temas, ó Jacó, servo meu, e tu, Jesurum, a quem escolhi.</text:p>
        <text:p text:style-name="P4">3 Porque derramarei água sobre o sedento, e correntes sobre a terra seca; derramarei o meu Espírito sobre a tua posteridade, e a minha bênção sobre a tua descendência;</text:p>
        <text:p text:style-name="P4">4 e brotarão como a erva, como salgueiros junto às correntes de águas.</text:p>
        <text:p text:style-name="P4">5 Este dirá: Eu sou de Iavé; e aquele se chamará do nome de Jacó; e aquele outro escreverá na própria mão: Eu sou de Iavé; e por sobrenome tomará o nome de Israel.</text:p>
        <text:p text:style-name="P4">6 Assim diz Iavé, Rei de Israel, seu Redentor, Iavé dos exércitos: Eu sou o primeiro, e eu sou o último, e fora de mim não há Deus.</text:p>
        <text:p text:style-name="P4">7 Quem há como eu? Que o proclame e o exponha perante mim! Quem tem anunciado desde os tempos antigos as coisas vindouras? Que nos anuncie as que ainda hão de vir.</text:p>
        <text:p text:style-name="P4">8 Não vos assombreis, nem temais; porventura não vo-lo declarei há muito tempo, e não vo-lo anunciei? Vós sois as minhas testemunhas! Acaso há outro Deus além de mim? Não, não há Rocha; não conheço nenhuma.</text:p>
        <text:p text:style-name="P4">9 Todos os artífices de imagens esculpidas são nada; e as suas coisas mais desejáveis são de nenhum préstimo; e suas próprias testemunhas nada vêem nem entendem, para que eles sejam confundidos.</text:p>
        <text:p text:style-name="P4">10 Quem forma um deus, e funde uma imagem de escultura, que é de nenhum préstimo?</text:p>
        <text:p text:style-name="P4">11 Eis que todos os seus seguidores ficarão confundidos; e os artífices são apenas homens; ajuntem-se todos, e se apresentem; assombrar-se-ão, e serão juntamente confundidos.</text:p>
        <text:p text:style-name="P4">12 O ferreiro faz o machado, e trabalha nas brasas, e o forja com martelos, e o forja com o seu forte braço; ademais ele tem fome, e a sua força falta; não bebe água, e desfalece.</text:p>
        <text:p text:style-name="P4">13 O carpinteiro estende a régua sobre um pau, e com lápis esboça um deus; dá-lhe forma com o cepilho; torna a esboçá-lo com o compasso; finalmente dá-lhe forma à semelhança dum homem, segundo a beleza dum homem, para habitar numa casa.</text:p>
        <text:p text:style-name="P4">14 Um homem corta para si cedros, ou toma um cipreste, ou um carvalho; assim escolhe dentre as árvores do bosque; planta uma faia, e a chuva a faz crescer.</text:p>
        <text:p text:style-name="P4"><text:soft-page-break/>15 Então ela serve ao homem para queimar: da madeira toma uma parte e com isso se aquenta; acende um fogo e assa o pão; também faz um deus e se prostra diante dele; fabrica uma imagem de escultura, e se ajoelha diante dela.</text:p>
        <text:p text:style-name="P4">16 Ele queima a metade no fogo, e com isso prepara a carne para comer; faz um assado, e dele se farta; também se aquenta, e diz: Ah! já me aquentei, já vi o fogo.</text:p>
        <text:p text:style-name="P4">17 Então do resto faz para si um deus, uma imagem de escultura; ajoelha-se diante dela, prostra-se, e lhe dirige a sua súplica dizendo: Livra-me porquanto tu és o meu deus.</text:p>
        <text:p text:style-name="P4">18 Nada sabem, nem entendem; porque se lhe untaram os olhos, para que não vejam, e o coração, para que não entendam.</text:p>
        <text:p text:style-name="P4">19 E nenhum deles reflete; e não têm conhecimento nem entendimento para dizer: Metade queimei no fogo, e assei pão sobre as suas brasas; fiz um assado e dele comi; e faria eu do resto uma abominação? ajoelhar-me-ei ao que saiu duma árvore?</text:p>
        <text:p text:style-name="P4">20 Apascenta-se de cinza. O seu coração enganado o desviou, de maneira que não pode livrar a sua alma, nem dizer: Porventura não há uma mentira na minha mão direita?</text:p>
        <text:p text:style-name="P4">21 Lembra-te destas coisas, ó Jacó, sim, tu ó Israel; porque tu és meu servo! Eu te formei, meu servo és tu; ó Israel não te esquecerei de ti.</text:p>
        <text:p text:style-name="P4">22 Apagai as tuas transgressões como a névoa, e os teus pecados como a nuvem; torna-te para mim, porque eu te remi.</text:p>
        <text:p text:style-name="P4">23 Cantai alegres, vós, ó céus, porque Iavé fez isso; exultai vós, as partes mais baixas da terra; vós, montes, retumbai com júbilo; também vós, bosques, e todas as árvores em vós; porque Iavé remiu a Jacó, e se glorificará em Israel.</text:p>
        <text:p text:style-name="P4">24 Assim diz Iavé, teu Redentor, e que te formou desde o ventre: Eu sou Iavé que faço todas as coisas, que sozinho estendi os céus, e espraiei a terra (quem estava comigo?);</text:p>
        <text:p text:style-name="P4">25 que desfaço os sinais dos profetas falsos, e torno loucos os adivinhos, que faço voltar para trás os sábios, e converto em loucura a sua ciência;</text:p>
        <text:p text:style-name="P4">26 sou eu que confirmo a palavra do meu servo, e cumpro o conselho dos meus mensageiros; que digo de Jerusalém: Ela será habitada; e das cidades de Judá: Elas serão edificadas, e eu levantarei as suas ruínas;</text:p>
        <text:p text:style-name="P4">27 que digo ao abismo: Seca-te, eu secarei os teus rios;</text:p>
        <text:p text:style-name="P4">28 que digo de Ciro: Ele é meu pastor, e cumprira tudo o que me apraz; de modo que ele também diga de Jerusalém: Ela será edificada, e o fundamento do templo será lançado.</text:p>
      </text:section>
      <text:section text:style-name="Sect1" text:name="Seção587">
        <text:h text:style-name="P1" text:outline-level="2"><text:bookmark text:name="cap452"/>ISAÍAS-[Capítulo 45]</text:h>
        <text:p text:style-name="P4">1 Assim diz Iavé ao seu ungido, a Ciro, a quem tomo pela mão direita, para abater nações diante de sua face, e descingir os lombos dos reis; para abrir diante dele as portas, e as portas não se fecharão;</text:p>
        <text:p text:style-name="P4">2 eu irei adiante de ti, e tornarei planos os lugares escabrosos; quebrarei as portas de bronze, e despedaçarei os ferrolhos de ferro.</text:p>
        <text:p text:style-name="P4">3 Dar-te-ei os tesouros das trevas, e as riquezas encobertas, para que saibas que eu sou Iavé, o Deus de Israel, que te chamo pelo teu nome.</text:p>
        <text:p text:style-name="P4">4 Por amor de meu servo Jacó, e de Israel, meu escolhido, eu te chamo pelo teu nome; ponho-te o teu sobrenome, ainda que não me conheças.</text:p>
        <text:p text:style-name="P4">5 Eu sou Iavé, e não há outro; fora de mim não há Deus; eu te cinjo, ainda que tu não me conheças.</text:p>
        <text:p text:style-name="P4">6 Para que se saiba desde o nascente do sol, e desde o poente, que fora de mim não há outro; eu sou Iavé, e não há outro.</text:p>
        <text:p text:style-name="P4"><text:soft-page-break/>7 Eu formo a luz, e crio as trevas; eu faço a paz, e crio o mal; eu sou Iavé, que faço todas estas coisas.</text:p>
        <text:p text:style-name="P4">8 Destilai vós, céus, dessas alturas a justiça, e chovam-na as nuvens; abra-se a terra, e produza a salvação e ao mesmo tempo faça nascer a justiça; eu, Iavé, as criei:</text:p>
        <text:p text:style-name="P4">9 Ai daquele que contende com o seu Criador! o caco entre outros cacos de barro! Porventura dirá o barro ao que o formou: Que fazes? ou dirá a tua obra: Não tens mãos?</text:p>
        <text:p text:style-name="P4">10 Ai daquele que diz ao pai: Que é o que geras? e à mulher: Que dás tu à luz?</text:p>
        <text:p text:style-name="P4">11 Assim diz Iavé, o Santo de Israel, aquele que o formou: Perguntai-me as coisas futuras; demandai-me acerca de meus filhos, e acerca da obra das minhas mãos.</text:p>
        <text:p text:style-name="P4">12 Eu é que fiz a terra, e nela criei o homem; as minhas mãos estenderam os céus, e a todo o seu exército dei as minhas ordens.</text:p>
        <text:p text:style-name="P4">13 Eu o despertei em justiça, e todos os seus caminhos endireitarei; ele edificará a minha cidade, e libertará os meus cativos, não por preço nem por presentes, diz Iavé dos exércitos.</text:p>
        <text:p text:style-name="P4">14 Assim diz Iavé: A riqueza do Egito, e as mercadorias da Etiópia, e os sabeus, homens de alta estatura, passarão para ti, e serão teus; irão atrás de ti; em grilhões virão; e, prostrando-se diante de ti, far-te-ão as suas súplicas, dizendo: Deus está contigo somente; e não há nenhum outro Deus.</text:p>
        <text:p text:style-name="P4">15 Verdadeiramente tu és um Deus que te ocultas, ó Deus de Israel, o Salvador.</text:p>
        <text:p text:style-name="P4">16 Envergonhar-se-ão, e também se confundirão todos; cairão juntos em ignomínia os que fabricam ídolos.</text:p>
        <text:p text:style-name="P4">17 Mas Israel será salvo pel Iavé, com uma salvação eterna; pelo que não sereis jamais envergonhados nem confundidos em toda a eternidade.</text:p>
        <text:p text:style-name="P4">18 Porque assim diz Iavé, que criou os céus, o Deus que formou a terra, que a fez e a estabeleceu, não a criando para ser um caos, mas para ser habitada: Eu sou Iavé e não há outro.</text:p>
        <text:p text:style-name="P4">19 Não falei em segredo, nalgum lugar tenebroso da terra; não disse à descendência de Jacó: Buscai-me no caos; eu, Iavé, falo a justiça, e proclamo o que é reto.</text:p>
        <text:p text:style-name="P4">20 Congregai-vos, e vinde; chegai-vos juntos, os que escapastes das nações; nada sabem os que conduzem em procissão as suas imagens de escultura, feitas de madeira, e rogam a um deus que não pode salvar.</text:p>
        <text:p text:style-name="P4">21 Anunciai e apresentai as razões: tomai conselho todos juntos. Quem mostrou isso desde a antigüidade? quem de há muito o anunciou? Porventura não sou eu, Iavé? Pois não há outro Deus senão eu; Deus justo e Salvador não há além de mim.</text:p>
        <text:p text:style-name="P4">22 Olhai para mim, e sereis salvos, vós, todos os confins da terra; porque eu sou Deus, e não há outro.</text:p>
        <text:p text:style-name="P4">23 Por mim mesmo jurei; já saiu da minha boca a palavra de justiça, e não tornará atrás. Diante de mim se dobrará todo joelho, e jurará toda língua.</text:p>
        <text:p text:style-name="P4">24 De mim se dirá: Tão somente <text:span text:style-name="T2">em Iavé</text:span> há justiça e força. A ele virão, envergonhados, todos os que se irritarem contra ele.</text:p>
        <text:p text:style-name="P4">25 Mas <text:span text:style-name="T2">em Iavé</text:span> será justificada e se gloriará toda a descendência de Israel.</text:p>
      </text:section>
      <text:section text:style-name="Sect1" text:name="Seção588">
        <text:h text:style-name="P1" text:outline-level="2"><text:bookmark text:name="cap462"/>ISAÍAS-[Capítulo 46]</text:h>
        <text:p text:style-name="P4">1 Bel se encurva, Nebo se abaixa; os seus ídolos são postos sobre os animais, sobre as bestas; essas cargas que costumáveis levar são pesadas para as bestas já cansadas.</text:p>
        <text:p text:style-name="P4"><text:soft-page-break/>2 Eles juntamente se abaixam e se encurvam; não podem salvar a carga, mas eles mesmos vão para o cativeiro.</text:p>
        <text:p text:style-name="P4">3 Ouvi-me, ó casa de Jacó, e todo o resto da casa de Israel, vós que por mim tendes sido carregados desde o ventre, que tendes sido levados desde a madre.</text:p>
        <text:p text:style-name="P4">4 Até a vossa velhice eu sou o mesmo, e ainda até as cãs eu vos carregarei; eu vos criei, e vos levarei; sim, eu vos carregarei e vos livrarei.</text:p>
        <text:p text:style-name="P4">5 A quem me assemelhareis, e com quem me igualareis e me comparareis, para que sejamos semelhantes?</text:p>
        <text:p text:style-name="P4">6 Os que prodigalizam o ouro da bolsa, e pesam a prata nas balanças, assalariam o ourives, e ele faz um deus; e diante dele se prostram e adora,</text:p>
        <text:p text:style-name="P4">7 Eles o tomam sobre os ombros, o levam, e o colocam no seu lugar, e ali permanece; do seu lugar não se pode mover; e, se recorrem a ele, resposta nenhuma dá, nem livra alguém da sua tribulação.</text:p>
        <text:p text:style-name="P4">8 Lembrai-vos, disto, e considerai; trazei-o à memória, ó transgressores.</text:p>
        <text:p text:style-name="P4">9 Lembrai-vos das coisas passadas desde a antigüidade; que eu sou Deus, e não há outro; eu sou Deus, e não há outro semelhante a mim;</text:p>
        <text:p text:style-name="P4">10 que anuncio o fim desde o princípio, e desde a antigüidade as coisas que ainda não sucederam; que digo: O meu conselho subsistirá, e farei toda a minha vontade;</text:p>
        <text:p text:style-name="P4">11 chamando do oriente uma ave de rapina, e dum país remoto o homem do meu conselho; sim, eu o disse, e eu o cumprirei; formei esse propósito, e também o executarei.</text:p>
        <text:p text:style-name="P4">12 Ouvi-me, ó duros de coração, os que estais longe da justiça.</text:p>
        <text:p text:style-name="P4">13 Faço chegar a minha justiça; e ela não está longe, e a minha salvação não tardará; mas estabelecerei a salvação em Sião, e em Israel a minha glória.</text:p>
      </text:section>
      <text:section text:style-name="Sect1" text:name="Seção589">
        <text:h text:style-name="P1" text:outline-level="2"><text:bookmark text:name="cap571"/>ISAÍAS-[Capítulo 47]</text:h>
        <text:p text:style-name="P4">1 Desce, e assenta-te no pó, ó virgem filha de Babilônia; assenta-te no chão sem trono, ó filha dos caldeus, porque nunca mais seras chamada a mimosa nem a delicada.</text:p>
        <text:p text:style-name="P4">2 Toma a mó, e mói a farinha; remove o teu véu, suspende a cauda da tua vestidura, descobre as pernas e passa os rios.</text:p>
        <text:p text:style-name="P4">3 A tua nudez será descoberta, e ver-se-á a tua vergonha; tomarei vingança, e não pouparei a homem algum.</text:p>
        <text:p text:style-name="P4">4 Quanto ao nosso Redentor, Iavé dos exércitos é o seu nome, o Santo de Israel.</text:p>
        <text:p text:style-name="P4">5 Assenta-te calada, e entra nas trevas, ó filha dos caldeus; porque não serás chamada mais a senhora de reinos.</text:p>
        <text:p text:style-name="P4">6 Muito me agastei contra o meu povo, profanei a minha herança, e os entreguei na tua mão; não usaste de misericórdia para com eles, e até sobre os velhos fizeste muito pesado o teu jugo.</text:p>
        <text:p text:style-name="P4">7 E disseste: Eu serei senhora para sempre; de sorte que até agora não tomaste a peito estas coisas, nem te lembraste do fim delas.</text:p>
        <text:p text:style-name="P4">8 Agora pois ouve isto, tu que és dada a prazeres, que habitas descuidada, que dizes no teu coração: Eu sou, e fora de mim não há outra; não ficarei viúva, nem conhecerei a perda de filhos.</text:p>
        <text:p text:style-name="P4">9 Mas ambas estas coisas virão sobre ti num momento, no mesmo dia, perda de filhos e viuvez; em toda a sua plenitude virão sobre ti, apesar da multidão das tuas feitiçarias, e da grande abundância dos teus encantamentos.</text:p>
        <text:p text:style-name="P4"><text:soft-page-break/>10 Porque confiaste na tua maldade e disseste: Ninguém me vê; a tua sabedoria e o teu conhecimento, essas coisas te perverteram; e disseste no teu coração: Eu sou, e fora de mim não há outra.</text:p>
        <text:p text:style-name="P4">11 Pelo que sobre ti virá o mal de que por encantamentos não saberás livrar-te; e tal destruição cairá sobre ti, que não a poderás afastar; e virá sobre ti de repente tão tempestuosa desolação, que não a poderás conhecer.</text:p>
        <text:p text:style-name="P4">12 Deixa-te estar com os teus encantamentos, e com a multidão das tuas feitiçarias em que te hás fatigado desde a tua mocidade, a ver se podes tirar proveito, ou se porventura podes inspirar terror.</text:p>
        <text:p text:style-name="P4">13 Cansaste-te na multidão dos teus conselhos; levantem-se pois agora e te salvem os astrólogos, que contemplam os astros, e os que nas luas novas prognosticam o que há de vir sobre ti.</text:p>
        <text:p text:style-name="P4">14 Eis que são como restolho; o logo os queimará; não poderão livrar-se do poder das chamas; pois não é um braseiro com que se aquentar, nem fogo para se sentar junto dele.</text:p>
        <text:p text:style-name="P4">15 Assim serão para contigo aqueles com quem te hás fatigado, os que tiveram negócios contigo desde a tua mocidade; andarão vagueando, cada um pelo seu caminho; não haverá quem te salve.</text:p>
      </text:section>
      <text:section text:style-name="Sect1" text:name="Seção590">
        <text:h text:style-name="P1" text:outline-level="2"><text:bookmark text:name="cap482"/>ISAÍAS-[Capítulo 48]</text:h>
        <text:p text:style-name="P4">1 Ouvi isto, casa de Jacó, que vos chamais do nome de Israel, e saístes dos lombos de Judá, que jurais pelo nome de Iavé, e fazeis menção do Deus de Israel, mas não em verdade nem em justiça.</text:p>
        <text:p text:style-name="P4">2 E até da santa cidade tomam o nome, e se firmam sobre o Deus de Israel; Iavé dos exércitos é o seu nome.</text:p>
        <text:p text:style-name="P4">3 Desde a antigüidade anunciei as coisas que haviam de ser; da minha boca é que saíram, e eu as fiz ouvir; de repente as pus por obra, e elas aconteceram.</text:p>
        <text:p text:style-name="P4">4 Porque eu sabia que és obstinado, que a tua cerviz é um nervo de ferro, e a tua testa de bronze.</text:p>
        <text:p text:style-name="P4">5 Há muito tas anunciei, e as manifestei antes que acontecessem, para que não dissesses: O meu ídolo fez estas coisas, ou a minha imagem de escultura, ou a minha imagem de fundição as ordenou.</text:p>
        <text:p text:style-name="P4">6 Já o tens ouvido; olha bem para tudo isto; porventura não o anunciarás? Desde agora te mostro coisas novas e ocultas, que não sabias.</text:p>
        <text:p text:style-name="P4">7 São criadas agora, e não de há muito, e antes deste dia não as ouviste, para que não digas: Eis que já eu as sabia.</text:p>
        <text:p text:style-name="P4">8 Tu nem as ouviste, nem as conheceste, nem tampouco há muito foi aberto o teu ouvido; porque eu sabia que procedeste muito perfidamente, e que eras chamado transgressor desde o ventre.</text:p>
        <text:p text:style-name="P4">9 Por amor do meu nome retardo a minha ira, e por causa do meu louvor me contenho para contigo, para que eu não te extermine.</text:p>
        <text:p text:style-name="P4">10 Eis que te purifiquei, mas não como a prata; provei-te na fornalha da aflição,</text:p>
        <text:p text:style-name="P4">11 Por amor de mim, por amor de mim o faço; porque como seria profanado o meu nome? A minha glória não a darei a outrem,</text:p>
        <text:p text:style-name="P4">12 Escuta-me, ó Jacó, e tu, ó Israel, a quem chamei; eu sou o mesmo, eu o primeiro, eu também o último.</text:p>
        <text:p text:style-name="P4">13 Também a minha mão fundou a terra, e a minha destra estendeu os céus; quando eu os chamo, eles aparecem juntos.</text:p>
        <text:p text:style-name="P4"><text:soft-page-break/>14 Ajuntai-vos todos vós, e ouvi: Quem, dentre eles, tem anunciado estas coisas? Aquele a quem Iavé amou executará a sua vontade contra Babilônia, e o seu braço será contra os caldeus.</text:p>
        <text:p text:style-name="P4">15 Eu, eu o tenho dito; também já o chamei; eu o trouxe, e o seu caminho será próspero.</text:p>
        <text:p text:style-name="P4">16 Chegai-vos a mim, ouvi isto: Não falei em segredo desde o princípio; desde o tempo em que aquilo se fez, eu estava ali; e agora Iavé Deus me enviou juntamente com o seu Espírito.</text:p>
        <text:p text:style-name="P4">17 Assim diz Iavé, o teu Redentor, o Santo de Israel: Eu sou Iavé, o teu Deus, que te ensina o que é útil, e te guia pelo caminho em que deves andar.</text:p>
        <text:p text:style-name="P4">18 Ah! se tivesses dado ouvidos aos meus mandamentos! então seria a tua paz como um rio, e a tua justiça como as ondas do mar;</text:p>
        <text:p text:style-name="P4">19 também a tua descendência teria sido como a areia, e os que procedem das tuas entranhas como os seus grãos; o seu nome nunca seria cortado nem destruído de diante de mim.</text:p>
        <text:p text:style-name="P4">20 Saí de Babilônia, fugi de entre os caldeus. E anunciai com voz de júbilo, fazei ouvir isto, e levai-o até o fim da terra; dizei: Iavé remiu a seu servo Jacó;</text:p>
        <text:p text:style-name="P4">21 e não tinham sede, quando os levava pelos desertos; fez-lhes correr água da rocha; fendeu a rocha, e as águas jorraram.</text:p>
        <text:p text:style-name="P4">22 Não há paz para os ímpios, diz Iavé.</text:p>
      </text:section>
      <text:section text:style-name="Sect1" text:name="Seção591">
        <text:h text:style-name="P1" text:outline-level="2"><text:bookmark text:name="cap492"/>ISAÍAS-[Capítulo 49]</text:h>
        <text:p text:style-name="P4">1 Ouvi-me, ilhas, e escutai vós, povos de longe: Iavé chamou-me desde o ventre, desde as entranhas de minha mãe fez menção do meu nome</text:p>
        <text:p text:style-name="P4">2 e fez a minha boca qual espada aguda; na sombra da sua mão me escondeu; fez-me qual uma flecha polida, e me encobriu na sua aljava;</text:p>
        <text:p text:style-name="P4">3 e me disse: Tu és meu servo; és Israel, por quem hei de ser glorificado.</text:p>
        <text:p text:style-name="P4">4 Mas eu disse: Debalde tenho trabalhado, inútil e vãmente gastei as minhas forças; todavia o meu direito está perante Iavé, e o meu galardão perante o meu Deus.</text:p>
        <text:p text:style-name="P4">5 E agora diz Iavé, que me formou desde o ventre para ser o seu servo, para tornar a trazer-lhe Jacó, e para reunir Israel a ele (pois aos olhos de Iavé sou glorificado, e o meu Deus se fez a minha força).</text:p>
        <text:p text:style-name="P4">6 Sim, diz ele: Pouco é que sejas o meu servo, para restaurares as tribos de Jacó, e tornares a trazer os preservados de Israel; também te porei para luz das nações, para seres a minha salvação até a extremidade da terra.</text:p>
        <text:p text:style-name="P4">7 Assim diz Iavé, o Redentor de Israel, e o seu Santo, ao que é desprezado dos homens, ao que é aborrecido das nações, ao servo dos tiranos: Os reis o verão e se levantarão, como também os príncipes, e eles te adorarão, por amor de Iavé, que é fiel, e do Santo de Israel, que te escolheu.</text:p>
        <text:p text:style-name="P4">8 Assim diz Iavé: No tempo aceitável te ouvi, e no dia da salvação te ajudei; e te guardarei, e te darei por pacto do povo, para restaurares a terra, e lhe dares em herança as herdades assoladas;</text:p>
        <text:p text:style-name="P4">9 para dizeres aos presos: Saí; e aos que estão em trevas: Aparecei; eles pastarão nos caminhos, e em todos os altos desnudados haverá o seu pasto.</text:p>
        <text:p text:style-name="P4">10 Nunca terão fome nem sede; não os afligirá nem a calma nem o sol; porque o que se compadece deles os guiará, e os conduzirá mansamente aos mananciais das águas.</text:p>
        <text:p text:style-name="P4">11 Farei de todos os meus montes um caminho; e as minhas estradas serão exaltadas.</text:p>
        <text:p text:style-name="P4"><text:soft-page-break/>12 Eis que estes virão de longe, e eis que aqueles do Norte e do Ocidente, e aqueles outros da terra de Sinim.</text:p>
        <text:p text:style-name="P4">13 Cantai, ó céus, e exulta, ó terra, e vós, montes, estalai de júbilo, porque Iavé consolou o seu povo, e se compadeceu dos seus aflitos.</text:p>
        <text:p text:style-name="P4">14 Mas Sião diz: Iavé me desamparou, o meu Senhor se esqueceu de mim.</text:p>
        <text:p text:style-name="P4">15 pode uma mulher esquecer-se de seu filho de peito, de maneira que não se compadeça do filho do seu ventre? Mas ainda que esta se esquecesse, eu, todavia, não me esquecerei de ti.</text:p>
        <text:p text:style-name="P4">16 Eis que nas palmas das minhas mãos eu te gravei; os teus muros estão continuamente diante de mim.</text:p>
        <text:p text:style-name="P4">17 Os teus filhos pressurosamente virão; mas os teus destruidores e os teus assoladores sairão do meio de ti.</text:p>
        <text:p text:style-name="P4">18 Levanta os teus olhos ao redor, e olha; todos estes que se ajuntam vêm ter contigo. Vivo eu, diz Iavé, que de todos estes te vestirás, como dum ornamento, e te cingirás deles como a noiva.</text:p>
        <text:p text:style-name="P4">19 Pois quanto aos teus desertos, e lugares desolados, e à tua terra destruída, serás agora estreita demais para os moradores, e os que te devoravam se afastarão para longe de ti.</text:p>
        <text:p text:style-name="P4">20 Os filhos de que foste privada ainda dirão aos teus ouvidos: Muito estreito é para mim este lugar; dá-me espaço em que eu habite.</text:p>
        <text:p text:style-name="P4">21 Então no teu coração dirás: Quem me gerou estes, visto que eu era desfilhada e solitária, exilada e errante? quem, pois, me criou estes? Fui deixada sozinha; estes onde estavam?</text:p>
        <text:p text:style-name="P4">22 Assim diz Iavé Deus: Eis que levantarei a minha mão para as nações, e ante os povos arvorarei a minha bandeira; então eles trarão os teus filhos nos braços, e as tuas filhas serão levadas sobre os ombros.</text:p>
        <text:p text:style-name="P4">23 Reis serão os teus aios, e as suas rainhas as tuas amas; diante de ti se inclinarão com o rosto em terra e lamberão o pó dos teus pés; e saberás que eu sou Iavé, e que os que por mim esperam não serão confundidos.</text:p>
        <text:p text:style-name="P4">24 Acaso tirar-se-ia a presa ao valente? ou serão libertados os cativos de um tirano?</text:p>
        <text:p text:style-name="P4">25 Mas assim diz Iavé: Certamente os cativos serão tirados ao valente, e a presa do tirano será libertada; porque eu contenderei com os que contendem contigo, e os teus filhos eu salvarei.</text:p>
        <text:p text:style-name="P4">26 E sustentarei os teus opressores com a sua propria carne, e com o seu proprio sangue se embriagarão, como com mosto; e toda a carne saberá que eu sou Iavé, o teu Salvador e o teu Redentor, o Poderoso de Jacó.</text:p>
      </text:section>
      <text:section text:style-name="Sect1" text:name="Seção592">
        <text:h text:style-name="P1" text:outline-level="2"><text:bookmark text:name="cap501"/>ISAÍAS-[Capítulo 50]</text:h>
        <text:p text:style-name="P4">1 Assim diz Iavé: Onde está a carta de divórcio de vossa mãe, pela qual eu a repudiei? ou quem é o meu credor, a quem eu vos tenha vendido? Eis que por vossas maldades fostes vendidos, e por vossas transgressões foi repudiada vossa mãe.</text:p>
        <text:p text:style-name="P4">2 Por que razão, quando eu vim, ninguém apareceu? quando chamei, não houve quem respondesse? Acaso tanto se encolheu a minha mão, que já não possa remir? ou não tenho poder para livrar? Eis que com a minha repreensão faço secar o mar, e torno os rios em deserto; cheiram mal os seus peixes, pois não há água, e morrem de sede:</text:p>
        <text:p text:style-name="P4">3 Eu visto os céus de negridão, e lhes ponho cilício por sua cobertura.</text:p>
        <text:p text:style-name="P4"><text:soft-page-break/>4 Iavé Deus me deu a língua dos instruídos para que eu saiba sustentar com uma palavra o que está cansado; ele desperta-me todas as manhãs; desperta-me o ouvido para que eu ouça como discípulo.</text:p>
        <text:p text:style-name="P4">5 Iavé Deus abriu-me os ouvidos, e eu não fui rebelde, nem me retirei para trás.</text:p>
        <text:p text:style-name="P4">6 Ofereci as minhas costas aos que me feriam, e as minhas faces aos que me arrancavam a barba; não escondi o meu rosto dos que me afrontavam e me cuspiam.</text:p>
        <text:p text:style-name="P4">7 Pois Iavé Deus me ajuda; portanto não me sinto confundido; por isso pus o meu rosto como um seixo, e sei que não serei envergonhado.</text:p>
        <text:p text:style-name="P4">8 Perto está o que me justifica; quem contenderá comigo? apresentemo-nos juntos; quem é meu adversário? chegue-se para mim.</text:p>
        <text:p text:style-name="P4">9 Eis que Iavé Deus me ajuda; quem há que me condene? Eis que todos eles se envelhecerão como um vestido, e a traça os comerá.</text:p>
        <text:p text:style-name="P4">10 Quem há entre vós que tema a Iavé? ouça ele a voz do seu servo. Aquele que anda em trevas, e não tem luz, confie no nome de Iavé, e firme-se sobre o seu Deus.</text:p>
        <text:p text:style-name="P4">11 Eia! todos vós, que acendeis fogo, e vos cingis com tições acesos; andai entre as labaredas do vosso fogo, e entre os tições que ateastes! Isto vos sobrevirá da minha mão, e em tormentos jazereis.</text:p>
      </text:section>
      <text:section text:style-name="Sect1" text:name="Seção593">
        <text:h text:style-name="P1" text:outline-level="2"><text:bookmark text:name="cap516"/>ISAÍAS-[Capítulo 51]</text:h>
        <text:p text:style-name="P4">1 Ouvi-me vós, os que seguis a justiça, os que buscais a Iavé; olhai para a rocha donde fostes cortados, e para a caverna do poço donde fostes cavados.</text:p>
        <text:p text:style-name="P4">2 Olhai para Abraão, vosso pai, e para Sara, que vos deu à luz; porque ainda quando ele era um só, eu o chamei, e o abençoei e o multipliquei.</text:p>
        <text:p text:style-name="P4">3 Porque Iavé consolará a Sião; consolará a todos os seus lugares assolados, e fará o seu deserto como o Edem e a sua solidão como o jardim de Iavé; gozo e alegria se acharão nela, ação de graças, e voz de cântico.</text:p>
        <text:p text:style-name="P4">4 Atendei-me, povo meu, e nação minha, inclinai os ouvidos para mim; porque de mim sairá a lei, e estabelecerei a minha justiça como luz dos povos.</text:p>
        <text:p text:style-name="P4">5 Perto está a minha justiça, vem saindo a minha salvação, e os meus braços governarão os povos; as ilhas me aguardam, e no meu braço esperam.</text:p>
        <text:p text:style-name="P4">6 Levantai os vossos olhos para os céus e olhai para a terra em baixo; porque os céus desaparecerão como a fumaça, e a terra se envelhecerá como um vestido; e os seus moradores morrerão semelhantemente; a minha salvação, porém, durará para sempre, e a minha justiça não será abolida.</text:p>
        <text:p text:style-name="P4">7 Ouvi-me, vós que conheceis a justiça, vós, povo, em cujo coração está a minha lei; não temais a vergonha dos homens, nem vos turbeis pelas suas injúrias.</text:p>
        <text:p text:style-name="P4">8 Pois a traça os roerá como a um vestido, e o bicho os comerá como à lã; a minha justiça, porém, durará para sempre, e a minha salvação para todas as gerações.</text:p>
        <text:p text:style-name="P4">9 Desperta, desperta, veste-te de força, ó braço de Iavé; desperta como nos dias da antigüidade, como nas gerações antigas. Porventura não és tu aquele que cortou em pedaços a Raabe, e traspassou ao dragão,</text:p>
        <text:p text:style-name="P4">10 Não és tu aquele que secou o mar, as águas do grande abismo? o que fez do fundo do mar um caminho, para que por ele passassem os remidos?</text:p>
        <text:p text:style-name="P4">11 Assim voltarão os resgatados de Iavé, e virão com júbilo a Sião; e haverá perpétua alegria sobre as suas cabeças; gozo e alegria alcançarão, a tristeza e o gemido fugirão.</text:p>
        <text:p text:style-name="P4">12 Eu, eu sou aquele que vos consola; quem, pois, és tu, para teres medo dum homem, que é mortal, ou do filho do homem que se tornará como feno;</text:p>
        <text:p text:style-name="P4"><text:soft-page-break/>13 e te esqueces de Senhor, o teu Criador, que estendeu os céus, e fundou a terra, e temes continuamente o dia todo por causa do furor do opressor, quando se prepara para destruir? Onde está o furor do opressor?</text:p>
        <text:p text:style-name="P4">14 O exilado cativo depressa será solto, e não morrerá para ir à sepultura, nem lhe faltará o pão.</text:p>
        <text:p text:style-name="P4">15 Pois eu sou o Iavé seu Deus, que agita o mar, de modo que bramem as suas ondas. Iavé dos exércitos é o seu nome.</text:p>
        <text:p text:style-name="P4">16 E pus as minhas palavras na tua boca, e te cubro com a sombra da minha mão; para plantar os céus, e para fundar a terra, e para dizer a Sião: Tu és o meu povo.</text:p>
        <text:p text:style-name="P4">17 Desperta, desperta, levanta-te, ó Jerusalém, que bebeste da mão de Iavé o cálice do seu furor; que bebeste da taça do atordoamento, e a esgotaste.</text:p>
        <text:p text:style-name="P4">18 De todos os filhos que ela teve, nenhum há que a guie; e de todos os filhos que criou, nenhum há que a tome pela mão.</text:p>
        <text:p text:style-name="P4">19 Estas duas coisas te aconteceram; quem terá compaixão de ti? a assolação e a ruína, a fome e a espada; quem te consolará?</text:p>
        <text:p text:style-name="P4">20 Os teus filhos já desmaiaram, jazem nas esquinas de todas as ruas, como o antílope tomado na rede; cheios estão do furor de Iavé, e da repreensão do teu Deus.</text:p>
        <text:p text:style-name="P4">21 Pelo que agora ouve isto, ó aflita, e embriagada, mas não de vinho.</text:p>
        <text:p text:style-name="P4">22 Assim diz Iavé Deus e o teu Deus, que pleiteia a causa do seu povo: Eis que eu tiro da tua mão a taça de atordoamento e o cálice do meu furor; nunca mais dele beberás;</text:p>
        <text:p text:style-name="P4">23 mas pô-lo-ei nas mãos dos que te afligem, os quais te diziam: Abaixa-te, para que passemos sobre ti; e tu puseste as tuas costas como o chão, e como a rua para os que passavam.</text:p>
      </text:section>
      <text:section text:style-name="Sect1" text:name="Seção594">
        <text:h text:style-name="P1" text:outline-level="2"><text:bookmark text:name="cap521"/>ISAÍAS-[Capítulo 52]</text:h>
        <text:p text:style-name="P4">1 Desperta, desperta, veste-te da tua fortaleza, Sião; veste-te dos teus vestidos formosos, ó Jerusalém, cidade santa; porque nunca mais entrará em ti nem incircunciso nem imundo.</text:p>
        <text:p text:style-name="P4">2 Sacode-te do pó; levanta-te, e assenta-te, ó Jerusalém; solta-te das ataduras de teu pescoço, ó cativa filha de Sião.</text:p>
        <text:p text:style-name="P4">3 Porque assim diz Iavé: Por nada fostes vendidos; e sem dinheiro sereis resgatados.</text:p>
        <text:p text:style-name="P4">4 Pois assim diz Iavé Deus: O meu povo desceu no princípio ao Egito, para peregrinar lá, e a Assíria sem razão o oprimiu.</text:p>
        <text:p text:style-name="P4">5 E agora, que acho eu aqui? diz Iavé, pois que o meu povo foi tomado sem nenhuma razão, os seus dominadores dão uivos sobre ele, diz Iavé; e o meu nome é blasfemado incessantemente o dia todo!</text:p>
        <text:p text:style-name="P4">6 Portanto o meu povo saberá o meu nome; portanto saberá naquele dia que sou eu o que falo; eis-me aqui.</text:p>
        <text:p text:style-name="P4">7 Quão formosos sobre os montes são os pés do que anuncia as boas-novas, que proclama a paz, que anuncia coisas boas, que proclama a salvação, que diz a Sião: O teu Deus reina!</text:p>
        <text:p text:style-name="P4">8 Eis a voz dos teus atalaias! eles levantam a voz, juntamente exultam; porque de perto contemplam a volta de Iavé a Sião.</text:p>
        <text:p text:style-name="P4">9 Clamai cantando, exultai juntamente, desertos de Jerusalém; porque Iavé consolou o seu povo, remiu a Jerusalém.</text:p>
        <text:p text:style-name="P4">10 Iavé desnudou o seu santo braço à vista de todas as nações; e todos os confins da terra verão a salvação do nosso Deus.</text:p>
        <text:p text:style-name="P4"><text:soft-page-break/>11 Retirai-vos, retirai-vos, saí daí, não toqueis coisa imunda; saí do meio dela, purificai-vos, os que levais os vasos de Iavé.</text:p>
        <text:p text:style-name="P4">12 Pois não saireis apressadamente, nem ireis em fuga; porque Iavé irá diante de vós, e o Deus de Israel será a vossa retaguarda.</text:p>
        <text:p text:style-name="P4">13 Eis que o meu servo procederá com prudência; será exaltado, e elevado, e mui sublime.</text:p>
        <text:p text:style-name="P4">14 Como pasmaram muitos à vista dele (pois o seu aspecto estava tão desfigurado que não era o de um homem, e a sua figura não era a dos filhos dos homens),</text:p>
        <text:p text:style-name="P4">15 assim ele espantará muitas nações; por causa dele reis taparão a boca; pois verão aquilo que não se lhes havia anunciado, e entenderão aquilo que não tinham ouvido.</text:p>
      </text:section>
      <text:section text:style-name="Sect1" text:name="Seção595">
        <text:h text:style-name="P1" text:outline-level="2"><text:bookmark text:name="cap531"/>ISAÍAS-[Capítulo 53]</text:h>
        <text:p text:style-name="P4">1 Quem deu crédito à nossa pregação? e a quem se manifestou o braço de Iavé?</text:p>
        <text:p text:style-name="P4">2 Pois foi crescendo como renovo perante ele, e como raiz que sai duma terra seca; não tinha formosura nem beleza; e quando olhávamos para ele, nenhuma beleza víamos, para que o desejássemos.</text:p>
        <text:p text:style-name="P4">3 Era desprezado, e rejeitado dos homens; homem de dores, e experimentado nos sofrimentos; e, como um de quem os homens escondiam o rosto, era desprezado, e não fizemos dele caso algum.</text:p>
        <text:p text:style-name="P4">4 Verdadeiramente ele tomou sobre si as nossas enfermidades, e carregou com as nossas dores; e nós o reputávamos por aflito, ferido de Deus, e oprimido.</text:p>
        <text:p text:style-name="P4">5 Mas ele foi ferido por causa das nossas transgressões, e esmagado por causa das nossas iniqüidades; o castigo que nos traz a paz estava sobre ele, e pelas suas pisaduras fomos sarados.</text:p>
        <text:p text:style-name="P4">6 Todos nós andávamos desgarrados como ovelhas, cada um se desviava pelo seu caminho; mas Iavé fez cair sobre ele a iniqüidade de todos nós.</text:p>
        <text:p text:style-name="P4">7 Ele foi oprimido e afligido, mas não abriu a boca; como um cordeiro que é levado ao matadouro, e como a ovelha que é muda perante os seus tosquiadores, assim ele não abriu a boca.</text:p>
        <text:p text:style-name="P4">8 Pela opressão e pelo juízo foi arrebatado; e quem dentre os da sua geração considerou que ele fora cortado da terra dos viventes, ferido por causa da transgressão do meu povo?</text:p>
        <text:p text:style-name="P4">9 E deram-lhe a sepultura com os ímpios, e com o rico na sua morte, embora nunca tivesse cometido injustiça, nem houvesse engano na sua boca.</text:p>
        <text:p text:style-name="P4">10 Todavia, foi da vontade de Iavé esmagá-lo, fazendo-o enfermar; quando ele se puser como oferta pelo pecado, verá a sua posteridade, prolongará os seus dias, e a vontade de Iavé prosperará nas suas mãos.</text:p>
        <text:p text:style-name="P4">11 Ele verá o fruto do trabalho da sua alma, e ficará satisfeito; com o seu conhecimento o meu servo justo justificará a muitos, e as iniqüidades deles levará sobre si.</text:p>
        <text:p text:style-name="P4">12 Pelo que lhe darei o seu quinhão com os grandes, e com os poderosos repartirá ele o despojo; porquanto derramou a sua alma até a morte, e foi contado com os transgressores; mas ele levou sobre si o pecado de muitos, e pelos transgressores intercedeu.</text:p>
      </text:section>
      <text:section text:style-name="Sect1" text:name="Seção596">
        <text:h text:style-name="P1" text:outline-level="2"><text:bookmark text:name="cap541"/>ISAÍAS-[Capítulo 54]</text:h>
        <text:p text:style-name="P4">1 Canta, alegremente, ó estéril, que não deste à luz; exulta de prazer com alegre canto, e exclama, tu que não tiveste dores de parto; porque mais são os filhos da desolada, do que os filhos da casada, diz Iavé.</text:p>
        <text:p text:style-name="P4"><text:soft-page-break/>2 Amplia o lugar da tua tenda, e estendam-se as cortinas das tuas habitações; não o impeças; alonga as tuas cordas, e firma bem as tuas estacas.</text:p>
        <text:p text:style-name="P4">3 Porque trasbordarás para a direita e para a esquerda; e a tua posteridade possuirá as nações e fará que sejam habitadas as cidades assoladas.</text:p>
        <text:p text:style-name="P4">4 Não temas, porque não serás envergonhada; e não te envergonhes, porque não sofrerás afrontas; antes te esquecerás da vergonha da tua mocidade, e não te lembrarás mais da vergonha da tua viuvez.</text:p>
        <text:p text:style-name="P4">5 Pois o teu Criador é o teu marido; Iavé dos exércitos é o seu nome; e o Santo de Israel é o teu Redentor, que é chamado o Deus de toda a terra.</text:p>
        <text:p text:style-name="P4">6 Porque Iavé te chamou como a mulher desamparada e triste de espírito; como a mulher da mocidade, que fora repudiada, diz o teu Deus:</text:p>
        <text:p text:style-name="P4">7 Por um breve momento te deixei, mas com grande compaixão te recolherei;</text:p>
        <text:p text:style-name="P4">8 num ímpeto de indignação escondi de ti por um momento o meu rosto; mas com benignidade eterna me compadecerei de ti, diz Iavé, o teu Redentor.</text:p>
        <text:p text:style-name="P4">9 Porque isso será para mim como as águas de Noé; como jurei que as águas de Noé não inundariam mais a terra, assim também jurei que não me irarei mais contra ti, nem te repreenderei.</text:p>
        <text:p text:style-name="P4">10 Pois as montanhas se retirarão, e os outeiros serão removidos; porém a minha benignidade não se apartará de ti, nem será removido ao pacto da minha paz, diz Iavé, que se compadece de ti.</text:p>
        <text:p text:style-name="P4">11 e aflita arrojada com a tormenta e desconsolada eis que eu assentarei as tuas pedras com antimônio, e lançarei os teus alicerces com safiras.</text:p>
        <text:p text:style-name="P4">12 Farei os teus baluartes de rubis, e as tuas portas de carbúnculos, e toda a tua muralha de pedras preciosas.</text:p>
        <text:p text:style-name="P4">13 E todos os teus filhos serão ensinados de Iavé; e a paz de teus filhos será abundante.</text:p>
        <text:p text:style-name="P4">14 Com justiça serás estabelecida; estarás longe da opressão, porque já não temerás; e também do terror, porque a ti não chegará.</text:p>
        <text:p text:style-name="P4">15 Eis que embora se levantem contendas, isso não será por mim; todos os que contenderem contigo, por causa de ti cairão.</text:p>
        <text:p text:style-name="P4">16 Eis que eu criei o ferreiro, que assopra o fogo de brasas, e que produz a ferramenta para a sua obra; também criei o assolador, para destruir.</text:p>
        <text:p text:style-name="P4">17 Não prosperará nenhuma arma forjada contra ti; e toda língua que se levantar contra ti em juízo, tu a condenarás; esta é a herança dos servos de Iavé, e a sua justificação que de mim procede, diz Iavé.</text:p>
      </text:section>
      <text:section text:style-name="Sect1" text:name="Seção597">
        <text:h text:style-name="P1" text:outline-level="2"><text:bookmark text:name="cap551"/>ISAÍAS-[Capítulo 55]</text:h>
        <text:p text:style-name="P4">1 Ó vós, todos os que tendes sede, vinde às águas, e os que não tendes dinheiro, vinde, comprai, e comei; sim, vinde e comprai, sem dinheiro e sem preço, vinho e leite.</text:p>
        <text:p text:style-name="P4">2 Por que gastais o dinheiro naquilo que não é pão! e o produto do vosso trabalho naquilo que não pode satisfazer? ouvi-me atentamente, e comei o que é bom, e deleitai-vos com a gordura.</text:p>
        <text:p text:style-name="P4">3 Inclinai os vossos ouvidos, e vinde a mim; ouvi, e a vossa alma viverá; porque convosco farei um pacto perpétuo, dando-vos as firmes beneficências prometidas a Davi.</text:p>
        <text:p text:style-name="P4">4 Eis que eu o dei como testemunha aos povos, como príncipe e governador dos povos.</text:p>
        <text:p text:style-name="P4"><text:soft-page-break/>5 Eis que chamarás a uma nação que não conheces, e uma nação que nunca te conheceu a ti correrá, por amorde Iavé seu Deus, e do Santo de Israel; porque ele te glorificou.</text:p>
        <text:p text:style-name="P4">6 Buscai a Iavé enquanto se pode achar, invocai-o enquanto está perto.</text:p>
        <text:p text:style-name="P4">7 Deixe o ímpio o seu caminho, e o homem maligno os seus pensamentos; volte-se a Iavé, que se compadecerá dele; e para o nosso Deus, porque é generoso em perdoar.</text:p>
        <text:p text:style-name="P4">8 Porque os meus pensamentos não são os vossos pensamentos, nem os vossos caminhos os meus caminhos, diz Iavé.</text:p>
        <text:p text:style-name="P4">9 Porque, assim como o céu é mais alto do que a terra, assim são os meus caminhos mais altos do que os vossos caminhos, e os meus pensamentos mais altos do que os vossos pensamentos.</text:p>
        <text:p text:style-name="P4">10 Porque, assim como a chuva e a neve descem dos céus e para lá não tornam, mas regam a terra, e a fazem produzir e brotar, para que dê semente ao semeador, e pão ao que come,</text:p>
        <text:p text:style-name="P4">11 assim será a palavra que sair da minha boca: ela não voltará para mim vazia, antes fará o que me apraz, e prosperará naquilo para que a enviei.</text:p>
        <text:p text:style-name="P4">12 Pois com alegria saireis, e em paz sereis guiados; os montes e os outeiros romperão em cânticos diante de vós, e todas as árvores de campo baterão palmas.</text:p>
        <text:p text:style-name="P4">13 Em lugar do espinheiro crescerá a faia, e em lugar da sarça crescerá a murta; o que será para Iavé por nome, por sinal eterno, que nunca se apagará.</text:p>
      </text:section>
      <text:section text:style-name="Sect1" text:name="Seção598">
        <text:h text:style-name="P1" text:outline-level="2"><text:bookmark text:name="cap561"/>ISAÍAS-[Capítulo 56]</text:h>
        <text:p text:style-name="P4">1 Assim diz Iavé: Mantende a retidão, e fazei justiça; porque a minha salvação está prestes a vir, e a minha justiça a manifestar-se.</text:p>
        <text:p text:style-name="P4">2 Bem-aventurado o homem que fizer isto, e o filho do homem que lançar mão disto: que se abstém de profanar o sábado, e guarda a sua mão de cometer o mal.</text:p>
        <text:p text:style-name="P4">3 E não fale o estrangeiro, que se houver unido a Iavé, dizendo: Certamente Iavé me separará do seu povo; nem tampouco diga o eunuco: Eis que eu sou uma árvore seca.</text:p>
        <text:p text:style-name="P4">4 Pois assim diz Iavé a respeito dos eunucos que guardam os meus sábados, e escolhem as coisas que me agradam, e abraçam o meu pacto:</text:p>
        <text:p text:style-name="P4">5 Dar-lhes-ei na minha casa e dentro dos meus muros um memorial e um nome melhor do que o de filhos e filhas; um nome eterno darei a cada um deles, que nunca se apagará.</text:p>
        <text:p text:style-name="P4">6 E aos estrangeiros, que se unirem a Iavé, para o servirem, e para amarem o nome de Iavé, sendo deste modo servos seus, todos os que guardarem o sábado, não o profanando, e os que abraçarem o meu pacto,</text:p>
        <text:p text:style-name="P4">7 sim, a esses os levarei ao meu santo monte, e os alegrarei na minha casa de oração; os seus holocaustos e os seus sacrifícios serão aceitos no meu altar; porque a minha casa será chamada casa de oração para todos os povos.</text:p>
        <text:p text:style-name="P4">8 Assim diz Iavé Deus, que ajunta os dispersos de Israel: Ainda outros ajuntarei a ele, além dos que já se lhe ajuntaram.</text:p>
        <text:p text:style-name="P4">9 Vós, todos os animais do campo, todos os animais do bosque, vinde comer.</text:p>
        <text:p text:style-name="P4">10 Todos os seus atalaias são cegos, nada sabem; todos são cães mudos, não podem ladrar; deitados, sonham e gostam de dormir.</text:p>
        <text:p text:style-name="P4">11 E estes cães são gulosos, nunca se podem fartar; e eles são pastores que nada compreendem; todos eles se tornam para o seu caminho, cada um para a sua ganância, todos sem exceção.</text:p>
        <text:p text:style-name="P4"><text:soft-page-break/>12 Vinde, dizem, trarei vinho, e nos encheremos de bebida forte; e o dia de amanhã será como hoje, ou ainda mais festivo.</text:p>
      </text:section>
      <text:section text:style-name="Sect1" text:name="Seção599">
        <text:h text:style-name="P1" text:outline-level="2"><text:bookmark text:name="cap572"/>ISAÍAS-[Capítulo 57]</text:h>
        <text:p text:style-name="P4">1 Perece o justo, e não há quem se importe com isso; os homens compassivos são arrebatados, e não há ninguém que entenda. Pois o justo é arrebatado da calamidade,</text:p>
        <text:p text:style-name="P4">2 entra em paz; descansam nas suas camas todos os que andam na retidão.</text:p>
        <text:p text:style-name="P4">3 Mas chegai-vos aqui, vós os filhos da agoureira, linhagem do adúltero e da prostituta.</text:p>
        <text:p text:style-name="P4">4 De quem fazeis escárnio? Contra quem escancarais a boca, e deitais para fora a língua? Porventura não sois vós filhos da transgressão, estirpe da falsidade,</text:p>
        <text:p text:style-name="P4">5 que vos inflamais junto aos terebintos, debaixo de toda árvore verde, e sacrificais os filhos nos vales, debaixo das fendas dos penhascos?</text:p>
        <text:p text:style-name="P4">6 Por entre as pedras lisas do vale está o teu quinhão; estas, estas são a tua sorte; também a estas derramaste a tua libação e lhes ofereceste uma oblação. Contentar-me-ia com estas coisas?</text:p>
        <text:p text:style-name="P4">7 sobre um monte alto e levantado puseste a tua cama; e lá subiste para oferecer sacrifícios.</text:p>
        <text:p text:style-name="P4">8 Detrás das portas e dos umbrais colocaste o teu memorial; pois te descobriste a outro que não a mim, e subiste, e alargaste a tua cama; e fizeste para ti um pacto com eles; amaste a sua cama, onde quer que a viste.</text:p>
        <text:p text:style-name="P4">9 E foste ao rei com óleo, e multiplicaste os teus perfumes, e enviaste os teus embaixadores para longe, e te abateste até o Seol.</text:p>
        <text:p text:style-name="P4">10 Na tua comprida viagem te cansaste; contudo não disseste: Não há esperança; achaste com que renovar as tuas forças; por isso não enfraqueceste.</text:p>
        <text:p text:style-name="P4">11 Mas de quem tiveste receio ou medo, para que mentisses, e não te lembrasses de mim, nem te importasses? Não é porventura porque eu me calei, e isso há muito tempo, e não me temes?</text:p>
        <text:p text:style-name="P4">12 Eu publicarei essa justiça tua; e quanto às tuas obras, elas não te aproveitarão.</text:p>
        <text:p text:style-name="P4">13 Quando clamares, livrem-te os ídolos que ajuntaste; mas o vento a todos levará, e um assopro os arrebatará; mas o que confia em mim possuirá a terra, e herdarão o meu santo monte.</text:p>
        <text:p text:style-name="P4">14 E dir-se-á: Aplanai, aplanai, preparai e caminho, tirai os tropeços do caminho do meu povo.</text:p>
        <text:p text:style-name="P4">15 Porque assim diz o Alto e o Excelso, que habita na eternidade e cujo nome é santo: Num alto e santo lugar habito, e também com o contrito e humilde de espírito, para vivificar o espírito dos humildes, e para vivificar o coração dos contritos.</text:p>
        <text:p text:style-name="P4">16 Pois eu não contenderei para sempre, nem continuamente ficarei irado; porque de mim procede o espírito, bem como o fôlego da vida que eu criei.</text:p>
        <text:p text:style-name="P4">17 Por causa da iniqüidade da sua avareza me indignei e o feri; escondi-me, e indignei-me; mas, rebelando-se, ele seguiu o caminho do seu coração.</text:p>
        <text:p text:style-name="P4">18 Tenho visto os seus caminhos, mas eu o sararei; também o guiarei, e tornarei a dar-lhe consolação, a ele e aos que o pranteiam.</text:p>
        <text:p text:style-name="P4">19 Eu crio o fruto dos lábios; paz, paz, para o que está longe, e para o que está perto diz Iavé; e eu o sararei.</text:p>
        <text:p text:style-name="P4">20 Mas os ímpios são como o mar agitado; pois não pode estar quieto, e as suas águas lançam de si lama e lodo.</text:p>
        <text:p text:style-name="P4"><text:soft-page-break/>21 Não há paz para os ímpios, diz o meu Deus.</text:p>
      </text:section>
      <text:section text:style-name="Sect1" text:name="Seção600">
        <text:h text:style-name="P1" text:outline-level="2"><text:bookmark text:name="cap581"/>ISAÍAS-[Capítulo 58]</text:h>
        <text:p text:style-name="P4">1 Clama em alta voz, não te detenhas, levanta a tua voz como a trombeta e anuncia ao meu povo a sua transgressão, e à casa de Jacó os seus pecados.</text:p>
        <text:p text:style-name="P4">2 Todavia me procuram cada dia, tomam prazer em saber os meus caminhos; como se fossem um povo que praticasse a justiça e não tivesse abandonado a ordenança do seu Deus, pedem-me juízos retos, têm prazer em se chegar a Deus!,</text:p>
        <text:p text:style-name="P4">3 Por que temos nós jejuado, dizem eles, e tu não atentas para isso? por que temos afligido as nossas almas, e tu não o sabes? Eis que no dia em que jejuais, prosseguis nas vossas empresas, e exigis que se façam todos os vossos trabalhos.</text:p>
        <text:p text:style-name="P4">4 Eis que para contendas e rixas jejuais, e para ferirdes com punho iníquo! Jejuando vós assim como hoje, a vossa voz não se fara ouvir no alto.</text:p>
        <text:p text:style-name="P4">5 Seria esse o jejum que eu escolhi? o dia em que o homem aflija a sua alma? Consiste porventura, em inclinar o homem a cabeça como junco e em estender debaixo de si saco e cinza? chamarias tu a isso jejum e dia aceitável a Iavé?</text:p>
        <text:p text:style-name="P4">6 Acaso não é este o jejum que escolhi? que soltes as ligaduras da impiedade, que desfaças as ataduras do jugo? e que deixes ir livres os oprimidos, e despedaces todo jugo?</text:p>
        <text:p text:style-name="P4">7 Porventura não é também que repartas o teu pão com o faminto, e recolhas em casa os pobres desamparados? que vendo o nu, o cubras, e não te escondas da tua carne?</text:p>
        <text:p text:style-name="P4">8 Então romperá a tua luz como a alva, e a tua cura apressadamente brotará. e a tua justiça irá adiante de ti; e a glória de Iavé será a tua retaguarda.</text:p>
        <text:p text:style-name="P4">9 Então clamarás, e Iavé te responderá; gritarás, e ele dirá: Eis-me aqui. Se tirares do meio de ti o jugo, o estender do dedo, e o falar iniquamente;</text:p>
        <text:p text:style-name="P4">10 e se abrires a tua alma ao faminto, e fartares o aflito; então a tua luz nascerá nas trevas, e a tua escuridão será como o meio dia.</text:p>
        <text:p text:style-name="P4">11 Iavé te guiará continuamente, e te fartará até em lugares áridos, e fortificará os teus ossos; serás como um jardim regado, e como um manancial, cujas águas nunca falham.</text:p>
        <text:p text:style-name="P4">12 E os que de ti procederem edificarão as ruínas antigas; e tu levantarás os fundamentos de muitas gerações; e serás chamado reparador da brecha, e restaurador de veredas para morar.</text:p>
        <text:p text:style-name="P4">13 Se desviares do sábado o teu pé, e deixares de prosseguir nas tuas empresas no meu santo dia; se ao sábado chamares deleitoso, ao santo dia de Iavé, digno de honra; se o honrares, não seguindo os teus caminhos, nem te ocupando nas tuas empresas, nem falando palavras vãs;</text:p>
        <text:p text:style-name="P4">14 então te deleitarás <text:span text:style-name="T2">em Iavé</text:span>, e eu te farei cavalgar sobre as alturas da terra, e te sustentarei com a herança de teu pai Jacó; porque a boca de Iavé o disse.</text:p>
      </text:section>
      <text:section text:style-name="Sect1" text:name="Seção601">
        <text:h text:style-name="P1" text:outline-level="2"><text:bookmark text:name="cap591"/>ISAÍAS-[Capítulo 59]</text:h>
        <text:p text:style-name="P4">1 Eis que a mão de Iavé não está encolhida, para que não possa salvar; nem surdo o seu ouvido, para que não possa ouvir;</text:p>
        <text:p text:style-name="P4">2 mas as vossas iniqüidades fazem separação entre vós e o vosso Deus; e os vossos pecados esconderam o seu rosto de vós, de modo que não vos ouça.</text:p>
        <text:p text:style-name="P4">3 Porque as vossas mãos estão contaminadas de sangue, e os vossos dedos de iniqüidade; os vossos lábios falam a mentira, a vossa língua pronuncia perversidade.</text:p>
        <text:p text:style-name="P4"><text:soft-page-break/>4 Ninguém há que invoque a justiça com retidão, nem há quem pleiteie com verdade; confiam na vaidade, e falam mentiras; concebem o mal, e dão à luz a iniqüidade.</text:p>
        <text:p text:style-name="P4">5 Chocam ovos de basiliscos, e tecem teias de aranha; o que comer dos ovos deles, morrerá; e do ovo que for pisado sairá uma víbora.</text:p>
        <text:p text:style-name="P4">6 As suas teias não prestam para vestidos; nem se poderão cobrir com o que fazem; as suas obras são obras de iniqüidade, e atos de violência há nas suas mãos.</text:p>
        <text:p text:style-name="P4">7 Os seus pés correm para o mal, e se apressam para derramarem o sangue inocente; os seus pensamentos são pensamentos de iniqüidade; a desolação e a destruiçao acham-se nas suas estradas.</text:p>
        <text:p text:style-name="P4">8 O caminho da paz eles não o conhecem, nem há justiça nos seus passos; fizeram para si veredas tortas; todo aquele que anda por elas não tem conhecimento da paz.</text:p>
        <text:p text:style-name="P4">9 Pelo que a justiça está longe de nós, e a retidão não nos alcança; esperamos pela luz, e eis que só há trevas; pelo resplendor, mas andamos em escuridão.</text:p>
        <text:p text:style-name="P4">10 Apalpamos as paredes como cegos; sim, como os que não têm olhos andamos apalpando; tropeçamos ao meio-dia como no crepúsculo, e entre os vivos somos como mortos.</text:p>
        <text:p text:style-name="P4">11 Todos nós bramamos como ursos, e andamos gemendo como pombas; esperamos a justiça, e ela não aparece; a salvação, e ela está longe de nós.</text:p>
        <text:p text:style-name="P4">12 Porque as nossas transgressões se multiplicaram perante ti, e os nossos pecados testificam contra nós; pois as nossas transgressões estão conosco, e conhecemos as nossas iniqüidades.</text:p>
        <text:p text:style-name="P4">13 transgredimos, e negamos Iavé, e nos desviamos de seguir após o nosso Deus; falamos a opressão e a rebelião, concebemos e proferimos do coração palavras de falsidade.</text:p>
        <text:p text:style-name="P4">14 Pelo que o direito se tornou atrás, e a justiça se pôs longe; porque a verdade anda tropeçando pelas ruas, e a eqüidade não pode entrar.</text:p>
        <text:p text:style-name="P4">15 Sim, a verdade desfalece; e quem se desvia do mal arrisca-se a ser despojado; e Iavé o viu, e desagradou-lhe o não haver justiça.</text:p>
        <text:p text:style-name="P4">16 E viu que ninguém havia, e maravilhou-se de que não houvesse um intercessor; pelo que o seu próprio braço lhe trouxe a salvação, e a sua própria justiça o susteve;</text:p>
        <text:p text:style-name="P4">17 vestiu-se de justiça, como de uma couraça, e pôs na cabeça o capacete da salvação; e por vestidura pôs sobre si vestes de vingança, e cobriu-se de zelo, como de um manto.</text:p>
        <text:p text:style-name="P4">18 Conforme forem as obras deles, assim será a sua retribuição, furor aos seus adversários, e recompensa aos seus inimigos; às ilhas dará ele a sua recompensa.</text:p>
        <text:p text:style-name="P4">19 Então temerão o nome de Iavé desde o poente, e a sua glória desde o nascente do sol; porque ele virá tal uma corrente impetuosa, que o assopro de Iavé impele.</text:p>
        <text:p text:style-name="P4">20 E virá um Redentor a Sião e aos que em Jacó se desviarem da transgressão, diz Iavé.</text:p>
        <text:p text:style-name="P4">21 Quanto a mim, este é o meu pacto com eles, diz Iavé: o meu Espírito, que está sobre ti, e as minhas palavras, que pus na tua boca, não se desviarão da tua boca, nem da boca dos teus filhos, nem da boca dos filhos dos teus filhos, diz Iavé, desde agora e para todo o sempre.</text:p>
      </text:section>
      <text:section text:style-name="Sect1" text:name="Seção602">
        <text:h text:style-name="P1" text:outline-level="2"><text:bookmark text:name="cap60"/>ISAÍAS-[Capítulo 60]</text:h>
        <text:p text:style-name="P4">1 Levanta-te, resplandece, porque é chegada a tua luz, e é nascida sobre ti a glória de Iavé.</text:p>
        <text:p text:style-name="P4"><text:soft-page-break/>2 Pois eis que as trevas cobrirão a terra, e a escuridão os povos; mas sobre ti Iavé virá surgindo, e a sua glória se verá sobre ti.</text:p>
        <text:p text:style-name="P4">3 E nações caminharão para a tua luz, e reis para o resplendor da tua aurora.</text:p>
        <text:p text:style-name="P4">4 Levanta em redor os teus olhos, e vê; todos estes se ajuntam, e vêm ter contigo; teus filhos vêm de longe, e tuas filhas se criarão a teu lado.</text:p>
        <text:p text:style-name="P4">5 Então o verás, e estarás radiante, e o teu coração estremecerá e se alegrará; porque a abundância do mar se tornará a ti, e as riquezas das nações a ti virão.</text:p>
        <text:p text:style-name="P4">6 A multidão de camelos te cobrirá, os dromedários de Midiã e Efá; todos os de Sabá, virão; trarão ouro e incenso, e publicarão os louvores de Iavé.</text:p>
        <text:p text:style-name="P4">7 Todos os rebanhos de Quedar se congregarão em ti, os carneiros de Nebaoite te servirão; com aceitação subirão ao meu altar, e eu glorificarei a casa da minha glória.</text:p>
        <text:p text:style-name="P4">8 Quem são estes que vêm voando como nuvens e como pombas para as suas janelas?</text:p>
        <text:p text:style-name="P4">9 Certamente as ilhas me aguardarão, e vêm primeiro os navios de Társis, para trazerem teus filhos de longe, e com eles a sua prata e o seu ouro, para o nomede Iavé seu Deus, e para o Santo de Israel, porquanto ele te glorificou.</text:p>
        <text:p text:style-name="P4">10 E estrangeiros edificarão os teus muros, e os seus reis te servirão; porque na minha ira te feri, mas na minha benignidade tive misericórdia de ti.</text:p>
        <text:p text:style-name="P4">11 As tuas portas estarão abertas de contínuo; nem de dia nem de noite se fecharão; para que te sejam trazidas as riquezas das nações, e conduzidos com elas os seus reis.</text:p>
        <text:p text:style-name="P4">12 Porque a nação e o reino que não te servirem perecerão; sim, essas nações serão de todo assoladas.</text:p>
        <text:p text:style-name="P4">13 A glória do Líbano virá a ti; a faia, o olmeiro, e o buxo conjuntamente, para ornarem o lugar do meu santuário; e farei glorioso o lugar em que assentam os meus pés.</text:p>
        <text:p text:style-name="P4">14 Também virão a ti, inclinando-se, os filhos dos que te oprimiram; e prostrar-se-ão junto às plantas dos teus pés todos os que te desprezaram; e chamar-te-ão a cidade de Iavé, a Sião do Santo de Israel.</text:p>
        <text:p text:style-name="P4">15 Ao invés de seres abandonada e odiada como eras, de sorte que ninguém por ti passava, far-te-ei uma excelência perpétua, uma alegria de geração em geração.</text:p>
        <text:p text:style-name="P4">16 E mamarás o leite das nações, e te alimentarás ao peito dos reis; assim saberás que eu sou Iavé, o teu Salvador, e o teu Redentor, o Poderoso de Jacó.</text:p>
        <text:p text:style-name="P4">17 Por bronze trarei ouro, por ferro trarei prata, por madeira bronze, e por pedras ferro; farei pacíficos os teus oficiais e justos os teus exatores.</text:p>
        <text:p text:style-name="P4">18 Não se ouvirá mais de violência na tua terra, de desolação ou destruição nos teus termos; mas aos teus muros chamarás Salvação, e às tuas portas Louvor.</text:p>
        <text:p text:style-name="P4">19 Não te servirá mais o sol para luz do dia, nem com o seu resplendor a lua te alumiará; mas Iavé será a tua luz perpétua, e o teu Deus a tua glória.</text:p>
        <text:p text:style-name="P4">20 Nunca mais se porá o teu sol, nem a tua lua minguará; porque Iavé será a tua luz perpétua, e acabados serão os dias do teu luto.</text:p>
        <text:p text:style-name="P4">21 E todos os do teu povo serão justos; para sempre herdarão a terra; serão renovos por mim plantados, obra das minhas mãos, para que eu seja glorificado.</text:p>
        <text:p text:style-name="P4">22 O mais pequeno virá a ser mil, e o mínimo uma nação forte; eu, Iavé, apressarei isso a seu tempo.</text:p>
      </text:section>
      <text:section text:style-name="Sect1" text:name="Seção603">
        <text:h text:style-name="P1" text:outline-level="2"><text:bookmark text:name="cap617"/>ISAÍAS-[Capítulo 61]</text:h>
        <text:p text:style-name="P4"><text:soft-page-break/>1 O Espíritode Iavé Deus está sobre mim, porque Iavé me ungiu para pregar boas-novas aos mansos; enviou-me a restaurar os contritos de coração, a proclamar liberdade aos cativos, e a abertura de prisão aos presos;</text:p>
        <text:p text:style-name="P4">2 a apregoar o ano aceitável de Iavé e o dia da vingança do nosso Deus; a consolar todos os tristes;</text:p>
        <text:p text:style-name="P4">3 a ordenar acerca dos que choram em Sião que se lhes dê uma grinalda em vez de cinzas, óleo de gozo em vez de pranto, vestidos de louvor em vez de espírito angustiado; a fim de que se chamem árvores de justiça, plantação de Iavé, para que ele seja glorificado.</text:p>
        <text:p text:style-name="P4">4 E eles edificarão as antigas ruínas, levantarão as desolações de outrora, e restaurarão as cidades assoladas, as desolações de muitas gerações.</text:p>
        <text:p text:style-name="P4">5 E haverá estrangeiros, que apascentarão os vossos rebanhos; e estranhos serão os vossos lavradores e os vossos vinheiros.</text:p>
        <text:p text:style-name="P4">6 Mas vós sereis chamados sacerdotes de Iavé, e vos chamarão ministros de nosso Deus; comereis as riquezas das nações, e na sua glória vos gloriareis.</text:p>
        <text:p text:style-name="P4">7 Em lugar da vossa vergonha, haveis de ter dupla honra; e em lugar de vergonha exultareis na vossa porção; por isso na sua terra possuirão o dobro, e terão perpétua alegria.</text:p>
        <text:p text:style-name="P4">8 Pois eu, Iavé, amo o juízo, aborreço o roubo e toda injustiça; fielmente lhes darei sua recompensa, e farei com eles um pacto eterno.</text:p>
        <text:p text:style-name="P4">9 E a sua posteridade será conhecida entre as nações, e os seus descendentes no meio dos povos; todos quantos os virem os reconhecerão como descendência bendita de Iavé.</text:p>
        <text:p text:style-name="P4">10 Regozijar-me-ei muito <text:span text:style-name="T2">em Iavé</text:span>, a minha alma se alegrará no meu Deus, porque me vestiu de vestes de salvação, cobriu-me com o manto de justiça, como noivo que se adorna com uma grinalda, e como noiva que se enfeita com as suas jóias.</text:p>
        <text:p text:style-name="P4">11 Porque, como a terra produz os seus renovos, e como o horto faz brotar o que nele se semeia, assim Iavé Deus fará brotar a justiça e o louvor perante todas as nações.</text:p>
      </text:section>
      <text:section text:style-name="Sect1" text:name="Seção604">
        <text:h text:style-name="P1" text:outline-level="2"><text:bookmark text:name="cap621"/>ISAÍAS-[Capítulo 62]</text:h>
        <text:p text:style-name="P4">1 Por amor de Sião não me calarei, e por amor de Jerusalém não descansarei, até que saia a sua justiça como um resplendor, e a sua salvação como uma tocha acesa.</text:p>
        <text:p text:style-name="P4">2 E as nações verão a tua justiça, e todos os reis a tua glória; e chamar-te-ão por um nome novo, que a boca de Iavé designará.</text:p>
        <text:p text:style-name="P4">3 Também serás uma coroa de adorno na mão de Iavé, e um diadema real na mão do teu Deus.</text:p>
        <text:p text:style-name="P4">4 Nunca mais te chamarão: Desamparada, nem a tua terra se denominará Desolada; mas chamar-te-ão Hefzibá, e à tua terra Beulá; porque Iavé se agrada de ti; e a tua terra se casará.</text:p>
        <text:p text:style-name="P4">5 Pois como o mancebo se casa com a donzela, assim teus filhos se casarão contigo; e, como o noivo se alegra da noiva, assim se alegrará de ti o teu Deus</text:p>
        <text:p text:style-name="P4">6 e Jerusalém, sobre os teus muros pus atalaias, que não se calarão nem de dia, nem de noite; ó vós, os que fazeis lembrar a Iavé, não descanseis,</text:p>
        <text:p text:style-name="P4">7 e não lhe deis a ele descanso até que estabeleça Jerusalém e a ponha por objeto de louvor na terra.</text:p>
        <text:p text:style-name="P4">8 Jurou Iavé pela sua mão direita, e pelo braço da sua força: Nunca mais darei de comer o teu trigo aos teus inimigos, nem os estrangeiros beberão o teu mosto, em que trabalhaste.</text:p>
        <text:p text:style-name="P4"><text:soft-page-break/>9 Mas os que o ajuntarem o comerão, e louvarão a Iavé; e os que o colherem o beberão nos átrios do meu santuário.</text:p>
        <text:p text:style-name="P4">10 Passai, passai pelas portas; preparai o caminho ao povo; aplanai, aplanai a estrada, limpai-a das pedras; arvorai a bandeira aos povos.</text:p>
        <text:p text:style-name="P4">11 Eis que Iavé proclamou até as extremidades da terra: Dizei à filha de Sião: Eis que vem o teu Salvador; eis que com ele vem o seu galardão, e a sua recompensa diante dele.</text:p>
        <text:p text:style-name="P4">12 E chamar-lhes-ão: Povo santo, remidos de Iavé; e tu serás chamada Procurada, cidade não desamparada.</text:p>
      </text:section>
      <text:section text:style-name="Sect1" text:name="Seção605">
        <text:h text:style-name="P1" text:outline-level="2"><text:bookmark text:name="cap631"/>ISAÍAS-[Capítulo 63]</text:h>
        <text:p text:style-name="P4">1 Quem é este, que vem de Edom, de Bozra, com vestiduras tintas de escarlate? este que é glorioso no seu traje, que marcha na plenitude da sua força? Sou eu, que falo em justiça, poderoso para salvar.</text:p>
        <text:p text:style-name="P4">2 Por que está vermelha a tua vestidura, e as tuas vestes como as daquele que pisa no lagar?</text:p>
        <text:p text:style-name="P4">3 Eu sozinho pisei no lagar, e dos povos ninguém houve comigo; eu os pisei na minha ira, e os esmaguei no meu furor, e o seu sangue salpicou as minhas vestes, e manchei toda a minha vestidura.</text:p>
        <text:p text:style-name="P4">4 Porque o dia da vingança estava no meu coração, e o ano dos meus remidos é chegado.</text:p>
        <text:p text:style-name="P4">5 Olhei, mas não havia quem me ajudasse; e admirei-me de não haver quem me sustivesse; pelo que o meu próprio braço me trouxe a vitória; e o meu furor é que me susteve.</text:p>
        <text:p text:style-name="P4">6 Pisei os povos na minha ira, e os embriaguei no meu furor; e derramei sobre a terra o seu sangue.</text:p>
        <text:p text:style-name="P4">7 Celebrarei as benignidades de Iavé, e os louvores de Iavé, consoante tudo o que Iavé nos tem concedido, e a grande bondade para com a casa de Israel, bondade que ele lhes tem concedido segundo as suas misericórdias, e segundo a multidão das suas benignidades.</text:p>
        <text:p text:style-name="P4">8 Porque dizia: Certamente eles são meu povo, filhos que não procederão com falsidade; assim ele se fez o seu Salvador.</text:p>
        <text:p text:style-name="P4">9 Em toda a angústia deles foi ele angustiado, e o anjo da sua presença os salvou; no seu amor, e na sua compaixão ele os remiu; e os tomou, e os carregou todos os dias da antigüidade.</text:p>
        <text:p text:style-name="P4">10 Eles, porém, se rebelaram, e contristaram o seu santo Espírito; pelo que se lhes tornou em inimigo, e ele mesmo pelejou contra eles.</text:p>
        <text:p text:style-name="P4">11 Todavia se lembrou dos dias da antigüidade, de Moisés, e do seu povo, dizendo: Onde está aquele que os fez subir do mar com os pastores do seu rebanho? Onde está o que pôs no meio deles o seu santo Espírito?</text:p>
        <text:p text:style-name="P4">12 Aquele que fez o seu braço glorioso andar à mão direita de Moisés? que fendeu as águas diante deles, para fazer para si um nome eterno?</text:p>
        <text:p text:style-name="P4">13 Aquele que os guiou pelos abismos, como a um cavalo no deserto, de modo que nunca tropeçaram?</text:p>
        <text:p text:style-name="P4">14 Como ao gado que desce ao vale, o Espírito de Iavé lhes deu descanso; assim guiaste o teu povo, para te fazeres um nome glorioso.</text:p>
        <text:p text:style-name="P4">15 Atenta lá dos céus e vê, lá da tua santa e gloriosa habitação; onde estão o teu zelo e as tuas obras poderosas? A ternura do teu coração e as tuas misericórdias para comigo estancaram.</text:p>
        <text:p text:style-name="P4"><text:soft-page-break/>16 Mas tu és nosso Pai, ainda que Abraão não nos conhece, e Israel não nos reconhece; tu, o Iavé, és nosso Pai; nosso Redentor desde a antigüidade é o teu nome.</text:p>
        <text:p text:style-name="P4">17 Por que, o Iavé, nos fazes errar dos teus caminhos? Por que endureces o nosso coração, para te não temermos? Faze voltar, por amor dos teus servos, as tribos da tua herança.</text:p>
        <text:p text:style-name="P4">18 Só por um pouco de tempo o teu santo povo a possuiu; os nossos adversários pisaram o teu santuário.</text:p>
        <text:p text:style-name="P4">19 Somos feitos como aqueles sobre quem tu nunca dominaste, e como os que nunca se chamaram pelo teu nome.</text:p>
      </text:section>
      <text:section text:style-name="Sect1" text:name="Seção606">
        <text:h text:style-name="P1" text:outline-level="2"><text:bookmark text:name="cap641"/>ISAÍAS-[Capítulo 64]</text:h>
        <text:p text:style-name="P4">1 Oh! se fendesses os céus, e descesses, e os montes tremessem à tua presença,</text:p>
        <text:p text:style-name="P4">2 como quando o fogo pega em acendalhas, e o fogo faz ferver a água, para fazeres notório o teu nome aos teus adversários, de sorte que à tua presença tremam as nações!</text:p>
        <text:p text:style-name="P4">3 Quando fazias coisas terríveis, que não esperávamos, descias, e os montes tremiam à tua presença.</text:p>
        <text:p text:style-name="P4">4 Porque desde a antigüidade não se ouviu, nem com ouvidos se percebeu, nem com os olhos se viu um Deus além de ti, que opera a favor daquele que por ele espera.</text:p>
        <text:p text:style-name="P4">5 Tu sais ao encontro daquele que, com alegria, pratica a justiça, daqueles que se lembram de ti nos teus caminhos. Eis que te iraste, porque pecamos; há muito tempo temos estado em pecados; acaso seremos salvos?</text:p>
        <text:p text:style-name="P4">6 Pois todos nós somos como o imundo, e todas as nossas justiças como trapo da imundícia; e todos nós murchamos como a folha, e as nossas iniqüidades, como o vento, nos arrebatam.</text:p>
        <text:p text:style-name="P4">7 E não há quem invoque o teu nome, que desperte, e te detenha; pois escondeste de nós o teu rosto e nos consumiste, por causa das nossas iniqüidades.</text:p>
        <text:p text:style-name="P4">8 Mas agora, o Iavé, tu és nosso Pai; nós somos o barro, e tu o nosso oleiro; e todos nós obra das tuas mãos.</text:p>
        <text:p text:style-name="P4">9 Não te agastes tanto, o Iavé, nem perpetuamente te lembres da iniqüidade; olha, pois, nós te pedimos, todos nós somos o teu povo.</text:p>
        <text:p text:style-name="P4">10 As tuas santas cidades se tornaram em deserto, Sião está feita um ermo, Jerusalém uma desolação.</text:p>
        <text:p text:style-name="P4">11 A nossa santa e gloriosa casa, em que te louvavam nossos pais, foi queimada a fogo; e todos os nossos lugares aprazíveis se tornaram em ruínas.</text:p>
        <text:p text:style-name="P4">12 Acaso conter-te-ás tu ainda sobre estas calamidades, o Iavé? ficarás calado, e nos afligirás tanto?</text:p>
      </text:section>
      <text:section text:style-name="Sect1" text:name="Seção607">
        <text:h text:style-name="P1" text:outline-level="2"><text:bookmark text:name="cap651"/>ISAÍAS-[Capítulo 65]</text:h>
        <text:p text:style-name="P4">1 Tornei-me acessível aos que não perguntavam por mim; fui achado daqueles que não me buscavam. A uma nação que não se chamava do meu nome eu disse: Eis-me aqui, eis-me aqui.</text:p>
        <text:p text:style-name="P4">2 Estendi as minhas mãos o dia todo a um povo rebelde, que anda por um caminho que não é bom, após os seus próprios pensamentos;</text:p>
        <text:p text:style-name="P4">3 povo que de contínuo me provoca diante da minha face, sacrificando em jardins e queimando incenso sobre tijolos;</text:p>
        <text:p text:style-name="P4"><text:soft-page-break/>4 que se assenta entre as sepulturas, e passa as noites junto aos lugares secretos; que come carne de porco, achando-se caldo de coisas abomináveis nas suas vasilhas;</text:p>
        <text:p text:style-name="P4">5 e que dizem: Retira-te, e não te chegues a mim, porque sou mais santo do que tu. Estes são fumaça no meu nariz, um fogo que arde o dia todo.</text:p>
        <text:p text:style-name="P4">6 Eis que está escrito diante de mim: Não me calarei, mas eu pagarei, sim, deitar-lhes-ei a recompensa no seu seio;</text:p>
        <text:p text:style-name="P4">7 as suas iniqüidades, e juntamente as iniqüidades de seus pais, diz Iavé, os quais queimaram incenso nos montes, e me afrontaram nos outeiros; pelo que lhes tornarei a medir as suas obras antigas no seu seio.</text:p>
        <text:p text:style-name="P4">8 Assim diz Iavé: Como quando se acha mosto num cacho de uvas, e se diz: Não o desperdices, pois há bênção nele; assim farei por amor de meus servos, para que eu não os destrua a todos.</text:p>
        <text:p text:style-name="P4">9 E produzirei descendência a Jacó, e a Judá um herdeiro dos meus montes; e os meus escolhidos herdarão a terra e os meus servos nela habitarão.</text:p>
        <text:p text:style-name="P4">10 E Sarom servirá de pasto de rebanhos, e o vale de Acor de repouso de gado, para o meu povo, que me buscou.</text:p>
        <text:p text:style-name="P4">11 Mas a vós, os que vos apartais de Iavé, os que vos esqueceis do meu santo monte, os que preparais uma mesa para a fortuna, e que misturais vinho para o Destino</text:p>
        <text:p text:style-name="P4">12 também vos destinarei à espada, e todos vos encurvareis à matança; porque quando chamei, não respondestes; quando falei, não ouvistes, mas fizestes o que era mau aos meus olhos, e escolhestes aquilo em que eu não tinha prazer.</text:p>
        <text:p text:style-name="P4">13 Pelo que assim diz Iavé Deus: Eis que os meus servos comerão, mas vós padecereis fome; eis que os meus servos beberão, mas vós tereis sede; eis que os meus servos se alegrarão, mas vós vos envergonhareis;</text:p>
        <text:p text:style-name="P4">14 eis que os meus servos cantarão pela alegria de coração, mas vós chorareis pela tristeza de coração, e uivareis pela angústia de espírito.</text:p>
        <text:p text:style-name="P4">15 E deixareis o vosso nome para maldição aos meus escolhidos; e Iavé Deus vos matará, mas a seus servos chamará por outro nome.</text:p>
        <text:p text:style-name="P4">16 De sorte que aquele que se bendisser na terra será bendito no Deus da verdade; e aquele que jurar na terra, jurará pelo Deus da verdade; porque já estão esquecidas as angústias passadas, e estão escondidas dos meus olhos.</text:p>
        <text:p text:style-name="P4">17 Pois eis que eu crio novos céus e nova terra; e não haverá lembrança das coisas passadas, nem mais se recordarão:</text:p>
        <text:p text:style-name="P4">18 Mas alegrai-vos e regozijai-vos perpetuamente no que eu crio; porque crio para Jerusalém motivo de exultação e para o seu povo motivo de gozo.</text:p>
        <text:p text:style-name="P4">19 E exultarei em Jerusalém, e folgarei no meu povo; e nunca mais se ouvirá nela voz de choro nem voz de clamor.</text:p>
        <text:p text:style-name="P4">20 Não haverá mais nela criança de poucos dias, nem velho que não tenha cumprido os seus dias; porque o menino morrerá de cem anos; mas o pecador de cem anos será amaldiçoado.</text:p>
        <text:p text:style-name="P4">21 E eles edificarão casas, e as habitarão; e plantarão vinhas, e comerão o fruto delas.</text:p>
        <text:p text:style-name="P4">22 Não edificarão para que outros habitem; não plantarão para que outros comam; porque os dias do meu povo serão como os dias da árvore, e os meus escolhidos gozarão por longo tempo das obras das suas mãos:</text:p>
        <text:p text:style-name="P4">23 Não trabalharão debalde, nem terão filhos para calamidade; porque serão a descendência dos benditos de Iavé, e os seus descendentes estarão com eles.</text:p>
        <text:p text:style-name="P4"><text:soft-page-break/>24 E acontecerá que, antes de clamarem eles, eu responderei; e estando eles ainda falando, eu os ouvirei.</text:p>
        <text:p text:style-name="P4">25 O lobo e o cordeiro juntos se apascentarão, o leão comerá palha como o boi; e pó será a comida da serpente. Não farão mal nem dano algum em todo o meu santo monte, diz Iavé.</text:p>
      </text:section>
      <text:h text:style-name="P1" text:outline-level="2"><text:bookmark text:name="cap661"/>ISAÍAS-[Capítulo 66]</text:h>
      <text:p text:style-name="P4">1 Assim diz Iavé: O céu é o meu trono, e a terra o escabelo dos meus pés. Que casa me edificaríeis vós? e que lugar seria o do meu descanso?</text:p>
      <text:p text:style-name="P4">2 A minha mão fez todas essas coisas, e assim todas elas vieram a existir, diz Iavé; mas eis para quem olharei: para o humilde e contrito de espírito, que treme da minha palavra.</text:p>
      <text:p text:style-name="P4">3 Quem mata um boi é como o que tira a vida a um homem; quem sacrifica um cordeiro, como o que quebra o pescoço a um cão; quem oferece uma oblação, como o que oferece sangue de porco; quem queima incenso, como o que bendiz a um ídolo. Porquanto eles escolheram os seus próprios caminhos, e tomam prazer nas suas abominações,</text:p>
      <text:p text:style-name="P4">4 também eu escolherei as suas aflições, farei vir sobre eles aquilo que temiam; porque quando clamei, ninguém respondeu; quando falei, eles não escutaram, mas fizeram o que era mau aos meus olhos, e escolheram aquilo em que eu não tinha prazer.</text:p>
      <text:p text:style-name="P4">5 Ouvi a palavra de Iavé, os que tremeis da sua palavra: Vossos irmãos, que vos odeiam e que para longe vos lançam por causa do meu nome, disseram: Seja glorificado Iavé, para que vejamos a vossa alegria; mas eles serão confundidos.</text:p>
      <text:p text:style-name="P4">6 uma voz de grande tumulto vem da cidade, uma voz do templo, ei-la, a voz de Iavé, que dá a recompensa aos seus inimigos.</text:p>
      <text:p text:style-name="P4">7 Antes que estivesse de parto, deu à luz; antes que lhe viessem as dores, deu à luz um filho.</text:p>
      <text:p text:style-name="P4">8 Quem jamais ouviu tal coisa? quem viu coisas semelhantes? Poder-se-ia fazer nascer uma terra num só dia? nasceria uma nação de uma só vez? Mas logo que Sião esteve de parto, deu à luz seus filhos.</text:p>
      <text:p text:style-name="P4">9 Acaso farei eu abrir a madre, e não farei nascer? diz Iavé. Acaso eu que faço nascer, fecharei a madre? diz o teu Deus.</text:p>
      <text:p text:style-name="P4">10 Regozijai-vos com Jerusalém, e alegrai-vos por ela, vós todos os que a amais; enchei-vos por ela de alegria, todos os que por ela pranteastes;</text:p>
      <text:p text:style-name="P4">11 para que mameis e vos farteis dos peitos das suas consolações; para que sugueis, e vos deleiteis com a abundância da sua glória.</text:p>
      <text:p text:style-name="P4">12 Pois assim diz Iavé: Eis que estenderei sobre ela a paz como um rio, e a glória das nações como um ribeiro que trasborda; então mamareis, ao colo vos trarão, e sobre os joelhos vos afagarão.</text:p>
      <text:p text:style-name="P4">13 Como alguém a quem consola sua mãe, assim eu vos consolarei; e em Jerusalém vós sereis consolados.</text:p>
      <text:p text:style-name="P4">14 Isso vereis e alegrar-se-á o vosso coração, e os vossos ossos reverdecerão como a erva tenra; então a mão de Iavé será notória aos seus servos, e ele se indignará contra os seus inimigos.</text:p>
      <text:p text:style-name="P4">15 Pois, eis que Iavé virá com fogo, e os seus carros serão como o torvelinho, para retribuir a sua ira com furor, e a sua repreensão com chamas de fogo.</text:p>
      <text:p text:style-name="P4">16 Porque com fogo e com a sua espada entrará Iavé em juízo com toda a carne; e os que forem mortos pel Iavé serão muitos.</text:p>
      <text:p text:style-name="P4"><text:soft-page-break/>17 Os que se santificam, e se purificam para entrar nos jardins após uma deusa que está no meio, os que comem da carne de porco, e da abominação, e do rato, esses todos serão consumidos, diz Iavé.</text:p>
      <text:p text:style-name="P4">18 Pois eu conheço as suas obras e os seus pensamentos; vem o dia em que ajuntarei todas as nações e línguas; e elas virão, e verão a minha glória.</text:p>
      <text:p text:style-name="P4">19 Porei entre elas um sinal, e os que dali escaparem, eu os enviarei às nações, a Társis, Pul, e Lude, povos que atiram com o arco, a Tubal e Javã, até as ilhas de mais longe, que não ouviram a min<text:span text:style-name="T3">h</text:span>a fama, nem viram a minha glória; e eles anunciarão entre as nações a minha glória.</text:p>
      <text:p text:style-name="P4">20 E trarão todos os vossos irmãos, dentre todas as nações, como oblação a Iavé; sobre cavalos, e em carros, e em liteiras, e sobre mulas, e sobre dromedários, os trarão ao meu santo monte, a Jerusalém, diz Iavé, como os filhos de Israel trazem as suas ofertas em vasos limpos à casa de Iavé.</text:p>
      <text:p text:style-name="P4">21 E também deles tomarei alguns para sacerdotes e para levitas, diz Iavé.</text:p>
      <text:p text:style-name="P4">22 Pois, como os novos céus e a nova terra, que hei de fazer, durarão diante de mim, diz Iavé, assim durará a vossa posteridade e o vosso nome.</text:p>
      <text:p text:style-name="P4">23 E acontecerá que desde uma lua nova até a outra, e desde um sábado até o outro, virá toda a carne a adorar perante mim, diz Iavé.</text:p>
      <text:p text:style-name="P4">24 E sairão, e verão os cadáveres dos homens que transgrediram contra mim; porque o seu verme nunca morrerá, nem o seu fogo se apagará; e eles serão um horror para toda a car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55cm" fo:margin-bottom="0.055cm" loext:contextual-spacing="false" style:line-height-at-least="0.018cm"/>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4:53:10.317465301</meta:creation-date>
    <dc:date>2023-07-25T14:55:55.349695168</dc:date>
    <meta:editing-duration>PT2M44S</meta:editing-duration>
    <meta:editing-cycles>2</meta:editing-cycles>
    <meta:generator>LibreOffice/6.0.3.2$Linux_X86_64 LibreOffice_project/00m0$Build-2</meta:generator>
    <meta:document-statistic meta:table-count="0" meta:image-count="0" meta:object-count="0" meta:page-count="62" meta:paragraph-count="1358" meta:word-count="34477" meta:character-count="182677" meta:non-whitespace-character-count="149556"/>
  </office:meta>
</office:document-meta>
</file>